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44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9-03-03_08:03_splitted_all_species_images" table:style-name="ta1">
        <table:shapes>
          <draw:frame draw:z-index="0" draw:style-name="gr1" draw:text-style-name="P1" svg:width="321.08mm" svg:height="232.15mm" svg:x="146.39mm" svg:y="5.58mm">
            <loext:p draw:notify-on-update-of-ranges="'2019-03-03_08:03_splitted_all_species_images'.E2:'2019-03-03_08:03_splitted_all_species_images'.E2720 '2019-03-03_08:03_splitted_all_species_images'.B2:'2019-03-03_08:03_splitted_all_species_images'.B27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 size</text:p>
          </table:table-cell>
          <table:table-cell office:value-type="string" calcext:value-type="string">
            <text:p>val size</text:p>
          </table:table-cell>
          <table:table-cell office:value-type="string" calcext:value-type="string">
            <text:p>val n_correct</text:p>
          </table:table-cell>
          <table:table-cell office:value-type="string" calcext:value-type="string">
            <text:p>val accuracy</text:p>
          </table:table-cell>
        </table:table-row>
        <table:table-row table:style-name="ro1">
          <table:table-cell office:value-type="string" calcext:value-type="string">
            <text:p>Siganus spinus</text:p>
          </table:table-cell>
          <table:table-cell office:value-type="float" office:value="461" calcext:value-type="float">
            <text:p>461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61.818" calcext:value-type="float">
            <text:p>61.818</text:p>
          </table:table-cell>
        </table:table-row>
        <table:table-row table:style-name="ro1">
          <table:table-cell office:value-type="string" calcext:value-type="string">
            <text:p>Anthias anthias</text:p>
          </table:table-cell>
          <table:table-cell office:value-type="float" office:value="455" calcext:value-type="float">
            <text:p>455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85.455" calcext:value-type="float">
            <text:p>85.455</text:p>
          </table:table-cell>
        </table:table-row>
        <table:table-row table:style-name="ro1">
          <table:table-cell office:value-type="string" calcext:value-type="string">
            <text:p>Lutjanus argentimaculatus</text:p>
          </table:table-cell>
          <table:table-cell office:value-type="float" office:value="405" calcext:value-type="float">
            <text:p>405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5.833" calcext:value-type="float">
            <text:p>45.833</text:p>
          </table:table-cell>
        </table:table-row>
        <table:table-row table:style-name="ro1">
          <table:table-cell office:value-type="string" calcext:value-type="string">
            <text:p>Pomatomus saltatrix</text:p>
          </table:table-cell>
          <table:table-cell office:value-type="float" office:value="402" calcext:value-type="float">
            <text:p>402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5.532" calcext:value-type="float">
            <text:p>25.532</text:p>
          </table:table-cell>
        </table:table-row>
        <table:table-row table:style-name="ro1">
          <table:table-cell office:value-type="string" calcext:value-type="string">
            <text:p>Balistoides viridescens</text:p>
          </table:table-cell>
          <table:table-cell office:value-type="float" office:value="398" calcext:value-type="float">
            <text:p>39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87.234" calcext:value-type="float">
            <text:p>87.234</text:p>
          </table:table-cell>
        </table:table-row>
        <table:table-row table:style-name="ro1">
          <table:table-cell office:value-type="string" calcext:value-type="string">
            <text:p>Balistapus undulatus</text:p>
          </table:table-cell>
          <table:table-cell office:value-type="float" office:value="396" calcext:value-type="float">
            <text:p>396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82.609" calcext:value-type="float">
            <text:p>82.609</text:p>
          </table:table-cell>
        </table:table-row>
        <table:table-row table:style-name="ro1">
          <table:table-cell office:value-type="string" calcext:value-type="string">
            <text:p>Bolbometopon muricatum</text:p>
          </table:table-cell>
          <table:table-cell office:value-type="float" office:value="394" calcext:value-type="float">
            <text:p>39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86.957" calcext:value-type="float">
            <text:p>86.957</text:p>
          </table:table-cell>
        </table:table-row>
        <table:table-row table:style-name="ro1">
          <table:table-cell office:value-type="string" calcext:value-type="string">
            <text:p>Caranx sexfasciatus</text:p>
          </table:table-cell>
          <table:table-cell office:value-type="float" office:value="390" calcext:value-type="float">
            <text:p>390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78.261" calcext:value-type="float">
            <text:p>78.261</text:p>
          </table:table-cell>
        </table:table-row>
        <table:table-row table:style-name="ro1">
          <table:table-cell office:value-type="string" calcext:value-type="string">
            <text:p>Sphyraena barracuda</text:p>
          </table:table-cell>
          <table:table-cell office:value-type="float" office:value="376" calcext:value-type="float">
            <text:p>376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63.636" calcext:value-type="float">
            <text:p>63.636</text:p>
          </table:table-cell>
        </table:table-row>
        <table:table-row table:style-name="ro1">
          <table:table-cell office:value-type="string" calcext:value-type="string">
            <text:p>Coryphaena hippurus</text:p>
          </table:table-cell>
          <table:table-cell office:value-type="float" office:value="367" calcext:value-type="float">
            <text:p>367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83.721" calcext:value-type="float">
            <text:p>83.721</text:p>
          </table:table-cell>
        </table:table-row>
        <table:table-row table:style-name="ro1">
          <table:table-cell office:value-type="string" calcext:value-type="string">
            <text:p>Epinephelus malabaricus</text:p>
          </table:table-cell>
          <table:table-cell office:value-type="float" office:value="366" calcext:value-type="float">
            <text:p>366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4.884" calcext:value-type="float">
            <text:p>34.884</text:p>
          </table:table-cell>
        </table:table-row>
        <table:table-row table:style-name="ro1">
          <table:table-cell office:value-type="string" calcext:value-type="string">
            <text:p>Caranx ignoblis</text:p>
          </table:table-cell>
          <table:table-cell office:value-type="float" office:value="353" calcext:value-type="float">
            <text:p>35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othus podas</text:p>
          </table:table-cell>
          <table:table-cell office:value-type="float" office:value="349" calcext:value-type="float">
            <text:p>349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7.619" calcext:value-type="float">
            <text:p>47.619</text:p>
          </table:table-cell>
        </table:table-row>
        <table:table-row table:style-name="ro1">
          <table:table-cell office:value-type="string" calcext:value-type="string">
            <text:p>Seriola dumerili</text:p>
          </table:table-cell>
          <table:table-cell office:value-type="float" office:value="339" calcext:value-type="float">
            <text:p>339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3.902" calcext:value-type="float">
            <text:p>43.902</text:p>
          </table:table-cell>
        </table:table-row>
        <table:table-row table:style-name="ro1">
          <table:table-cell office:value-type="string" calcext:value-type="string">
            <text:p>Trachinotus blochii</text:p>
          </table:table-cell>
          <table:table-cell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2.632" calcext:value-type="float">
            <text:p>52.632</text:p>
          </table:table-cell>
        </table:table-row>
        <table:table-row table:style-name="ro1">
          <table:table-cell office:value-type="string" calcext:value-type="string">
            <text:p>Apogon imberbis</text:p>
          </table:table-cell>
          <table:table-cell office:value-type="float" office:value="331" calcext:value-type="float">
            <text:p>33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meca splendens</text:p>
          </table:table-cell>
          <table:table-cell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Acarichthys heckelii</text:p>
          </table:table-cell>
          <table:table-cell office:value-type="float" office:value="327" calcext:value-type="float">
            <text:p>32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76.923" calcext:value-type="float">
            <text:p>76.923</text:p>
          </table:table-cell>
        </table:table-row>
        <table:table-row table:style-name="ro1">
          <table:table-cell office:value-type="string" calcext:value-type="string">
            <text:p>Anyperodon leucogrammicus</text:p>
          </table:table-cell>
          <table:table-cell office:value-type="float" office:value="322" calcext:value-type="float">
            <text:p>322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4.737" calcext:value-type="float">
            <text:p>44.737</text:p>
          </table:table-cell>
        </table:table-row>
        <table:table-row table:style-name="ro1">
          <table:table-cell office:value-type="string" calcext:value-type="string">
            <text:p>Blicca bjoerkna</text:p>
          </table:table-cell>
          <table:table-cell office:value-type="float" office:value="322" calcext:value-type="float">
            <text:p>322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4.737" calcext:value-type="float">
            <text:p>44.737</text:p>
          </table:table-cell>
        </table:table-row>
        <table:table-row table:style-name="ro1">
          <table:table-cell office:value-type="string" calcext:value-type="string">
            <text:p>Balistes capriscus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55.263" calcext:value-type="float">
            <text:p>55.263</text:p>
          </table:table-cell>
        </table:table-row>
        <table:table-row table:style-name="ro1">
          <table:table-cell office:value-type="string" calcext:value-type="string">
            <text:p>Rachycentron canadum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63.158" calcext:value-type="float">
            <text:p>63.158</text:p>
          </table:table-cell>
        </table:table-row>
        <table:table-row table:style-name="ro1">
          <table:table-cell office:value-type="string" calcext:value-type="string">
            <text:p>Astatoreochromis alluaudi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60.526" calcext:value-type="float">
            <text:p>60.526</text:p>
          </table:table-cell>
        </table:table-row>
        <table:table-row table:style-name="ro1">
          <table:table-cell office:value-type="string" calcext:value-type="string">
            <text:p>Aulonocara jacobfreibergi</text:p>
          </table:table-cell>
          <table:table-cell office:value-type="float" office:value="314" calcext:value-type="float">
            <text:p>31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70.27" calcext:value-type="float">
            <text:p>70.27</text:p>
          </table:table-cell>
        </table:table-row>
        <table:table-row table:style-name="ro1">
          <table:table-cell office:value-type="string" calcext:value-type="string">
            <text:p>Thunnus albacares</text:p>
          </table:table-cell>
          <table:table-cell office:value-type="float" office:value="314" calcext:value-type="float">
            <text:p>31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2.973" calcext:value-type="float">
            <text:p>72.973</text:p>
          </table:table-cell>
        </table:table-row>
        <table:table-row table:style-name="ro1">
          <table:table-cell office:value-type="string" calcext:value-type="string">
            <text:p>Seriola rivoliana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8.947" calcext:value-type="float">
            <text:p>28.947</text:p>
          </table:table-cell>
        </table:table-row>
        <table:table-row table:style-name="ro1">
          <table:table-cell office:value-type="string" calcext:value-type="string">
            <text:p>Aluterus scriptus</text:p>
          </table:table-cell>
          <table:table-cell office:value-type="float" office:value="312" calcext:value-type="float">
            <text:p>31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75.676" calcext:value-type="float">
            <text:p>75.676</text:p>
          </table:table-cell>
        </table:table-row>
        <table:table-row table:style-name="ro1">
          <table:table-cell office:value-type="string" calcext:value-type="string">
            <text:p>Aulonocara stuartgranti</text:p>
          </table:table-cell>
          <table:table-cell office:value-type="float" office:value="310" calcext:value-type="float">
            <text:p>31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6.216" calcext:value-type="float">
            <text:p>16.216</text:p>
          </table:table-cell>
        </table:table-row>
        <table:table-row table:style-name="ro1">
          <table:table-cell office:value-type="string" calcext:value-type="string">
            <text:p>Seriola lalandi</text:p>
          </table:table-cell>
          <table:table-cell office:value-type="float" office:value="309" calcext:value-type="float">
            <text:p>30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54.054" calcext:value-type="float">
            <text:p>54.054</text:p>
          </table:table-cell>
        </table:table-row>
        <table:table-row table:style-name="ro1">
          <table:table-cell office:value-type="string" calcext:value-type="string">
            <text:p>Aulostomus chinensis</text:p>
          </table:table-cell>
          <table:table-cell office:value-type="float" office:value="305" calcext:value-type="float">
            <text:p>30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54.054" calcext:value-type="float">
            <text:p>54.054</text:p>
          </table:table-cell>
        </table:table-row>
        <table:table-row table:style-name="ro1">
          <table:table-cell office:value-type="string" calcext:value-type="string">
            <text:p>Atractosteus spatula</text:p>
          </table:table-cell>
          <table:table-cell office:value-type="float" office:value="304" calcext:value-type="float">
            <text:p>304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58.333" calcext:value-type="float">
            <text:p>58.333</text:p>
          </table:table-cell>
        </table:table-row>
        <table:table-row table:style-name="ro1">
          <table:table-cell office:value-type="string" calcext:value-type="string">
            <text:p>Mugil cephalus</text:p>
          </table:table-cell>
          <table:table-cell office:value-type="float" office:value="303" calcext:value-type="float">
            <text:p>303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69.444" calcext:value-type="float">
            <text:p>69.444</text:p>
          </table:table-cell>
        </table:table-row>
        <table:table-row table:style-name="ro1">
          <table:table-cell office:value-type="string" calcext:value-type="string">
            <text:p>Gnathanodon speciosus</text:p>
          </table:table-cell>
          <table:table-cell office:value-type="float" office:value="300" calcext:value-type="float">
            <text:p>30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58.333" calcext:value-type="float">
            <text:p>58.333</text:p>
          </table:table-cell>
        </table:table-row>
        <table:table-row table:style-name="ro1">
          <table:table-cell office:value-type="string" calcext:value-type="string">
            <text:p>Astatotilapia calliptera</text:p>
          </table:table-cell>
          <table:table-cell office:value-type="float" office:value="297" calcext:value-type="float">
            <text:p>297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6.111" calcext:value-type="float">
            <text:p>36.111</text:p>
          </table:table-cell>
        </table:table-row>
        <table:table-row table:style-name="ro1">
          <table:table-cell office:value-type="string" calcext:value-type="string">
            <text:p>Trachinotus baillonii</text:p>
          </table:table-cell>
          <table:table-cell office:value-type="float" office:value="297" calcext:value-type="float">
            <text:p>297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6.111" calcext:value-type="float">
            <text:p>36.111</text:p>
          </table:table-cell>
        </table:table-row>
        <table:table-row table:style-name="ro1">
          <table:table-cell office:value-type="string" calcext:value-type="string">
            <text:p>Balantiocheilos melanopterus</text:p>
          </table:table-cell>
          <table:table-cell office:value-type="float" office:value="296" calcext:value-type="float">
            <text:p>29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74.286" calcext:value-type="float">
            <text:p>74.286</text:p>
          </table:table-cell>
        </table:table-row>
        <table:table-row table:style-name="ro1">
          <table:table-cell office:value-type="string" calcext:value-type="string">
            <text:p>Platycephalus fuscus</text:p>
          </table:table-cell>
          <table:table-cell office:value-type="float" office:value="294" calcext:value-type="float">
            <text:p>29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2.857" calcext:value-type="float">
            <text:p>22.857</text:p>
          </table:table-cell>
        </table:table-row>
        <table:table-row table:style-name="ro1">
          <table:table-cell office:value-type="string" calcext:value-type="string">
            <text:p>Anisotremus virginicus</text:p>
          </table:table-cell>
          <table:table-cell office:value-type="float" office:value="291" calcext:value-type="float">
            <text:p>29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8.571" calcext:value-type="float">
            <text:p>48.571</text:p>
          </table:table-cell>
        </table:table-row>
        <table:table-row table:style-name="ro1">
          <table:table-cell office:value-type="string" calcext:value-type="string">
            <text:p>Aetobatus narinari</text:p>
          </table:table-cell>
          <table:table-cell office:value-type="float" office:value="290" calcext:value-type="float">
            <text:p>29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ristochromis christyi</text:p>
          </table:table-cell>
          <table:table-cell office:value-type="float" office:value="290" calcext:value-type="float">
            <text:p>29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anthurus sohal</text:p>
          </table:table-cell>
          <table:table-cell office:value-type="float" office:value="282" calcext:value-type="float">
            <text:p>28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75.758" calcext:value-type="float">
            <text:p>75.758</text:p>
          </table:table-cell>
        </table:table-row>
        <table:table-row table:style-name="ro1">
          <table:table-cell office:value-type="string" calcext:value-type="string">
            <text:p>Arothron hispidus</text:p>
          </table:table-cell>
          <table:table-cell office:value-type="float" office:value="282" calcext:value-type="float">
            <text:p>28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90.909" calcext:value-type="float">
            <text:p>90.909</text:p>
          </table:table-cell>
        </table:table-row>
        <table:table-row table:style-name="ro1">
          <table:table-cell office:value-type="string" calcext:value-type="string">
            <text:p>Barbonymus schwanenfeldii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58.824" calcext:value-type="float">
            <text:p>58.824</text:p>
          </table:table-cell>
        </table:table-row>
        <table:table-row table:style-name="ro1">
          <table:table-cell office:value-type="string" calcext:value-type="string">
            <text:p>Aulostomus maculatus</text:p>
          </table:table-cell>
          <table:table-cell office:value-type="float" office:value="281" calcext:value-type="float">
            <text:p>28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75.758" calcext:value-type="float">
            <text:p>75.758</text:p>
          </table:table-cell>
        </table:table-row>
        <table:table-row table:style-name="ro1">
          <table:table-cell office:value-type="string" calcext:value-type="string">
            <text:p>Platycephalus indicus</text:p>
          </table:table-cell>
          <table:table-cell office:value-type="float" office:value="281" calcext:value-type="float">
            <text:p>28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4.242" calcext:value-type="float">
            <text:p>24.242</text:p>
          </table:table-cell>
        </table:table-row>
        <table:table-row table:style-name="ro1">
          <table:table-cell office:value-type="string" calcext:value-type="string">
            <text:p>Aulonocara steveni</text:p>
          </table:table-cell>
          <table:table-cell office:value-type="float" office:value="279" calcext:value-type="float">
            <text:p>27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54.545" calcext:value-type="float">
            <text:p>54.545</text:p>
          </table:table-cell>
        </table:table-row>
        <table:table-row table:style-name="ro1">
          <table:table-cell office:value-type="string" calcext:value-type="string">
            <text:p>Argyrosomus regius</text:p>
          </table:table-cell>
          <table:table-cell office:value-type="float" office:value="278" calcext:value-type="float">
            <text:p>27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4.242" calcext:value-type="float">
            <text:p>24.242</text:p>
          </table:table-cell>
        </table:table-row>
        <table:table-row table:style-name="ro1">
          <table:table-cell office:value-type="string" calcext:value-type="string">
            <text:p>Aulonocara saulosi</text:p>
          </table:table-cell>
          <table:table-cell office:value-type="float" office:value="278" calcext:value-type="float">
            <text:p>27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.091" calcext:value-type="float">
            <text:p>9.091</text:p>
          </table:table-cell>
        </table:table-row>
        <table:table-row table:style-name="ro1">
          <table:table-cell office:value-type="string" calcext:value-type="string">
            <text:p>Aulonocara baenschi</text:p>
          </table:table-cell>
          <table:table-cell office:value-type="float" office:value="276" calcext:value-type="float">
            <text:p>276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Achoerodus viridis</text:p>
          </table:table-cell>
          <table:table-cell office:value-type="float" office:value="275" calcext:value-type="float">
            <text:p>27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5.455" calcext:value-type="float">
            <text:p>45.455</text:p>
          </table:table-cell>
        </table:table-row>
        <table:table-row table:style-name="ro1">
          <table:table-cell office:value-type="string" calcext:value-type="string">
            <text:p>Sphyraena obtusata</text:p>
          </table:table-cell>
          <table:table-cell office:value-type="float" office:value="275" calcext:value-type="float">
            <text:p>275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54.545" calcext:value-type="float">
            <text:p>54.545</text:p>
          </table:table-cell>
        </table:table-row>
        <table:table-row table:style-name="ro1">
          <table:table-cell office:value-type="string" calcext:value-type="string">
            <text:p>Rhabdosargus sarba</text:p>
          </table:table-cell>
          <table:table-cell office:value-type="float" office:value="274" calcext:value-type="float">
            <text:p>27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69.697" calcext:value-type="float">
            <text:p>69.697</text:p>
          </table:table-cell>
        </table:table-row>
        <table:table-row table:style-name="ro1">
          <table:table-cell office:value-type="string" calcext:value-type="string">
            <text:p>Abudefduf sexfasciatus</text:p>
          </table:table-cell>
          <table:table-cell office:value-type="float" office:value="273" calcext:value-type="float">
            <text:p>27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81.818" calcext:value-type="float">
            <text:p>81.818</text:p>
          </table:table-cell>
        </table:table-row>
        <table:table-row table:style-name="ro1">
          <table:table-cell office:value-type="string" calcext:value-type="string">
            <text:p>Arapaima gigas</text:p>
          </table:table-cell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43.75" calcext:value-type="float">
            <text:p>43.75</text:p>
          </table:table-cell>
        </table:table-row>
        <table:table-row table:style-name="ro1">
          <table:table-cell office:value-type="string" calcext:value-type="string">
            <text:p>Belone belone</text:p>
          </table:table-cell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56.25" calcext:value-type="float">
            <text:p>56.25</text:p>
          </table:table-cell>
        </table:table-row>
        <table:table-row table:style-name="ro1">
          <table:table-cell office:value-type="string" calcext:value-type="string">
            <text:p>Acanthocybium solandri</text:p>
          </table:table-cell>
          <table:table-cell office:value-type="float" office:value="271" calcext:value-type="float">
            <text:p>27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3.125" calcext:value-type="float">
            <text:p>53.125</text:p>
          </table:table-cell>
        </table:table-row>
        <table:table-row table:style-name="ro1">
          <table:table-cell office:value-type="string" calcext:value-type="string">
            <text:p>Amia calva</text:p>
          </table:table-cell>
          <table:table-cell office:value-type="float" office:value="270" calcext:value-type="float">
            <text:p>27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46.875" calcext:value-type="float">
            <text:p>46.875</text:p>
          </table:table-cell>
        </table:table-row>
        <table:table-row table:style-name="ro1">
          <table:table-cell office:value-type="string" calcext:value-type="string">
            <text:p>Arothron stellatus</text:p>
          </table:table-cell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81.25" calcext:value-type="float">
            <text:p>81.25</text:p>
          </table:table-cell>
        </table:table-row>
        <table:table-row table:style-name="ro1">
          <table:table-cell office:value-type="string" calcext:value-type="string">
            <text:p>Barbus oligolepis</text:p>
          </table:table-cell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46.875" calcext:value-type="float">
            <text:p>46.875</text:p>
          </table:table-cell>
        </table:table-row>
        <table:table-row table:style-name="ro1">
          <table:table-cell office:value-type="string" calcext:value-type="string">
            <text:p>Astronotus ocellatus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77.419" calcext:value-type="float">
            <text:p>77.419</text:p>
          </table:table-cell>
        </table:table-row>
        <table:table-row table:style-name="ro1">
          <table:table-cell office:value-type="string" calcext:value-type="string">
            <text:p>Altolamprologus compressiceps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87.097" calcext:value-type="float">
            <text:p>87.097</text:p>
          </table:table-cell>
        </table:table-row>
        <table:table-row table:style-name="ro1">
          <table:table-cell office:value-type="string" calcext:value-type="string">
            <text:p>Benthochromis tricoti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48.387" calcext:value-type="float">
            <text:p>48.387</text:p>
          </table:table-cell>
        </table:table-row>
        <table:table-row table:style-name="ro1">
          <table:table-cell office:value-type="string" calcext:value-type="string">
            <text:p>Epinephelus coioides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5.806" calcext:value-type="float">
            <text:p>25.806</text:p>
          </table:table-cell>
        </table:table-row>
        <table:table-row table:style-name="ro1">
          <table:table-cell office:value-type="string" calcext:value-type="string">
            <text:p>Altolamprologus calvus</text:p>
          </table:table-cell>
          <table:table-cell office:value-type="float" office:value="263" calcext:value-type="float">
            <text:p>263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64.516" calcext:value-type="float">
            <text:p>64.516</text:p>
          </table:table-cell>
        </table:table-row>
        <table:table-row table:style-name="ro1">
          <table:table-cell office:value-type="string" calcext:value-type="string">
            <text:p>Acipenser fulvescens</text:p>
          </table:table-cell>
          <table:table-cell office:value-type="float" office:value="262" calcext:value-type="float">
            <text:p>26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5.484" calcext:value-type="float">
            <text:p>35.484</text:p>
          </table:table-cell>
        </table:table-row>
        <table:table-row table:style-name="ro1">
          <table:table-cell office:value-type="string" calcext:value-type="string">
            <text:p>Anabas testudineus</text:p>
          </table:table-cell>
          <table:table-cell office:value-type="float" office:value="262" calcext:value-type="float">
            <text:p>26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61.29" calcext:value-type="float">
            <text:p>61.29</text:p>
          </table:table-cell>
        </table:table-row>
        <table:table-row table:style-name="ro1">
          <table:table-cell office:value-type="string" calcext:value-type="string">
            <text:p>Aulonocara nyassae</text:p>
          </table:table-cell>
          <table:table-cell office:value-type="float" office:value="262" calcext:value-type="float">
            <text:p>26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8.71" calcext:value-type="float">
            <text:p>38.71</text:p>
          </table:table-cell>
        </table:table-row>
        <table:table-row table:style-name="ro1">
          <table:table-cell office:value-type="string" calcext:value-type="string">
            <text:p>Caesio caerulaurea</text:p>
          </table:table-cell>
          <table:table-cell office:value-type="float" office:value="262" calcext:value-type="float">
            <text:p>26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54.839" calcext:value-type="float">
            <text:p>54.839</text:p>
          </table:table-cell>
        </table:table-row>
        <table:table-row table:style-name="ro1">
          <table:table-cell office:value-type="string" calcext:value-type="string">
            <text:p>Thunnus tonggol</text:p>
          </table:table-cell>
          <table:table-cell office:value-type="float" office:value="262" calcext:value-type="float">
            <text:p>26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2.581" calcext:value-type="float">
            <text:p>22.581</text:p>
          </table:table-cell>
        </table:table-row>
        <table:table-row table:style-name="ro1">
          <table:table-cell office:value-type="string" calcext:value-type="string">
            <text:p>Seriola hippos</text:p>
          </table:table-cell>
          <table:table-cell office:value-type="float" office:value="261" calcext:value-type="float">
            <text:p>26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8.71" calcext:value-type="float">
            <text:p>38.71</text:p>
          </table:table-cell>
        </table:table-row>
        <table:table-row table:style-name="ro1">
          <table:table-cell office:value-type="string" calcext:value-type="string">
            <text:p>Barbus barbus</text:p>
          </table:table-cell>
          <table:table-cell office:value-type="float" office:value="259" calcext:value-type="float">
            <text:p>25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8.71" calcext:value-type="float">
            <text:p>38.71</text:p>
          </table:table-cell>
        </table:table-row>
        <table:table-row table:style-name="ro1">
          <table:table-cell office:value-type="string" calcext:value-type="string">
            <text:p>Barbonymus gonionotus</text:p>
          </table:table-cell>
          <table:table-cell office:value-type="float" office:value="258" calcext:value-type="float">
            <text:p>25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45.161" calcext:value-type="float">
            <text:p>45.161</text:p>
          </table:table-cell>
        </table:table-row>
        <table:table-row table:style-name="ro1">
          <table:table-cell office:value-type="string" calcext:value-type="string">
            <text:p>Bodianus rufus</text:p>
          </table:table-cell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Buccochromis rhoadesii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lectropomus maculatus</text:p>
          </table:table-cell>
          <table:table-cell office:value-type="float" office:value="255" calcext:value-type="float">
            <text:p>25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3.333" calcext:value-type="float">
            <text:p>23.333</text:p>
          </table:table-cell>
        </table:table-row>
        <table:table-row table:style-name="ro1">
          <table:table-cell office:value-type="string" calcext:value-type="string">
            <text:p>Acanthurus coeruleus</text:p>
          </table:table-cell>
          <table:table-cell office:value-type="float" office:value="252" calcext:value-type="float">
            <text:p>25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uxis thazard</text:p>
          </table:table-cell>
          <table:table-cell office:value-type="float" office:value="252" calcext:value-type="float">
            <text:p>25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3.333" calcext:value-type="float">
            <text:p>43.333</text:p>
          </table:table-cell>
        </table:table-row>
        <table:table-row table:style-name="ro1">
          <table:table-cell office:value-type="string" calcext:value-type="string">
            <text:p>Brochis multiradiatus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72.414" calcext:value-type="float">
            <text:p>72.414</text:p>
          </table:table-cell>
        </table:table-row>
        <table:table-row table:style-name="ro1">
          <table:table-cell office:value-type="string" calcext:value-type="string">
            <text:p>Bodianus diplotaenia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62.069" calcext:value-type="float">
            <text:p>62.069</text:p>
          </table:table-cell>
        </table:table-row>
        <table:table-row table:style-name="ro1">
          <table:table-cell office:value-type="string" calcext:value-type="string">
            <text:p>Arothron nigropunctatus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62.069" calcext:value-type="float">
            <text:p>62.069</text:p>
          </table:table-cell>
        </table:table-row>
        <table:table-row table:style-name="ro1">
          <table:table-cell office:value-type="string" calcext:value-type="string">
            <text:p>Balistes vetula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62.069" calcext:value-type="float">
            <text:p>62.069</text:p>
          </table:table-cell>
        </table:table-row>
        <table:table-row table:style-name="ro1">
          <table:table-cell office:value-type="string" calcext:value-type="string">
            <text:p>Aethaloperca rogaa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37.931" calcext:value-type="float">
            <text:p>37.931</text:p>
          </table:table-cell>
        </table:table-row>
        <table:table-row table:style-name="ro1">
          <table:table-cell office:value-type="string" calcext:value-type="string">
            <text:p>Anomalochromis thomasi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75.862" calcext:value-type="float">
            <text:p>75.862</text:p>
          </table:table-cell>
        </table:table-row>
        <table:table-row table:style-name="ro1">
          <table:table-cell office:value-type="string" calcext:value-type="string">
            <text:p>Acanthurus triostegus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75.862" calcext:value-type="float">
            <text:p>75.862</text:p>
          </table:table-cell>
        </table:table-row>
        <table:table-row table:style-name="ro1">
          <table:table-cell office:value-type="string" calcext:value-type="string">
            <text:p>Abudefduf luridus</text:p>
          </table:table-cell>
          <table:table-cell office:value-type="float" office:value="242" calcext:value-type="float">
            <text:p>24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7.586" calcext:value-type="float">
            <text:p>27.586</text:p>
          </table:table-cell>
        </table:table-row>
        <table:table-row table:style-name="ro1">
          <table:table-cell office:value-type="string" calcext:value-type="string">
            <text:p>Arothron diadematus</text:p>
          </table:table-cell>
          <table:table-cell office:value-type="float" office:value="242" calcext:value-type="float">
            <text:p>24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53.571" calcext:value-type="float">
            <text:p>53.571</text:p>
          </table:table-cell>
        </table:table-row>
        <table:table-row table:style-name="ro1">
          <table:table-cell office:value-type="string" calcext:value-type="string">
            <text:p>Anguilla anguilla</text:p>
          </table:table-cell>
          <table:table-cell office:value-type="float" office:value="241" calcext:value-type="float">
            <text:p>24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64.286" calcext:value-type="float">
            <text:p>64.286</text:p>
          </table:table-cell>
        </table:table-row>
        <table:table-row table:style-name="ro1">
          <table:table-cell office:value-type="string" calcext:value-type="string">
            <text:p>Aulonocara gertrudae</text:p>
          </table:table-cell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.69" calcext:value-type="float">
            <text:p>20.69</text:p>
          </table:table-cell>
        </table:table-row>
        <table:table-row table:style-name="ro1">
          <table:table-cell office:value-type="string" calcext:value-type="string">
            <text:p>Aulonocara maylandi</text:p>
          </table:table-cell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41.379" calcext:value-type="float">
            <text:p>41.379</text:p>
          </table:table-cell>
        </table:table-row>
        <table:table-row table:style-name="ro1">
          <table:table-cell office:value-type="string" calcext:value-type="string">
            <text:p>Baryancistrus demantoides</text:p>
          </table:table-cell>
          <table:table-cell office:value-type="float" office:value="241" calcext:value-type="float">
            <text:p>24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7.143" calcext:value-type="float">
            <text:p>57.143</text:p>
          </table:table-cell>
        </table:table-row>
        <table:table-row table:style-name="ro1">
          <table:table-cell office:value-type="string" calcext:value-type="string">
            <text:p>Bothus mancus</text:p>
          </table:table-cell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4.828" calcext:value-type="float">
            <text:p>44.828</text:p>
          </table:table-cell>
        </table:table-row>
        <table:table-row table:style-name="ro1">
          <table:table-cell office:value-type="string" calcext:value-type="string">
            <text:p>Boulengerochromis microlepis</text:p>
          </table:table-cell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55.172" calcext:value-type="float">
            <text:p>55.172</text:p>
          </table:table-cell>
        </table:table-row>
        <table:table-row table:style-name="ro1">
          <table:table-cell office:value-type="string" calcext:value-type="string">
            <text:p>Amatitlania nigrofasciata</text:p>
          </table:table-cell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64.286" calcext:value-type="float">
            <text:p>64.286</text:p>
          </table:table-cell>
        </table:table-row>
        <table:table-row table:style-name="ro1">
          <table:table-cell office:value-type="string" calcext:value-type="string">
            <text:p>Acheilognathus tabira</text:p>
          </table:table-cell>
          <table:table-cell office:value-type="float" office:value="237" calcext:value-type="float">
            <text:p>237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6.429" calcext:value-type="float">
            <text:p>46.429</text:p>
          </table:table-cell>
        </table:table-row>
        <table:table-row table:style-name="ro1">
          <table:table-cell office:value-type="string" calcext:value-type="string">
            <text:p>Chrysophrys auratus</text:p>
          </table:table-cell>
          <table:table-cell office:value-type="float" office:value="237" calcext:value-type="float">
            <text:p>23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string" calcext:value-type="string">
            <text:p>Barbatula barbatula</text:p>
          </table:table-cell>
          <table:table-cell office:value-type="float" office:value="234" calcext:value-type="float">
            <text:p>23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1.429" calcext:value-type="float">
            <text:p>71.429</text:p>
          </table:table-cell>
        </table:table-row>
        <table:table-row table:style-name="ro1">
          <table:table-cell office:value-type="string" calcext:value-type="string">
            <text:p>Caesio lunaris</text:p>
          </table:table-cell>
          <table:table-cell office:value-type="float" office:value="234" calcext:value-type="float">
            <text:p>23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2.222" calcext:value-type="float">
            <text:p>22.222</text:p>
          </table:table-cell>
        </table:table-row>
        <table:table-row table:style-name="ro1">
          <table:table-cell office:value-type="string" calcext:value-type="string">
            <text:p>Euthynnus affinis</text:p>
          </table:table-cell>
          <table:table-cell office:value-type="float" office:value="234" calcext:value-type="float">
            <text:p>23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7.857" calcext:value-type="float">
            <text:p>17.857</text:p>
          </table:table-cell>
        </table:table-row>
        <table:table-row table:style-name="ro1">
          <table:table-cell office:value-type="string" calcext:value-type="string">
            <text:p>Apistogramma agassizii</text:p>
          </table:table-cell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8.148" calcext:value-type="float">
            <text:p>48.148</text:p>
          </table:table-cell>
        </table:table-row>
        <table:table-row table:style-name="ro1">
          <table:table-cell office:value-type="string" calcext:value-type="string">
            <text:p>Aspidontus taeniatus</text:p>
          </table:table-cell>
          <table:table-cell office:value-type="float" office:value="232" calcext:value-type="float">
            <text:p>23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59.259" calcext:value-type="float">
            <text:p>59.259</text:p>
          </table:table-cell>
        </table:table-row>
        <table:table-row table:style-name="ro1">
          <table:table-cell office:value-type="string" calcext:value-type="string">
            <text:p>Biotoecus opercularis</text:p>
          </table:table-cell>
          <table:table-cell office:value-type="float" office:value="231" calcext:value-type="float">
            <text:p>23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4.444" calcext:value-type="float">
            <text:p>44.444</text:p>
          </table:table-cell>
        </table:table-row>
        <table:table-row table:style-name="ro1">
          <table:table-cell office:value-type="string" calcext:value-type="string">
            <text:p>Aetobatus ocellatus</text:p>
          </table:table-cell>
          <table:table-cell office:value-type="float" office:value="230" calcext:value-type="float">
            <text:p>23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ulonocara kandeensis</text:p>
          </table:table-cell>
          <table:table-cell office:value-type="float" office:value="230" calcext:value-type="float">
            <text:p>23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9.63" calcext:value-type="float">
            <text:p>29.63</text:p>
          </table:table-cell>
        </table:table-row>
        <table:table-row table:style-name="ro1">
          <table:table-cell office:value-type="string" calcext:value-type="string">
            <text:p>Acanthostracion polygonius</text:p>
          </table:table-cell>
          <table:table-cell office:value-type="float" office:value="228" calcext:value-type="float">
            <text:p>2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4.444" calcext:value-type="float">
            <text:p>44.444</text:p>
          </table:table-cell>
        </table:table-row>
        <table:table-row table:style-name="ro1">
          <table:table-cell office:value-type="string" calcext:value-type="string">
            <text:p>Ariopsis seemanni</text:p>
          </table:table-cell>
          <table:table-cell office:value-type="float" office:value="228" calcext:value-type="float">
            <text:p>22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9.63" calcext:value-type="float">
            <text:p>29.63</text:p>
          </table:table-cell>
        </table:table-row>
        <table:table-row table:style-name="ro1">
          <table:table-cell office:value-type="string" calcext:value-type="string">
            <text:p>Bothus lunatus</text:p>
          </table:table-cell>
          <table:table-cell office:value-type="float" office:value="228" calcext:value-type="float">
            <text:p>22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1.852" calcext:value-type="float">
            <text:p>51.852</text:p>
          </table:table-cell>
        </table:table-row>
        <table:table-row table:style-name="ro1">
          <table:table-cell office:value-type="string" calcext:value-type="string">
            <text:p>Brachymystax lenok</text:p>
          </table:table-cell>
          <table:table-cell office:value-type="float" office:value="228" calcext:value-type="float">
            <text:p>22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lbula vulpes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46.154" calcext:value-type="float">
            <text:p>46.154</text:p>
          </table:table-cell>
        </table:table-row>
        <table:table-row table:style-name="ro1">
          <table:table-cell office:value-type="string" calcext:value-type="string">
            <text:p>Andinoacara rivulatus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3.077" calcext:value-type="float">
            <text:p>73.077</text:p>
          </table:table-cell>
        </table:table-row>
        <table:table-row table:style-name="ro1">
          <table:table-cell office:value-type="string" calcext:value-type="string">
            <text:p>Acanthogobius flavimanus</text:p>
          </table:table-cell>
          <table:table-cell office:value-type="float" office:value="225" calcext:value-type="float">
            <text:p>22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4.444" calcext:value-type="float">
            <text:p>44.444</text:p>
          </table:table-cell>
        </table:table-row>
        <table:table-row table:style-name="ro1">
          <table:table-cell office:value-type="string" calcext:value-type="string">
            <text:p>Arothron meleagris</text:p>
          </table:table-cell>
          <table:table-cell office:value-type="float" office:value="225" calcext:value-type="float">
            <text:p>22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81.481" calcext:value-type="float">
            <text:p>81.481</text:p>
          </table:table-cell>
        </table:table-row>
        <table:table-row table:style-name="ro1">
          <table:table-cell office:value-type="string" calcext:value-type="string">
            <text:p>Brosme brosme</text:p>
          </table:table-cell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1.538" calcext:value-type="float">
            <text:p>61.538</text:p>
          </table:table-cell>
        </table:table-row>
        <table:table-row table:style-name="ro1">
          <table:table-cell office:value-type="string" calcext:value-type="string">
            <text:p>Eleutheronema tetradactylum</text:p>
          </table:table-cell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6.923" calcext:value-type="float">
            <text:p>26.923</text:p>
          </table:table-cell>
        </table:table-row>
        <table:table-row table:style-name="ro1">
          <table:table-cell office:value-type="string" calcext:value-type="string">
            <text:p>Lates calcarifer</text:p>
          </table:table-cell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42.308" calcext:value-type="float">
            <text:p>42.308</text:p>
          </table:table-cell>
        </table:table-row>
        <table:table-row table:style-name="ro1">
          <table:table-cell office:value-type="string" calcext:value-type="string">
            <text:p>Aulonocranus dewindti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46.154" calcext:value-type="float">
            <text:p>46.154</text:p>
          </table:table-cell>
        </table:table-row>
        <table:table-row table:style-name="ro1">
          <table:table-cell office:value-type="string" calcext:value-type="string">
            <text:p>Anisotremus surinamensis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1.538" calcext:value-type="float">
            <text:p>11.538</text:p>
          </table:table-cell>
        </table:table-row>
        <table:table-row table:style-name="ro1">
          <table:table-cell office:value-type="string" calcext:value-type="string">
            <text:p>Apistogramma borellii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76.923" calcext:value-type="float">
            <text:p>76.923</text:p>
          </table:table-cell>
        </table:table-row>
        <table:table-row table:style-name="ro1">
          <table:table-cell office:value-type="string" calcext:value-type="string">
            <text:p>Betta splendens</text:p>
          </table:table-cell>
          <table:table-cell office:value-type="float" office:value="220" calcext:value-type="float">
            <text:p>2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76.923" calcext:value-type="float">
            <text:p>76.923</text:p>
          </table:table-cell>
        </table:table-row>
        <table:table-row table:style-name="ro1">
          <table:table-cell office:value-type="string" calcext:value-type="string">
            <text:p>Biotodoma cupido</text:p>
          </table:table-cell>
          <table:table-cell office:value-type="float" office:value="220" calcext:value-type="float">
            <text:p>22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3.077" calcext:value-type="float">
            <text:p>73.077</text:p>
          </table:table-cell>
        </table:table-row>
        <table:table-row table:style-name="ro1">
          <table:table-cell office:value-type="string" calcext:value-type="string">
            <text:p>Anarrhichthys ocellatus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3.077" calcext:value-type="float">
            <text:p>73.077</text:p>
          </table:table-cell>
        </table:table-row>
        <table:table-row table:style-name="ro1">
          <table:table-cell office:value-type="string" calcext:value-type="string">
            <text:p>Aprion virescens</text:p>
          </table:table-cell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3.077" calcext:value-type="float">
            <text:p>23.077</text:p>
          </table:table-cell>
        </table:table-row>
        <table:table-row table:style-name="ro1">
          <table:table-cell office:value-type="string" calcext:value-type="string">
            <text:p>Atherina hepsetus</text:p>
          </table:table-cell>
          <table:table-cell office:value-type="float" office:value="217" calcext:value-type="float">
            <text:p>21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8.462" calcext:value-type="float">
            <text:p>38.462</text:p>
          </table:table-cell>
        </table:table-row>
        <table:table-row table:style-name="ro1">
          <table:table-cell office:value-type="string" calcext:value-type="string">
            <text:p>Alectis ciliaris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polemichthys trimaculatus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1.538" calcext:value-type="float">
            <text:p>61.538</text:p>
          </table:table-cell>
        </table:table-row>
        <table:table-row table:style-name="ro1">
          <table:table-cell office:value-type="string" calcext:value-type="string">
            <text:p>Atherina presbyter</text:p>
          </table:table-cell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5.385" calcext:value-type="float">
            <text:p>15.385</text:p>
          </table:table-cell>
        </table:table-row>
        <table:table-row table:style-name="ro1">
          <table:table-cell office:value-type="string" calcext:value-type="string">
            <text:p>Lutjanus johnii</text:p>
          </table:table-cell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8.462" calcext:value-type="float">
            <text:p>38.462</text:p>
          </table:table-cell>
        </table:table-row>
        <table:table-row table:style-name="ro1">
          <table:table-cell office:value-type="string" calcext:value-type="string">
            <text:p>Aulonocara hansbaenschi</text:p>
          </table:table-cell>
          <table:table-cell office:value-type="float" office:value="212" calcext:value-type="float">
            <text:p>21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42.308" calcext:value-type="float">
            <text:p>42.308</text:p>
          </table:table-cell>
        </table:table-row>
        <table:table-row table:style-name="ro1">
          <table:table-cell office:value-type="string" calcext:value-type="string">
            <text:p>Aulostomus strigosus</text:p>
          </table:table-cell>
          <table:table-cell office:value-type="float" office:value="212" calcext:value-type="float">
            <text:p>21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3.077" calcext:value-type="float">
            <text:p>23.077</text:p>
          </table:table-cell>
        </table:table-row>
        <table:table-row table:style-name="ro1">
          <table:table-cell office:value-type="string" calcext:value-type="string">
            <text:p>Aplodinotus grunniens</text:p>
          </table:table-cell>
          <table:table-cell office:value-type="float" office:value="211" calcext:value-type="float">
            <text:p>21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6.923" calcext:value-type="float">
            <text:p>26.923</text:p>
          </table:table-cell>
        </table:table-row>
        <table:table-row table:style-name="ro1">
          <table:table-cell office:value-type="string" calcext:value-type="string">
            <text:p>Balistoides conspicillum</text:p>
          </table:table-cell>
          <table:table-cell office:value-type="float" office:value="211" calcext:value-type="float">
            <text:p>21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80.769" calcext:value-type="float">
            <text:p>80.769</text:p>
          </table:table-cell>
        </table:table-row>
        <table:table-row table:style-name="ro1">
          <table:table-cell office:value-type="string" calcext:value-type="string">
            <text:p>Apistogramma trifasciata</text:p>
          </table:table-cell>
          <table:table-cell office:value-type="float" office:value="209" calcext:value-type="float">
            <text:p>20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0.833" calcext:value-type="float">
            <text:p>70.833</text:p>
          </table:table-cell>
        </table:table-row>
        <table:table-row table:style-name="ro1">
          <table:table-cell office:value-type="string" calcext:value-type="string">
            <text:p>Archocentrus centrarchus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rgyrosomus japonicus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sterophysus batrachus</text:p>
          </table:table-cell>
          <table:table-cell office:value-type="float" office:value="209" calcext:value-type="float">
            <text:p>20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3.846" calcext:value-type="float">
            <text:p>53.846</text:p>
          </table:table-cell>
        </table:table-row>
        <table:table-row table:style-name="ro1">
          <table:table-cell office:value-type="string" calcext:value-type="string">
            <text:p>Scomberomorus commerson</text:p>
          </table:table-cell>
          <table:table-cell office:value-type="float" office:value="209" calcext:value-type="float">
            <text:p>20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9.231" calcext:value-type="float">
            <text:p>19.231</text:p>
          </table:table-cell>
        </table:table-row>
        <table:table-row table:style-name="ro1">
          <table:table-cell office:value-type="string" calcext:value-type="string">
            <text:p>Alopias pelagicus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1.667" calcext:value-type="float">
            <text:p>41.667</text:p>
          </table:table-cell>
        </table:table-row>
        <table:table-row table:style-name="ro1">
          <table:table-cell office:value-type="string" calcext:value-type="string">
            <text:p>Amphilophus citrinellus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rapaima mapae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rothron manilensis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eryx decadactylus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eryx splendens</text:p>
          </table:table-cell>
          <table:table-cell office:value-type="float" office:value="207" calcext:value-type="float">
            <text:p>20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mbloplites rupestris</text:p>
          </table:table-cell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bramis brama</text:p>
          </table:table-cell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6.522" calcext:value-type="float">
            <text:p>56.522</text:p>
          </table:table-cell>
        </table:table-row>
        <table:table-row table:style-name="ro1">
          <table:table-cell office:value-type="string" calcext:value-type="string">
            <text:p>Scomberoides lysan</text:p>
          </table:table-cell>
          <table:table-cell office:value-type="float" office:value="205" calcext:value-type="float">
            <text:p>20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.833" calcext:value-type="float">
            <text:p>20.833</text:p>
          </table:table-cell>
        </table:table-row>
        <table:table-row table:style-name="ro1">
          <table:table-cell office:value-type="string" calcext:value-type="string">
            <text:p>Apistogramma cacatuoides</text:p>
          </table:table-cell>
          <table:table-cell office:value-type="float" office:value="204" calcext:value-type="float">
            <text:p>20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91.667" calcext:value-type="float">
            <text:p>91.667</text:p>
          </table:table-cell>
        </table:table-row>
        <table:table-row table:style-name="ro1">
          <table:table-cell office:value-type="string" calcext:value-type="string">
            <text:p>Bagre bagre</text:p>
          </table:table-cell>
          <table:table-cell office:value-type="float" office:value="204" calcext:value-type="float">
            <text:p>20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terus monoceros</text:p>
          </table:table-cell>
          <table:table-cell office:value-type="float" office:value="203" calcext:value-type="float">
            <text:p>20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6.087" calcext:value-type="float">
            <text:p>26.087</text:p>
          </table:table-cell>
        </table:table-row>
        <table:table-row table:style-name="ro1">
          <table:table-cell office:value-type="string" calcext:value-type="string">
            <text:p>Atelomycterus marmoratus</text:p>
          </table:table-cell>
          <table:table-cell office:value-type="float" office:value="203" calcext:value-type="float">
            <text:p>20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4.783" calcext:value-type="float">
            <text:p>34.783</text:p>
          </table:table-cell>
        </table:table-row>
        <table:table-row table:style-name="ro1">
          <table:table-cell office:value-type="string" calcext:value-type="string">
            <text:p>Bedotia geayi</text:p>
          </table:table-cell>
          <table:table-cell office:value-type="float" office:value="203" calcext:value-type="float">
            <text:p>20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2.174" calcext:value-type="float">
            <text:p>52.174</text:p>
          </table:table-cell>
        </table:table-row>
        <table:table-row table:style-name="ro1">
          <table:table-cell office:value-type="string" calcext:value-type="string">
            <text:p>Boleophthalmus boddarti</text:p>
          </table:table-cell>
          <table:table-cell office:value-type="float" office:value="203" calcext:value-type="float">
            <text:p>20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6.522" calcext:value-type="float">
            <text:p>56.522</text:p>
          </table:table-cell>
        </table:table-row>
        <table:table-row table:style-name="ro1">
          <table:table-cell office:value-type="string" calcext:value-type="string">
            <text:p>Blennius ocellaris</text:p>
          </table:table-cell>
          <table:table-cell office:value-type="float" office:value="202" calcext:value-type="float">
            <text:p>20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0.435" calcext:value-type="float">
            <text:p>30.435</text:p>
          </table:table-cell>
        </table:table-row>
        <table:table-row table:style-name="ro1">
          <table:table-cell office:value-type="string" calcext:value-type="string">
            <text:p>Branchiostegus japonicus</text:p>
          </table:table-cell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6.087" calcext:value-type="float">
            <text:p>26.087</text:p>
          </table:table-cell>
        </table:table-row>
        <table:table-row table:style-name="ro1">
          <table:table-cell office:value-type="string" calcext:value-type="string">
            <text:p>Girella tricuspidata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9.13" calcext:value-type="float">
            <text:p>39.13</text:p>
          </table:table-cell>
        </table:table-row>
        <table:table-row table:style-name="ro1">
          <table:table-cell office:value-type="string" calcext:value-type="string">
            <text:p>Caesio suevica</text:p>
          </table:table-cell>
          <table:table-cell office:value-type="float" office:value="199" calcext:value-type="float">
            <text:p>19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6.087" calcext:value-type="float">
            <text:p>26.087</text:p>
          </table:table-cell>
        </table:table-row>
        <table:table-row table:style-name="ro1">
          <table:table-cell office:value-type="string" calcext:value-type="string">
            <text:p>Acanthopagrus schlegelii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65.217" calcext:value-type="float">
            <text:p>65.217</text:p>
          </table:table-cell>
        </table:table-row>
        <table:table-row table:style-name="ro1">
          <table:table-cell office:value-type="string" calcext:value-type="string">
            <text:p>Alburnus alburnus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65.217" calcext:value-type="float">
            <text:p>65.217</text:p>
          </table:table-cell>
        </table:table-row>
        <table:table-row table:style-name="ro1">
          <table:table-cell office:value-type="string" calcext:value-type="string">
            <text:p>Acanthostracion quadricornis</text:p>
          </table:table-cell>
          <table:table-cell office:value-type="float" office:value="197" calcext:value-type="float">
            <text:p>19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3.478" calcext:value-type="float">
            <text:p>43.478</text:p>
          </table:table-cell>
        </table:table-row>
        <table:table-row table:style-name="ro1">
          <table:table-cell office:value-type="string" calcext:value-type="string">
            <text:p>Betta midas</text:p>
          </table:table-cell>
          <table:table-cell office:value-type="float" office:value="197" calcext:value-type="float">
            <text:p>19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ontia signata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4.783" calcext:value-type="float">
            <text:p>34.783</text:p>
          </table:table-cell>
        </table:table-row>
        <table:table-row table:style-name="ro1">
          <table:table-cell office:value-type="string" calcext:value-type="string">
            <text:p>Abudefduf saxatilis</text:p>
          </table:table-cell>
          <table:table-cell office:value-type="float" office:value="195" calcext:value-type="float">
            <text:p>19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6.364" calcext:value-type="float">
            <text:p>36.364</text:p>
          </table:table-cell>
        </table:table-row>
        <table:table-row table:style-name="ro1">
          <table:table-cell office:value-type="string" calcext:value-type="string">
            <text:p>Anguilla rostrata</text:p>
          </table:table-cell>
          <table:table-cell office:value-type="float" office:value="195" calcext:value-type="float">
            <text:p>19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7.273" calcext:value-type="float">
            <text:p>27.273</text:p>
          </table:table-cell>
        </table:table-row>
        <table:table-row table:style-name="ro1">
          <table:table-cell office:value-type="string" calcext:value-type="string">
            <text:p>Amblygobius phalaena</text:p>
          </table:table-cell>
          <table:table-cell office:value-type="float" office:value="193" calcext:value-type="float">
            <text:p>19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6.364" calcext:value-type="float">
            <text:p>36.364</text:p>
          </table:table-cell>
        </table:table-row>
        <table:table-row table:style-name="ro1">
          <table:table-cell office:value-type="string" calcext:value-type="string">
            <text:p>Archosargus probatocephalus</text:p>
          </table:table-cell>
          <table:table-cell office:value-type="float" office:value="192" calcext:value-type="float">
            <text:p>19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6.364" calcext:value-type="float">
            <text:p>36.364</text:p>
          </table:table-cell>
        </table:table-row>
        <table:table-row table:style-name="ro1">
          <table:table-cell office:value-type="string" calcext:value-type="string">
            <text:p>Arothron mappa</text:p>
          </table:table-cell>
          <table:table-cell office:value-type="float" office:value="191" calcext:value-type="float">
            <text:p>19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3.636" calcext:value-type="float">
            <text:p>63.636</text:p>
          </table:table-cell>
        </table:table-row>
        <table:table-row table:style-name="ro1">
          <table:table-cell office:value-type="string" calcext:value-type="string">
            <text:p>Apistogramma macmasteri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5.455" calcext:value-type="float">
            <text:p>45.455</text:p>
          </table:table-cell>
        </table:table-row>
        <table:table-row table:style-name="ro1">
          <table:table-cell office:value-type="string" calcext:value-type="string">
            <text:p>Balistes punctatus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.182" calcext:value-type="float">
            <text:p>18.182</text:p>
          </table:table-cell>
        </table:table-row>
        <table:table-row table:style-name="ro1">
          <table:table-cell office:value-type="string" calcext:value-type="string">
            <text:p>Bothus pantherinus</text:p>
          </table:table-cell>
          <table:table-cell office:value-type="float" office:value="189" calcext:value-type="float">
            <text:p>18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.182" calcext:value-type="float">
            <text:p>18.182</text:p>
          </table:table-cell>
        </table:table-row>
        <table:table-row table:style-name="ro1">
          <table:table-cell office:value-type="string" calcext:value-type="string">
            <text:p>Amphilophus labiatus</text:p>
          </table:table-cell>
          <table:table-cell office:value-type="float" office:value="188" calcext:value-type="float">
            <text:p>18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ndinoacara pulcher</text:p>
          </table:table-cell>
          <table:table-cell office:value-type="float" office:value="188" calcext:value-type="float">
            <text:p>18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9.091" calcext:value-type="float">
            <text:p>59.091</text:p>
          </table:table-cell>
        </table:table-row>
        <table:table-row table:style-name="ro1">
          <table:table-cell office:value-type="string" calcext:value-type="string">
            <text:p>Aracana ornata</text:p>
          </table:table-cell>
          <table:table-cell office:value-type="float" office:value="188" calcext:value-type="float">
            <text:p>18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0.909" calcext:value-type="float">
            <text:p>40.909</text:p>
          </table:table-cell>
        </table:table-row>
        <table:table-row table:style-name="ro1">
          <table:table-cell office:value-type="string" calcext:value-type="string">
            <text:p>Ballerus ballerus</text:p>
          </table:table-cell>
          <table:table-cell office:value-type="float" office:value="188" calcext:value-type="float">
            <text:p>18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9.091" calcext:value-type="float">
            <text:p>59.091</text:p>
          </table:table-cell>
        </table:table-row>
        <table:table-row table:style-name="ro1">
          <table:table-cell office:value-type="string" calcext:value-type="string">
            <text:p>Australoheros facetus</text:p>
          </table:table-cell>
          <table:table-cell office:value-type="float" office:value="187" calcext:value-type="float">
            <text:p>18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.091" calcext:value-type="float">
            <text:p>9.091</text:p>
          </table:table-cell>
        </table:table-row>
        <table:table-row table:style-name="ro1">
          <table:table-cell office:value-type="string" calcext:value-type="string">
            <text:p>Acipenser ruthenus</text:p>
          </table:table-cell>
          <table:table-cell office:value-type="float" office:value="186" calcext:value-type="float">
            <text:p>18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2.727" calcext:value-type="float">
            <text:p>72.727</text:p>
          </table:table-cell>
        </table:table-row>
        <table:table-row table:style-name="ro1">
          <table:table-cell office:value-type="string" calcext:value-type="string">
            <text:p>Aequidens metae</text:p>
          </table:table-cell>
          <table:table-cell office:value-type="float" office:value="186" calcext:value-type="float">
            <text:p>18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6.364" calcext:value-type="float">
            <text:p>36.364</text:p>
          </table:table-cell>
        </table:table-row>
        <table:table-row table:style-name="ro1">
          <table:table-cell office:value-type="string" calcext:value-type="string">
            <text:p>Aidablennius sphynx</text:p>
          </table:table-cell>
          <table:table-cell office:value-type="float" office:value="186" calcext:value-type="float">
            <text:p>18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.727" calcext:value-type="float">
            <text:p>22.727</text:p>
          </table:table-cell>
        </table:table-row>
        <table:table-row table:style-name="ro1">
          <table:table-cell office:value-type="string" calcext:value-type="string">
            <text:p>Auxis rochei</text:p>
          </table:table-cell>
          <table:table-cell office:value-type="float" office:value="186" calcext:value-type="float">
            <text:p>18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7.273" calcext:value-type="float">
            <text:p>27.273</text:p>
          </table:table-cell>
        </table:table-row>
        <table:table-row table:style-name="ro1">
          <table:table-cell office:value-type="string" calcext:value-type="string">
            <text:p>Balistes polylepis</text:p>
          </table:table-cell>
          <table:table-cell office:value-type="float" office:value="186" calcext:value-type="float">
            <text:p>18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.727" calcext:value-type="float">
            <text:p>22.727</text:p>
          </table:table-cell>
        </table:table-row>
        <table:table-row table:style-name="ro1">
          <table:table-cell office:value-type="string" calcext:value-type="string">
            <text:p>Acanthurus lineatus</text:p>
          </table:table-cell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90.909" calcext:value-type="float">
            <text:p>90.909</text:p>
          </table:table-cell>
        </table:table-row>
        <table:table-row table:style-name="ro1">
          <table:table-cell office:value-type="string" calcext:value-type="string">
            <text:p>Anisotremus interruptus</text:p>
          </table:table-cell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9.091" calcext:value-type="float">
            <text:p>59.091</text:p>
          </table:table-cell>
        </table:table-row>
        <table:table-row table:style-name="ro1">
          <table:table-cell office:value-type="string" calcext:value-type="string">
            <text:p>Atractoscion nobilis</text:p>
          </table:table-cell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.727" calcext:value-type="float">
            <text:p>22.727</text:p>
          </table:table-cell>
        </table:table-row>
        <table:table-row table:style-name="ro1">
          <table:table-cell office:value-type="string" calcext:value-type="string">
            <text:p>Alosa fallax</text:p>
          </table:table-cell>
          <table:table-cell office:value-type="float" office:value="183" calcext:value-type="float">
            <text:p>18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7.273" calcext:value-type="float">
            <text:p>27.273</text:p>
          </table:table-cell>
        </table:table-row>
        <table:table-row table:style-name="ro1">
          <table:table-cell office:value-type="string" calcext:value-type="string">
            <text:p>Aphyosemion australe</text:p>
          </table:table-cell>
          <table:table-cell office:value-type="float" office:value="183" calcext:value-type="float">
            <text:p>18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1.818" calcext:value-type="float">
            <text:p>81.818</text:p>
          </table:table-cell>
        </table:table-row>
        <table:table-row table:style-name="ro1">
          <table:table-cell office:value-type="string" calcext:value-type="string">
            <text:p>Apistogramma nijsseni</text:p>
          </table:table-cell>
          <table:table-cell office:value-type="float" office:value="183" calcext:value-type="float">
            <text:p>18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" calcext:value-type="float">
            <text:p>54.545</text:p>
          </table:table-cell>
        </table:table-row>
        <table:table-row table:style-name="ro1">
          <table:table-cell office:value-type="string" calcext:value-type="string">
            <text:p>Aulonocara koningsi</text:p>
          </table:table-cell>
          <table:table-cell office:value-type="float" office:value="181" calcext:value-type="float">
            <text:p>18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.182" calcext:value-type="float">
            <text:p>18.182</text:p>
          </table:table-cell>
        </table:table-row>
        <table:table-row table:style-name="ro1">
          <table:table-cell office:value-type="string" calcext:value-type="string">
            <text:p>Alosa sapidissima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string" calcext:value-type="string">
            <text:p>Ameiurus melas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3.636" calcext:value-type="float">
            <text:p>13.636</text:p>
          </table:table-cell>
        </table:table-row>
        <table:table-row table:style-name="ro1">
          <table:table-cell office:value-type="string" calcext:value-type="string">
            <text:p>Anarhichas lupus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9.091" calcext:value-type="float">
            <text:p>59.091</text:p>
          </table:table-cell>
        </table:table-row>
        <table:table-row table:style-name="ro1">
          <table:table-cell office:value-type="string" calcext:value-type="string">
            <text:p>Ariosoma balearicum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rothron caeruleopunctatus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.727" calcext:value-type="float">
            <text:p>22.727</text:p>
          </table:table-cell>
        </table:table-row>
        <table:table-row table:style-name="ro1">
          <table:table-cell office:value-type="string" calcext:value-type="string">
            <text:p>Atractosteus tristoechus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1.818" calcext:value-type="float">
            <text:p>31.818</text:p>
          </table:table-cell>
        </table:table-row>
        <table:table-row table:style-name="ro1">
          <table:table-cell office:value-type="string" calcext:value-type="string">
            <text:p>Brachyplatystoma juruense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.727" calcext:value-type="float">
            <text:p>22.727</text:p>
          </table:table-cell>
        </table:table-row>
        <table:table-row table:style-name="ro1">
          <table:table-cell office:value-type="string" calcext:value-type="string">
            <text:p>Buccochromis nototaenia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.524" calcext:value-type="float">
            <text:p>9.524</text:p>
          </table:table-cell>
        </table:table-row>
        <table:table-row table:style-name="ro1">
          <table:table-cell office:value-type="string" calcext:value-type="string">
            <text:p>Caesio cuning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string" calcext:value-type="string">
            <text:p>Caesio teres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3.81" calcext:value-type="float">
            <text:p>23.81</text:p>
          </table:table-cell>
        </table:table-row>
        <table:table-row table:style-name="ro1">
          <table:table-cell office:value-type="string" calcext:value-type="string">
            <text:p>Caesio xanthonota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.727" calcext:value-type="float">
            <text:p>22.727</text:p>
          </table:table-cell>
        </table:table-row>
        <table:table-row table:style-name="ro1">
          <table:table-cell office:value-type="string" calcext:value-type="string">
            <text:p>Liza vaigiensis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7.619" calcext:value-type="float">
            <text:p>47.619</text:p>
          </table:table-cell>
        </table:table-row>
        <table:table-row table:style-name="ro1">
          <table:table-cell office:value-type="string" calcext:value-type="string">
            <text:p>Alopias superciliosus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8.571" calcext:value-type="float">
            <text:p>28.571</text:p>
          </table:table-cell>
        </table:table-row>
        <table:table-row table:style-name="ro1">
          <table:table-cell office:value-type="string" calcext:value-type="string">
            <text:p>Astatotilapia burtoni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8.095" calcext:value-type="float">
            <text:p>38.095</text:p>
          </table:table-cell>
        </table:table-row>
        <table:table-row table:style-name="ro1">
          <table:table-cell office:value-type="string" calcext:value-type="string">
            <text:p>Auchenoglanis occidentalis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2.381" calcext:value-type="float">
            <text:p>52.381</text:p>
          </table:table-cell>
        </table:table-row>
        <table:table-row table:style-name="ro1">
          <table:table-cell office:value-type="string" calcext:value-type="string">
            <text:p>Agrostichthys parkeri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string" calcext:value-type="string">
            <text:p>Alopias vulpinus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8.095" calcext:value-type="float">
            <text:p>38.095</text:p>
          </table:table-cell>
        </table:table-row>
        <table:table-row table:style-name="ro1">
          <table:table-cell office:value-type="string" calcext:value-type="string">
            <text:p>Apistogramma panduro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7.143" calcext:value-type="float">
            <text:p>57.143</text:p>
          </table:table-cell>
        </table:table-row>
        <table:table-row table:style-name="ro1">
          <table:table-cell office:value-type="string" calcext:value-type="string">
            <text:p>Boehlkea fredcochui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2.381" calcext:value-type="float">
            <text:p>52.381</text:p>
          </table:table-cell>
        </table:table-row>
        <table:table-row table:style-name="ro1">
          <table:table-cell office:value-type="string" calcext:value-type="string">
            <text:p>Brachaelurus waddi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cipenser gueldenstaedtii</text:p>
          </table:table-cell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8.095" calcext:value-type="float">
            <text:p>38.095</text:p>
          </table:table-cell>
        </table:table-row>
        <table:table-row table:style-name="ro1">
          <table:table-cell office:value-type="string" calcext:value-type="string">
            <text:p>Acipenser transmontanus</text:p>
          </table:table-cell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2.381" calcext:value-type="float">
            <text:p>52.381</text:p>
          </table:table-cell>
        </table:table-row>
        <table:table-row table:style-name="ro1">
          <table:table-cell office:value-type="string" calcext:value-type="string">
            <text:p>Amblyglyphidodon aureus</text:p>
          </table:table-cell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5.714" calcext:value-type="float">
            <text:p>85.714</text:p>
          </table:table-cell>
        </table:table-row>
        <table:table-row table:style-name="ro1">
          <table:table-cell office:value-type="string" calcext:value-type="string">
            <text:p>Amphiprion bicinctus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phredoderus sayanus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ssessor flavissimus</text:p>
          </table:table-cell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Bagre marinus</text:p>
          </table:table-cell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.524" calcext:value-type="float">
            <text:p>9.524</text:p>
          </table:table-cell>
        </table:table-row>
        <table:table-row table:style-name="ro1">
          <table:table-cell office:value-type="string" calcext:value-type="string">
            <text:p>Abactochromis labrosus</text:p>
          </table:table-cell>
          <table:table-cell office:value-type="float" office:value="171" calcext:value-type="float">
            <text:p>17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2.381" calcext:value-type="float">
            <text:p>52.381</text:p>
          </table:table-cell>
        </table:table-row>
        <table:table-row table:style-name="ro1">
          <table:table-cell office:value-type="string" calcext:value-type="string">
            <text:p>Aequidens diadema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pistogramma bitaeniata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rothron immaculatus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ulonocara ethelwynnae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angana behri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tule mate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nableps anableps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rbus meridionalis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mblyraja radiata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pistogramma viejita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hirocentrus dorab</text:p>
          </table:table-cell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1.579" calcext:value-type="float">
            <text:p>31.579</text:p>
          </table:table-cell>
        </table:table-row>
        <table:table-row table:style-name="ro1">
          <table:table-cell office:value-type="string" calcext:value-type="string">
            <text:p>Sarda australis</text:p>
          </table:table-cell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1.053" calcext:value-type="float">
            <text:p>21.053</text:p>
          </table:table-cell>
        </table:table-row>
        <table:table-row table:style-name="ro1">
          <table:table-cell office:value-type="string" calcext:value-type="string">
            <text:p>Arripis trutta</text:p>
          </table:table-cell>
          <table:table-cell office:value-type="float" office:value="163" calcext:value-type="float">
            <text:p>16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5.789" calcext:value-type="float">
            <text:p>15.789</text:p>
          </table:table-cell>
        </table:table-row>
        <table:table-row table:style-name="ro1">
          <table:table-cell office:value-type="string" calcext:value-type="string">
            <text:p>Axelrodia riesei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elonesox belizanus</text:p>
          </table:table-cell>
          <table:table-cell office:value-type="float" office:value="163" calcext:value-type="float">
            <text:p>16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7.895" calcext:value-type="float">
            <text:p>57.895</text:p>
          </table:table-cell>
        </table:table-row>
        <table:table-row table:style-name="ro1">
          <table:table-cell office:value-type="string" calcext:value-type="string">
            <text:p>Botia striata</text:p>
          </table:table-cell>
          <table:table-cell office:value-type="float" office:value="163" calcext:value-type="float">
            <text:p>16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7.895" calcext:value-type="float">
            <text:p>57.895</text:p>
          </table:table-cell>
        </table:table-row>
        <table:table-row table:style-name="ro1">
          <table:table-cell office:value-type="string" calcext:value-type="string">
            <text:p>Alburnoides bipunctatus</text:p>
          </table:table-cell>
          <table:table-cell office:value-type="float" office:value="162" calcext:value-type="float">
            <text:p>16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2.632" calcext:value-type="float">
            <text:p>52.632</text:p>
          </table:table-cell>
        </table:table-row>
        <table:table-row table:style-name="ro1">
          <table:table-cell office:value-type="string" calcext:value-type="string">
            <text:p>Antennarius commerson</text:p>
          </table:table-cell>
          <table:table-cell office:value-type="float" office:value="162" calcext:value-type="float">
            <text:p>16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4.211" calcext:value-type="float">
            <text:p>84.211</text:p>
          </table:table-cell>
        </table:table-row>
        <table:table-row table:style-name="ro1">
          <table:table-cell office:value-type="string" calcext:value-type="string">
            <text:p>Atheresthes stomias</text:p>
          </table:table-cell>
          <table:table-cell office:value-type="float" office:value="162" calcext:value-type="float">
            <text:p>16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1.053" calcext:value-type="float">
            <text:p>21.053</text:p>
          </table:table-cell>
        </table:table-row>
        <table:table-row table:style-name="ro1">
          <table:table-cell office:value-type="string" calcext:value-type="string">
            <text:p>Beaufortia kweichowensis</text:p>
          </table:table-cell>
          <table:table-cell office:value-type="float" office:value="162" calcext:value-type="float">
            <text:p>16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2.632" calcext:value-type="float">
            <text:p>52.632</text:p>
          </table:table-cell>
        </table:table-row>
        <table:table-row table:style-name="ro1">
          <table:table-cell office:value-type="string" calcext:value-type="string">
            <text:p>Acanthurus xanthopterus</text:p>
          </table:table-cell>
          <table:table-cell office:value-type="float" office:value="161" calcext:value-type="float">
            <text:p>16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7.368" calcext:value-type="float">
            <text:p>47.368</text:p>
          </table:table-cell>
        </table:table-row>
        <table:table-row table:style-name="ro1">
          <table:table-cell office:value-type="string" calcext:value-type="string">
            <text:p>Ameiurus nebulosus</text:p>
          </table:table-cell>
          <table:table-cell office:value-type="float" office:value="161" calcext:value-type="float">
            <text:p>16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8.421" calcext:value-type="float">
            <text:p>68.421</text:p>
          </table:table-cell>
        </table:table-row>
        <table:table-row table:style-name="ro1">
          <table:table-cell office:value-type="string" calcext:value-type="string">
            <text:p>Aphanius fasciatus</text:p>
          </table:table-cell>
          <table:table-cell office:value-type="float" office:value="161" calcext:value-type="float">
            <text:p>16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1.579" calcext:value-type="float">
            <text:p>31.579</text:p>
          </table:table-cell>
        </table:table-row>
        <table:table-row table:style-name="ro1">
          <table:table-cell office:value-type="string" calcext:value-type="string">
            <text:p>Alestopetersius caudalis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6.842" calcext:value-type="float">
            <text:p>36.842</text:p>
          </table:table-cell>
        </table:table-row>
        <table:table-row table:style-name="ro1">
          <table:table-cell office:value-type="string" calcext:value-type="string">
            <text:p>Acheilognathus rhombeus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7.368" calcext:value-type="float">
            <text:p>47.368</text:p>
          </table:table-cell>
        </table:table-row>
        <table:table-row table:style-name="ro1">
          <table:table-cell office:value-type="string" calcext:value-type="string">
            <text:p>Aphanius iberus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7.895" calcext:value-type="float">
            <text:p>57.895</text:p>
          </table:table-cell>
        </table:table-row>
        <table:table-row table:style-name="ro1">
          <table:table-cell office:value-type="string" calcext:value-type="string">
            <text:p>Atherina boyeri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1.579" calcext:value-type="float">
            <text:p>31.579</text:p>
          </table:table-cell>
        </table:table-row>
        <table:table-row table:style-name="ro1">
          <table:table-cell office:value-type="string" calcext:value-type="string">
            <text:p>Aulonocara korneliae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6.842" calcext:value-type="float">
            <text:p>36.842</text:p>
          </table:table-cell>
        </table:table-row>
        <table:table-row table:style-name="ro1">
          <table:table-cell office:value-type="string" calcext:value-type="string">
            <text:p>Sillago sihama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1.053" calcext:value-type="float">
            <text:p>21.053</text:p>
          </table:table-cell>
        </table:table-row>
        <table:table-row table:style-name="ro1">
          <table:table-cell office:value-type="string" calcext:value-type="string">
            <text:p>Acantholabrus palloni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6.316" calcext:value-type="float">
            <text:p>26.316</text:p>
          </table:table-cell>
        </table:table-row>
        <table:table-row table:style-name="ro1">
          <table:table-cell office:value-type="string" calcext:value-type="string">
            <text:p>Acipenser sinensis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.263" calcext:value-type="float">
            <text:p>5.263</text:p>
          </table:table-cell>
        </table:table-row>
        <table:table-row table:style-name="ro1">
          <table:table-cell office:value-type="string" calcext:value-type="string">
            <text:p>Acipenser sturio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6.842" calcext:value-type="float">
            <text:p>36.842</text:p>
          </table:table-cell>
        </table:table-row>
        <table:table-row table:style-name="ro1">
          <table:table-cell office:value-type="string" calcext:value-type="string">
            <text:p>Aulonocara hueseri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5.789" calcext:value-type="float">
            <text:p>15.789</text:p>
          </table:table-cell>
        </table:table-row>
        <table:table-row table:style-name="ro1">
          <table:table-cell office:value-type="string" calcext:value-type="string">
            <text:p>Buccochromis lepturus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5.789" calcext:value-type="float">
            <text:p>15.789</text:p>
          </table:table-cell>
        </table:table-row>
        <table:table-row table:style-name="ro1">
          <table:table-cell office:value-type="string" calcext:value-type="string">
            <text:p>Acanthopagrus latus</text:p>
          </table:table-cell>
          <table:table-cell office:value-type="float" office:value="156" calcext:value-type="float">
            <text:p>15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7.895" calcext:value-type="float">
            <text:p>57.895</text:p>
          </table:table-cell>
        </table:table-row>
        <table:table-row table:style-name="ro1">
          <table:table-cell office:value-type="string" calcext:value-type="string">
            <text:p>Amphilophus amarillo</text:p>
          </table:table-cell>
          <table:table-cell office:value-type="float" office:value="156" calcext:value-type="float">
            <text:p>15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5.789" calcext:value-type="float">
            <text:p>15.789</text:p>
          </table:table-cell>
        </table:table-row>
        <table:table-row table:style-name="ro1">
          <table:table-cell office:value-type="string" calcext:value-type="string">
            <text:p>Austrolebias nigripinnis</text:p>
          </table:table-cell>
          <table:table-cell office:value-type="float" office:value="156" calcext:value-type="float">
            <text:p>15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2.632" calcext:value-type="float">
            <text:p>52.632</text:p>
          </table:table-cell>
        </table:table-row>
        <table:table-row table:style-name="ro1">
          <table:table-cell office:value-type="string" calcext:value-type="string">
            <text:p>Brycinus longipinnis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7.368" calcext:value-type="float">
            <text:p>47.368</text:p>
          </table:table-cell>
        </table:table-row>
        <table:table-row table:style-name="ro1">
          <table:table-cell office:value-type="string" calcext:value-type="string">
            <text:p>Acanthurus bahianus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6.842" calcext:value-type="float">
            <text:p>36.842</text:p>
          </table:table-cell>
        </table:table-row>
        <table:table-row table:style-name="ro1">
          <table:table-cell office:value-type="string" calcext:value-type="string">
            <text:p>Acanthurus chirurgus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6.842" calcext:value-type="float">
            <text:p>36.842</text:p>
          </table:table-cell>
        </table:table-row>
        <table:table-row table:style-name="ro1">
          <table:table-cell office:value-type="string" calcext:value-type="string">
            <text:p>Apistogramma hongsloi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7.368" calcext:value-type="float">
            <text:p>47.368</text:p>
          </table:table-cell>
        </table:table-row>
        <table:table-row table:style-name="ro1">
          <table:table-cell office:value-type="string" calcext:value-type="string">
            <text:p>Argentina sphyraena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5.789" calcext:value-type="float">
            <text:p>15.789</text:p>
          </table:table-cell>
        </table:table-row>
        <table:table-row table:style-name="ro1">
          <table:table-cell office:value-type="string" calcext:value-type="string">
            <text:p>Aphyocharax anisitsi</text:p>
          </table:table-cell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2.222" calcext:value-type="float">
            <text:p>72.222</text:p>
          </table:table-cell>
        </table:table-row>
        <table:table-row table:style-name="ro1">
          <table:table-cell office:value-type="string" calcext:value-type="string">
            <text:p>Apogon maculatus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Betta imbellis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canthochromis polyacanthus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phia minuta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2.222" calcext:value-type="float">
            <text:p>22.222</text:p>
          </table:table-cell>
        </table:table-row>
        <table:table-row table:style-name="ro1">
          <table:table-cell office:value-type="string" calcext:value-type="string">
            <text:p>Atractosteus tropicus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2.222" calcext:value-type="float">
            <text:p>22.222</text:p>
          </table:table-cell>
        </table:table-row>
        <table:table-row table:style-name="ro1">
          <table:table-cell office:value-type="string" calcext:value-type="string">
            <text:p>Aulonocara aquilonium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2.222" calcext:value-type="float">
            <text:p>22.222</text:p>
          </table:table-cell>
        </table:table-row>
        <table:table-row table:style-name="ro1">
          <table:table-cell office:value-type="string" calcext:value-type="string">
            <text:p>Baryancistrus beggini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2.222" calcext:value-type="float">
            <text:p>22.222</text:p>
          </table:table-cell>
        </table:table-row>
        <table:table-row table:style-name="ro1">
          <table:table-cell office:value-type="string" calcext:value-type="string">
            <text:p>Caesioperca lepidoptera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Bedotia madagascariensis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Abudefduf vaigiensis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4.444" calcext:value-type="float">
            <text:p>44.444</text:p>
          </table:table-cell>
        </table:table-row>
        <table:table-row table:style-name="ro1">
          <table:table-cell office:value-type="string" calcext:value-type="string">
            <text:p>Botia dario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rachyplatystoma filamentosum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7.778" calcext:value-type="float">
            <text:p>27.778</text:p>
          </table:table-cell>
        </table:table-row>
        <table:table-row table:style-name="ro1">
          <table:table-cell office:value-type="string" calcext:value-type="string">
            <text:p>Anguilla bengalensis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.556" calcext:value-type="float">
            <text:p>5.556</text:p>
          </table:table-cell>
        </table:table-row>
        <table:table-row table:style-name="ro1">
          <table:table-cell office:value-type="string" calcext:value-type="string">
            <text:p>Arapaima leptosoma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.556" calcext:value-type="float">
            <text:p>5.556</text:p>
          </table:table-cell>
        </table:table-row>
        <table:table-row table:style-name="ro1">
          <table:table-cell office:value-type="string" calcext:value-type="string">
            <text:p>Astronotus crassipinnis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pistogramma elizabethae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8.889" calcext:value-type="float">
            <text:p>38.889</text:p>
          </table:table-cell>
        </table:table-row>
        <table:table-row table:style-name="ro1">
          <table:table-cell office:value-type="string" calcext:value-type="string">
            <text:p>Abudefduf sordidus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3.529" calcext:value-type="float">
            <text:p>23.529</text:p>
          </table:table-cell>
        </table:table-row>
        <table:table-row table:style-name="ro1">
          <table:table-cell office:value-type="string" calcext:value-type="string">
            <text:p>Acanthopagrus australis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.647" calcext:value-type="float">
            <text:p>17.647</text:p>
          </table:table-cell>
        </table:table-row>
        <table:table-row table:style-name="ro1">
          <table:table-cell office:value-type="string" calcext:value-type="string">
            <text:p>Acestrorhynchus falcatus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3.529" calcext:value-type="float">
            <text:p>23.529</text:p>
          </table:table-cell>
        </table:table-row>
        <table:table-row table:style-name="ro1">
          <table:table-cell office:value-type="string" calcext:value-type="string">
            <text:p>Aeoliscus strigatus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1.176" calcext:value-type="float">
            <text:p>41.176</text:p>
          </table:table-cell>
        </table:table-row>
        <table:table-row table:style-name="ro1">
          <table:table-cell office:value-type="string" calcext:value-type="string">
            <text:p>Aphanius dispar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2.222" calcext:value-type="float">
            <text:p>22.222</text:p>
          </table:table-cell>
        </table:table-row>
        <table:table-row table:style-name="ro1">
          <table:table-cell office:value-type="string" calcext:value-type="string">
            <text:p>Aplocheilus panchax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7.059" calcext:value-type="float">
            <text:p>47.059</text:p>
          </table:table-cell>
        </table:table-row>
        <table:table-row table:style-name="ro1">
          <table:table-cell office:value-type="string" calcext:value-type="string">
            <text:p>Aracana aurita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1.765" calcext:value-type="float">
            <text:p>11.765</text:p>
          </table:table-cell>
        </table:table-row>
        <table:table-row table:style-name="ro1">
          <table:table-cell office:value-type="string" calcext:value-type="string">
            <text:p>Aulonocara brevinidus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7.778" calcext:value-type="float">
            <text:p>27.778</text:p>
          </table:table-cell>
        </table:table-row>
        <table:table-row table:style-name="ro1">
          <table:table-cell office:value-type="string" calcext:value-type="string">
            <text:p>Bodianus pulchellus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1.176" calcext:value-type="float">
            <text:p>41.176</text:p>
          </table:table-cell>
        </table:table-row>
        <table:table-row table:style-name="ro1">
          <table:table-cell office:value-type="string" calcext:value-type="string">
            <text:p>Boleophthalmus pectinirostris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7.059" calcext:value-type="float">
            <text:p>47.059</text:p>
          </table:table-cell>
        </table:table-row>
        <table:table-row table:style-name="ro1">
          <table:table-cell office:value-type="string" calcext:value-type="string">
            <text:p>Brachaluteres jacksonianus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3.529" calcext:value-type="float">
            <text:p>23.529</text:p>
          </table:table-cell>
        </table:table-row>
        <table:table-row table:style-name="ro1">
          <table:table-cell office:value-type="string" calcext:value-type="string">
            <text:p>Brachionichthys hirsutus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1.176" calcext:value-type="float">
            <text:p>41.176</text:p>
          </table:table-cell>
        </table:table-row>
        <table:table-row table:style-name="ro1">
          <table:table-cell office:value-type="string" calcext:value-type="string">
            <text:p>Brachyplatystoma tigrinum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7.778" calcext:value-type="float">
            <text:p>27.778</text:p>
          </table:table-cell>
        </table:table-row>
        <table:table-row table:style-name="ro1">
          <table:table-cell office:value-type="string" calcext:value-type="string">
            <text:p>Aphyocharax rathbuni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3.529" calcext:value-type="float">
            <text:p>23.529</text:p>
          </table:table-cell>
        </table:table-row>
        <table:table-row table:style-name="ro1">
          <table:table-cell office:value-type="string" calcext:value-type="string">
            <text:p>Betta macrostoma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8.824" calcext:value-type="float">
            <text:p>58.824</text:p>
          </table:table-cell>
        </table:table-row>
        <table:table-row table:style-name="ro1">
          <table:table-cell office:value-type="string" calcext:value-type="string">
            <text:p>Macquaria novemaculeata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9.412" calcext:value-type="float">
            <text:p>29.412</text:p>
          </table:table-cell>
        </table:table-row>
        <table:table-row table:style-name="ro1">
          <table:table-cell office:value-type="string" calcext:value-type="string">
            <text:p>Astroscopus guttatus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1.176" calcext:value-type="float">
            <text:p>41.176</text:p>
          </table:table-cell>
        </table:table-row>
        <table:table-row table:style-name="ro1">
          <table:table-cell office:value-type="string" calcext:value-type="string">
            <text:p>Ablennes hians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9.412" calcext:value-type="float">
            <text:p>29.412</text:p>
          </table:table-cell>
        </table:table-row>
        <table:table-row table:style-name="ro1">
          <table:table-cell office:value-type="string" calcext:value-type="string">
            <text:p>Acipenser baerii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7.059" calcext:value-type="float">
            <text:p>47.059</text:p>
          </table:table-cell>
        </table:table-row>
        <table:table-row table:style-name="ro1">
          <table:table-cell office:value-type="string" calcext:value-type="string">
            <text:p>Ammocrypta clara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1.765" calcext:value-type="float">
            <text:p>11.765</text:p>
          </table:table-cell>
        </table:table-row>
        <table:table-row table:style-name="ro1">
          <table:table-cell office:value-type="string" calcext:value-type="string">
            <text:p>Barbatula nuda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9.412" calcext:value-type="float">
            <text:p>29.412</text:p>
          </table:table-cell>
        </table:table-row>
        <table:table-row table:style-name="ro1">
          <table:table-cell office:value-type="string" calcext:value-type="string">
            <text:p>Bothus ocellatus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glyphidodon indicus</text:p>
          </table:table-cell>
          <table:table-cell office:value-type="float" office:value="139" calcext:value-type="float">
            <text:p>13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assis ambassis</text:p>
          </table:table-cell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8.824" calcext:value-type="float">
            <text:p>58.824</text:p>
          </table:table-cell>
        </table:table-row>
        <table:table-row table:style-name="ro1">
          <table:table-cell office:value-type="string" calcext:value-type="string">
            <text:p>Amblyeleotris yanoi</text:p>
          </table:table-cell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8.824" calcext:value-type="float">
            <text:p>58.824</text:p>
          </table:table-cell>
        </table:table-row>
        <table:table-row table:style-name="ro1">
          <table:table-cell office:value-type="string" calcext:value-type="string">
            <text:p>Anguilla marmorata</text:p>
          </table:table-cell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styanax jordani</text:p>
          </table:table-cell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9.412" calcext:value-type="float">
            <text:p>29.412</text:p>
          </table:table-cell>
        </table:table-row>
        <table:table-row table:style-name="ro1">
          <table:table-cell office:value-type="string" calcext:value-type="string">
            <text:p>Anampses lennardi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3.75" calcext:value-type="float">
            <text:p>43.75</text:p>
          </table:table-cell>
        </table:table-row>
        <table:table-row table:style-name="ro1">
          <table:table-cell office:value-type="string" calcext:value-type="string">
            <text:p>Betta unimaculata</text:p>
          </table:table-cell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ipenser stellatus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string" calcext:value-type="string">
            <text:p>Acreichthys tomentosus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Ancistrus ranunculus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Apolemichthys arcuatus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pteronotus albifrons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Bodianus scrofa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string" calcext:value-type="string">
            <text:p>Acanthurus guttatus</text:p>
          </table:table-cell>
          <table:table-cell office:value-type="float" office:value="134" calcext:value-type="float">
            <text:p>1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6.25" calcext:value-type="float">
            <text:p>56.25</text:p>
          </table:table-cell>
        </table:table-row>
        <table:table-row table:style-name="ro1">
          <table:table-cell office:value-type="string" calcext:value-type="string">
            <text:p>Anisotremus taeniatus</text:p>
          </table:table-cell>
          <table:table-cell office:value-type="float" office:value="134" calcext:value-type="float">
            <text:p>13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string" calcext:value-type="string">
            <text:p>Bujurquina vittata</text:p>
          </table:table-cell>
          <table:table-cell office:value-type="float" office:value="134" calcext:value-type="float">
            <text:p>13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Abbottina rivularis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Acanthurus gahhm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string" calcext:value-type="string">
            <text:p>Ambastaia sidthimunki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string" calcext:value-type="string">
            <text:p>Apistogramma similis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Astyanax mexicanus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eaufortia leveretti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string" calcext:value-type="string">
            <text:p>Amblyglyphidodon leucogaster</text:p>
          </table:table-cell>
          <table:table-cell office:value-type="float" office:value="132" calcext:value-type="float">
            <text:p>13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string" calcext:value-type="string">
            <text:p>Anarhichas orientalis</text:p>
          </table:table-cell>
          <table:table-cell office:value-type="float" office:value="132" calcext:value-type="float">
            <text:p>13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Aplocheilus lineatus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string" calcext:value-type="string">
            <text:p>Bairdiella chrysoura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etta simplex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3.75" calcext:value-type="float">
            <text:p>43.75</text:p>
          </table:table-cell>
        </table:table-row>
        <table:table-row table:style-name="ro1">
          <table:table-cell office:value-type="string" calcext:value-type="string">
            <text:p>Brama australis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Bryaninops yongei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string" calcext:value-type="string">
            <text:p>Alosa pseudoharengus</text:p>
          </table:table-cell>
          <table:table-cell office:value-type="float" office:value="129" calcext:value-type="float">
            <text:p>12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Amblyglyphidodon curacao</text:p>
          </table:table-cell>
          <table:table-cell office:value-type="float" office:value="129" calcext:value-type="float">
            <text:p>12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3.75" calcext:value-type="float">
            <text:p>43.75</text:p>
          </table:table-cell>
        </table:table-row>
        <table:table-row table:style-name="ro1">
          <table:table-cell office:value-type="string" calcext:value-type="string">
            <text:p>Anarhichas minor</text:p>
          </table:table-cell>
          <table:table-cell office:value-type="float" office:value="129" calcext:value-type="float">
            <text:p>12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Anoplogaster cornuta</text:p>
          </table:table-cell>
          <table:table-cell office:value-type="float" office:value="129" calcext:value-type="float">
            <text:p>12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pistogramma baenschi</text:p>
          </table:table-cell>
          <table:table-cell office:value-type="float" office:value="129" calcext:value-type="float">
            <text:p>12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1.25" calcext:value-type="float">
            <text:p>81.25</text:p>
          </table:table-cell>
        </table:table-row>
        <table:table-row table:style-name="ro1">
          <table:table-cell office:value-type="string" calcext:value-type="string">
            <text:p>Astatheros macracanthus</text:p>
          </table:table-cell>
          <table:table-cell office:value-type="float" office:value="129" calcext:value-type="float">
            <text:p>1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inus nurse</text:p>
          </table:table-cell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Calamus bajonado</text:p>
          </table:table-cell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mblycirrhitus pino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polemichthys xanthuru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cipenser oxyrinchus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oxypristis cuspidata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revoortia tyrannus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6.667" calcext:value-type="float">
            <text:p>26.667</text:p>
          </table:table-cell>
        </table:table-row>
        <table:table-row table:style-name="ro1">
          <table:table-cell office:value-type="string" calcext:value-type="string">
            <text:p>Buglossidium luteum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6.667" calcext:value-type="float">
            <text:p>26.667</text:p>
          </table:table-cell>
        </table:table-row>
        <table:table-row table:style-name="ro1">
          <table:table-cell office:value-type="string" calcext:value-type="string">
            <text:p>Acipenser brevirostrum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therinomorus lacunosus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cistrus greeni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.333" calcext:value-type="float">
            <text:p>13.333</text:p>
          </table:table-cell>
        </table:table-row>
        <table:table-row table:style-name="ro1">
          <table:table-cell office:value-type="string" calcext:value-type="string">
            <text:p>Ancistrus temminckii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.333" calcext:value-type="float">
            <text:p>13.333</text:p>
          </table:table-cell>
        </table:table-row>
        <table:table-row table:style-name="ro1">
          <table:table-cell office:value-type="string" calcext:value-type="string">
            <text:p>Antennarius pictus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6.667" calcext:value-type="float">
            <text:p>46.667</text:p>
          </table:table-cell>
        </table:table-row>
        <table:table-row table:style-name="ro1">
          <table:table-cell office:value-type="string" calcext:value-type="string">
            <text:p>Brycon hilarii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Brevibora dorsiocellata</text:p>
          </table:table-cell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canthurus pyroferus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matitlania siquia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.333" calcext:value-type="float">
            <text:p>13.333</text:p>
          </table:table-cell>
        </table:table-row>
        <table:table-row table:style-name="ro1">
          <table:table-cell office:value-type="string" calcext:value-type="string">
            <text:p>Ameiurus natalis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smaragdina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canthopagrus bifasciatus</text:p>
          </table:table-cell>
          <table:table-cell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rchoplites interruptus</text:p>
          </table:table-cell>
          <table:table-cell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6.667" calcext:value-type="float">
            <text:p>26.667</text:p>
          </table:table-cell>
        </table:table-row>
        <table:table-row table:style-name="ro1">
          <table:table-cell office:value-type="string" calcext:value-type="string">
            <text:p>Ablabys taenianotus</text:p>
          </table:table-cell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lepisaurus ferox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7.143" calcext:value-type="float">
            <text:p>57.143</text:p>
          </table:table-cell>
        </table:table-row>
        <table:table-row table:style-name="ro1">
          <table:table-cell office:value-type="string" calcext:value-type="string">
            <text:p>Argyrosomus hololepidotus</text:p>
          </table:table-cell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idoras spilotus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.143" calcext:value-type="float">
            <text:p>7.143</text:p>
          </table:table-cell>
        </table:table-row>
        <table:table-row table:style-name="ro1">
          <table:table-cell office:value-type="string" calcext:value-type="string">
            <text:p>Bidyanus bidyanus</text:p>
          </table:table-cell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6.667" calcext:value-type="float">
            <text:p>26.667</text:p>
          </table:table-cell>
        </table:table-row>
        <table:table-row table:style-name="ro1">
          <table:table-cell office:value-type="string" calcext:value-type="string">
            <text:p>Seriolina nigrofasciata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1.429" calcext:value-type="float">
            <text:p>21.429</text:p>
          </table:table-cell>
        </table:table-row>
        <table:table-row table:style-name="ro1">
          <table:table-cell office:value-type="string" calcext:value-type="string">
            <text:p>Acanthurus nigrofuscus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4.286" calcext:value-type="float">
            <text:p>64.286</text:p>
          </table:table-cell>
        </table:table-row>
        <table:table-row table:style-name="ro1">
          <table:table-cell office:value-type="string" calcext:value-type="string">
            <text:p>Agonus cataphractus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1.429" calcext:value-type="float">
            <text:p>21.429</text:p>
          </table:table-cell>
        </table:table-row>
        <table:table-row table:style-name="ro1">
          <table:table-cell office:value-type="string" calcext:value-type="string">
            <text:p>Alosa aestivalis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.143" calcext:value-type="float">
            <text:p>7.143</text:p>
          </table:table-cell>
        </table:table-row>
        <table:table-row table:style-name="ro1">
          <table:table-cell office:value-type="string" calcext:value-type="string">
            <text:p>Ammodytes tobianus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5.714" calcext:value-type="float">
            <text:p>35.714</text:p>
          </table:table-cell>
        </table:table-row>
        <table:table-row table:style-name="ro1">
          <table:table-cell office:value-type="string" calcext:value-type="string">
            <text:p>Anampses cuvier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.333" calcext:value-type="float">
            <text:p>13.333</text:p>
          </table:table-cell>
        </table:table-row>
        <table:table-row table:style-name="ro1">
          <table:table-cell office:value-type="string" calcext:value-type="string">
            <text:p>Anguilla australis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.667" calcext:value-type="float">
            <text:p>6.667</text:p>
          </table:table-cell>
        </table:table-row>
        <table:table-row table:style-name="ro1">
          <table:table-cell office:value-type="string" calcext:value-type="string">
            <text:p>Aphyosemion splendopleure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Bodianus diana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6.667" calcext:value-type="float">
            <text:p>46.667</text:p>
          </table:table-cell>
        </table:table-row>
        <table:table-row table:style-name="ro1">
          <table:table-cell office:value-type="string" calcext:value-type="string">
            <text:p>Buccochromis spectabilis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1.429" calcext:value-type="float">
            <text:p>21.429</text:p>
          </table:table-cell>
        </table:table-row>
        <table:table-row table:style-name="ro1">
          <table:table-cell office:value-type="string" calcext:value-type="string">
            <text:p>Acanthurus dussumieri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ulonocara rostratum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Betta pugnax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8.571" calcext:value-type="float">
            <text:p>28.571</text:p>
          </table:table-cell>
        </table:table-row>
        <table:table-row table:style-name="ro1">
          <table:table-cell office:value-type="string" calcext:value-type="string">
            <text:p>Acanthurus leucosternon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5.714" calcext:value-type="float">
            <text:p>85.714</text:p>
          </table:table-cell>
        </table:table-row>
        <table:table-row table:style-name="ro1">
          <table:table-cell office:value-type="string" calcext:value-type="string">
            <text:p>Amblyeleotris guttata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9" calcext:value-type="float">
            <text:p>71.429</text:p>
          </table:table-cell>
        </table:table-row>
        <table:table-row table:style-name="ro1">
          <table:table-cell office:value-type="string" calcext:value-type="string">
            <text:p>Awaous flavus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string" calcext:value-type="string">
            <text:p>Bagrus meridionalis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rhaphis roseni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5.714" calcext:value-type="float">
            <text:p>35.714</text:p>
          </table:table-cell>
        </table:table-row>
        <table:table-row table:style-name="ro1">
          <table:table-cell office:value-type="string" calcext:value-type="string">
            <text:p>Cairnsichthys rhombosomoides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4.286" calcext:value-type="float">
            <text:p>64.286</text:p>
          </table:table-cell>
        </table:table-row>
        <table:table-row table:style-name="ro1">
          <table:table-cell office:value-type="string" calcext:value-type="string">
            <text:p>Pomadasys kaakan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1.429" calcext:value-type="float">
            <text:p>21.429</text:p>
          </table:table-cell>
        </table:table-row>
        <table:table-row table:style-name="ro1">
          <table:table-cell office:value-type="string" calcext:value-type="string">
            <text:p>Aphyosemion striatum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esio varilineata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ptocyclus ventricosus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mblyglyphidodon flavilatus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.143" calcext:value-type="float">
            <text:p>7.143</text:p>
          </table:table-cell>
        </table:table-row>
        <table:table-row table:style-name="ro1">
          <table:table-cell office:value-type="string" calcext:value-type="string">
            <text:p>Anampses femininus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string" calcext:value-type="string">
            <text:p>Ancistrus maculatus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rosalarias fuscus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Bathysaurus ferox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7.143" calcext:value-type="float">
            <text:p>57.143</text:p>
          </table:table-cell>
        </table:table-row>
        <table:table-row table:style-name="ro1">
          <table:table-cell office:value-type="string" calcext:value-type="string">
            <text:p>Biotodoma wavrini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Blenniella chrysospilos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.143" calcext:value-type="float">
            <text:p>7.143</text:p>
          </table:table-cell>
        </table:table-row>
        <table:table-row table:style-name="ro1">
          <table:table-cell office:value-type="string" calcext:value-type="string">
            <text:p>Botia rostrata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.143" calcext:value-type="float">
            <text:p>7.143</text:p>
          </table:table-cell>
        </table:table-row>
        <table:table-row table:style-name="ro1">
          <table:table-cell office:value-type="string" calcext:value-type="string">
            <text:p>Acanthicus hystrix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.692" calcext:value-type="float">
            <text:p>7.692</text:p>
          </table:table-cell>
        </table:table-row>
        <table:table-row table:style-name="ro1">
          <table:table-cell office:value-type="string" calcext:value-type="string">
            <text:p>Apistogramma mendezi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3.846" calcext:value-type="float">
            <text:p>53.846</text:p>
          </table:table-cell>
        </table:table-row>
        <table:table-row table:style-name="ro1">
          <table:table-cell office:value-type="string" calcext:value-type="string">
            <text:p>Argyropelecus hemigymnus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Brachyplatystoma rousseauxii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3.846" calcext:value-type="float">
            <text:p>53.846</text:p>
          </table:table-cell>
        </table:table-row>
        <table:table-row table:style-name="ro1">
          <table:table-cell office:value-type="string" calcext:value-type="string">
            <text:p>Ancistrus claro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odontichthys dinema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8.462" calcext:value-type="float">
            <text:p>38.462</text:p>
          </table:table-cell>
        </table:table-row>
        <table:table-row table:style-name="ro1">
          <table:table-cell office:value-type="string" calcext:value-type="string">
            <text:p>Boreogadus saida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.385" calcext:value-type="float">
            <text:p>15.385</text:p>
          </table:table-cell>
        </table:table-row>
        <table:table-row table:style-name="ro1">
          <table:table-cell office:value-type="string" calcext:value-type="string">
            <text:p>Sillago maculata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.385" calcext:value-type="float">
            <text:p>15.385</text:p>
          </table:table-cell>
        </table:table-row>
        <table:table-row table:style-name="ro1">
          <table:table-cell office:value-type="string" calcext:value-type="string">
            <text:p>Amphiprion chrysopterus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6.154" calcext:value-type="float">
            <text:p>46.154</text:p>
          </table:table-cell>
        </table:table-row>
        <table:table-row table:style-name="ro1">
          <table:table-cell office:value-type="string" calcext:value-type="string">
            <text:p>Apistogramma brevis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.692" calcext:value-type="float">
            <text:p>7.692</text:p>
          </table:table-cell>
        </table:table-row>
        <table:table-row table:style-name="ro1">
          <table:table-cell office:value-type="string" calcext:value-type="string">
            <text:p>Baryancistrus chrysolomus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.385" calcext:value-type="float">
            <text:p>15.385</text:p>
          </table:table-cell>
        </table:table-row>
        <table:table-row table:style-name="ro1">
          <table:table-cell office:value-type="string" calcext:value-type="string">
            <text:p>Bryaninops natans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0.769" calcext:value-type="float">
            <text:p>30.769</text:p>
          </table:table-cell>
        </table:table-row>
        <table:table-row table:style-name="ro1">
          <table:table-cell office:value-type="string" calcext:value-type="string">
            <text:p>Apistogramma hoignei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.385" calcext:value-type="float">
            <text:p>15.385</text:p>
          </table:table-cell>
        </table:table-row>
        <table:table-row table:style-name="ro1">
          <table:table-cell office:value-type="string" calcext:value-type="string">
            <text:p>Astyanax bimaculatus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.385" calcext:value-type="float">
            <text:p>15.385</text:p>
          </table:table-cell>
        </table:table-row>
        <table:table-row table:style-name="ro1">
          <table:table-cell office:value-type="string" calcext:value-type="string">
            <text:p>Acipenser naccarii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3.077" calcext:value-type="float">
            <text:p>23.077</text:p>
          </table:table-cell>
        </table:table-row>
        <table:table-row table:style-name="ro1">
          <table:table-cell office:value-type="string" calcext:value-type="string">
            <text:p>Anostomus anostomus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6.923" calcext:value-type="float">
            <text:p>76.923</text:p>
          </table:table-cell>
        </table:table-row>
        <table:table-row table:style-name="ro1">
          <table:table-cell office:value-type="string" calcext:value-type="string">
            <text:p>Aspidoras pauciradiatus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eleotris randalli</text:p>
          </table:table-cell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1" calcext:value-type="float">
            <text:p>69.231</text:p>
          </table:table-cell>
        </table:table-row>
        <table:table-row table:style-name="ro1">
          <table:table-cell office:value-type="string" calcext:value-type="string">
            <text:p>Acheilognathus melanogaster</text:p>
          </table:table-cell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.385" calcext:value-type="float">
            <text:p>15.385</text:p>
          </table:table-cell>
        </table:table-row>
        <table:table-row table:style-name="ro1">
          <table:table-cell office:value-type="string" calcext:value-type="string">
            <text:p>Anampses twistii</text:p>
          </table:table-cell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.385" calcext:value-type="float">
            <text:p>15.385</text:p>
          </table:table-cell>
        </table:table-row>
        <table:table-row table:style-name="ro1">
          <table:table-cell office:value-type="string" calcext:value-type="string">
            <text:p>Ancistrus cirrhosus</text:p>
          </table:table-cell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3.077" calcext:value-type="float">
            <text:p>23.077</text:p>
          </table:table-cell>
        </table:table-row>
        <table:table-row table:style-name="ro1">
          <table:table-cell office:value-type="string" calcext:value-type="string">
            <text:p>Apistogramma barlowi</text:p>
          </table:table-cell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.385" calcext:value-type="float">
            <text:p>15.385</text:p>
          </table:table-cell>
        </table:table-row>
        <table:table-row table:style-name="ro1">
          <table:table-cell office:value-type="string" calcext:value-type="string">
            <text:p>Apistogramma pulchra</text:p>
          </table:table-cell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6.154" calcext:value-type="float">
            <text:p>46.154</text:p>
          </table:table-cell>
        </table:table-row>
        <table:table-row table:style-name="ro1">
          <table:table-cell office:value-type="string" calcext:value-type="string">
            <text:p>Batrachomoeus dubius</text:p>
          </table:table-cell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0.769" calcext:value-type="float">
            <text:p>30.769</text:p>
          </table:table-cell>
        </table:table-row>
        <table:table-row table:style-name="ro1">
          <table:table-cell office:value-type="string" calcext:value-type="string">
            <text:p>Anaecypris hispanica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emblemaria spinosa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urus olivaceus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lfaro cultratus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.333" calcext:value-type="float">
            <text:p>8.333</text:p>
          </table:table-cell>
        </table:table-row>
        <table:table-row table:style-name="ro1">
          <table:table-cell office:value-type="string" calcext:value-type="string">
            <text:p>Anoplopoma fimbria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.385" calcext:value-type="float">
            <text:p>15.385</text:p>
          </table:table-cell>
        </table:table-row>
        <table:table-row table:style-name="ro1">
          <table:table-cell office:value-type="string" calcext:value-type="string">
            <text:p>Antennarius multiocellatus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pistogramma alacrina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polemichthys xanthotis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.333" calcext:value-type="float">
            <text:p>8.333</text:p>
          </table:table-cell>
        </table:table-row>
        <table:table-row table:style-name="ro1">
          <table:table-cell office:value-type="string" calcext:value-type="string">
            <text:p>Auriglobus modestus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xelrodia stigmatias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3.077" calcext:value-type="float">
            <text:p>23.077</text:p>
          </table:table-cell>
        </table:table-row>
        <table:table-row table:style-name="ro1">
          <table:table-cell office:value-type="string" calcext:value-type="string">
            <text:p>Boulengerella cuvieri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3.077" calcext:value-type="float">
            <text:p>23.077</text:p>
          </table:table-cell>
        </table:table-row>
        <table:table-row table:style-name="ro1">
          <table:table-cell office:value-type="string" calcext:value-type="string">
            <text:p>Abalistes stellaris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osa alosa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prion perideraion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pistogramma atahualpa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pistogramma gossei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tychotrema rostrata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rctoscopus japonicus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.385" calcext:value-type="float">
            <text:p>15.385</text:p>
          </table:table-cell>
        </table:table-row>
        <table:table-row table:style-name="ro1">
          <table:table-cell office:value-type="string" calcext:value-type="string">
            <text:p>Ariopsis felis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Bagarius yarrelli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arbodes semifasciolatus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.385" calcext:value-type="float">
            <text:p>15.385</text:p>
          </table:table-cell>
        </table:table-row>
        <table:table-row table:style-name="ro1">
          <table:table-cell office:value-type="string" calcext:value-type="string">
            <text:p>Betta mahachaiensis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.333" calcext:value-type="float">
            <text:p>8.333</text:p>
          </table:table-cell>
        </table:table-row>
        <table:table-row table:style-name="ro1">
          <table:table-cell office:value-type="string" calcext:value-type="string">
            <text:p>Amphiprion sandaracinos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8.333" calcext:value-type="float">
            <text:p>58.333</text:p>
          </table:table-cell>
        </table:table-row>
        <table:table-row table:style-name="ro1">
          <table:table-cell office:value-type="string" calcext:value-type="string">
            <text:p>Apistogramma juruensis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Apolemichthys xanthopunctatus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rothron reticularis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Acanthurus mata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ipenser persicus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hera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odianus bimaculatus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otia lohachata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losa chrysochloris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rachyplatystoma vaillantii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udefduf septemfasciatus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Amphiprion akallopisos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Aspidontus dussumieri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enitochromis nigrodorsalis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1.667" calcext:value-type="float">
            <text:p>41.667</text:p>
          </table:table-cell>
        </table:table-row>
        <table:table-row table:style-name="ro1">
          <table:table-cell office:value-type="string" calcext:value-type="string">
            <text:p>Scomberoides commersonnianus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cobitis botia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.333" calcext:value-type="float">
            <text:p>8.333</text:p>
          </table:table-cell>
        </table:table-row>
        <table:table-row table:style-name="ro1">
          <table:table-cell office:value-type="string" calcext:value-type="string">
            <text:p>Badis badis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omadasys argenteus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Abudefduf bengalensis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.333" calcext:value-type="float">
            <text:p>8.333</text:p>
          </table:table-cell>
        </table:table-row>
        <table:table-row table:style-name="ro1">
          <table:table-cell office:value-type="string" calcext:value-type="string">
            <text:p>Aguarunichthys torosus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blygobius decussatus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4.545" calcext:value-type="float">
            <text:p>54.545</text:p>
          </table:table-cell>
        </table:table-row>
        <table:table-row table:style-name="ro1">
          <table:table-cell office:value-type="string" calcext:value-type="string">
            <text:p>Amphilophus lyonsi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.182" calcext:value-type="float">
            <text:p>18.182</text:p>
          </table:table-cell>
        </table:table-row>
        <table:table-row table:style-name="ro1">
          <table:table-cell office:value-type="string" calcext:value-type="string">
            <text:p>Aphanopus carbo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Aphyocharax nattereri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pistus carinatus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odianus unimaculatus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Botia histrionica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ryaninops amplus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091" calcext:value-type="float">
            <text:p>9.091</text:p>
          </table:table-cell>
        </table:table-row>
        <table:table-row table:style-name="ro1">
          <table:table-cell office:value-type="string" calcext:value-type="string">
            <text:p>Acanthicus adonis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.273" calcext:value-type="float">
            <text:p>27.273</text:p>
          </table:table-cell>
        </table:table-row>
        <table:table-row table:style-name="ro1">
          <table:table-cell office:value-type="string" calcext:value-type="string">
            <text:p>Acanthurus nigricauda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.273" calcext:value-type="float">
            <text:p>27.273</text:p>
          </table:table-cell>
        </table:table-row>
        <table:table-row table:style-name="ro1">
          <table:table-cell office:value-type="string" calcext:value-type="string">
            <text:p>Aldrichetta forsteri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stes baremoze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nses scopas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nguilla dieffenbachii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.182" calcext:value-type="float">
            <text:p>18.182</text:p>
          </table:table-cell>
        </table:table-row>
        <table:table-row table:style-name="ro1">
          <table:table-cell office:value-type="string" calcext:value-type="string">
            <text:p>Antennarius striatus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3.333" calcext:value-type="float">
            <text:p>83.333</text:p>
          </table:table-cell>
        </table:table-row>
        <table:table-row table:style-name="ro1">
          <table:table-cell office:value-type="string" calcext:value-type="string">
            <text:p>Argyropelecus affinis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.182" calcext:value-type="float">
            <text:p>18.182</text:p>
          </table:table-cell>
        </table:table-row>
        <table:table-row table:style-name="ro1">
          <table:table-cell office:value-type="string" calcext:value-type="string">
            <text:p>Barbus plebejus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rachomoeus trispinosus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.333" calcext:value-type="float">
            <text:p>8.333</text:p>
          </table:table-cell>
        </table:table-row>
        <table:table-row table:style-name="ro1">
          <table:table-cell office:value-type="string" calcext:value-type="string">
            <text:p>Brachysomophis crocodilinus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.182" calcext:value-type="float">
            <text:p>18.182</text:p>
          </table:table-cell>
        </table:table-row>
        <table:table-row table:style-name="ro1">
          <table:table-cell office:value-type="string" calcext:value-type="string">
            <text:p>Acrossocheilus paradoxus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.182" calcext:value-type="float">
            <text:p>18.182</text:p>
          </table:table-cell>
        </table:table-row>
        <table:table-row table:style-name="ro1">
          <table:table-cell office:value-type="string" calcext:value-type="string">
            <text:p>Ancistrus dolichopterus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inoacara latifrons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udefduf troschelii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.273" calcext:value-type="float">
            <text:p>27.273</text:p>
          </table:table-cell>
        </table:table-row>
        <table:table-row table:style-name="ro1">
          <table:table-cell office:value-type="string" calcext:value-type="string">
            <text:p>Acanthobrama telavivensis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.273" calcext:value-type="float">
            <text:p>27.273</text:p>
          </table:table-cell>
        </table:table-row>
        <table:table-row table:style-name="ro1">
          <table:table-cell office:value-type="string" calcext:value-type="string">
            <text:p>Ambloplites ariommus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091" calcext:value-type="float">
            <text:p>9.091</text:p>
          </table:table-cell>
        </table:table-row>
        <table:table-row table:style-name="ro1">
          <table:table-cell office:value-type="string" calcext:value-type="string">
            <text:p>Amblyeleotris aurora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gobius doriae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.182" calcext:value-type="float">
            <text:p>18.182</text:p>
          </table:table-cell>
        </table:table-row>
        <table:table-row table:style-name="ro1">
          <table:table-cell office:value-type="string" calcext:value-type="string">
            <text:p>Abudefduf abdominalis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.273" calcext:value-type="float">
            <text:p>27.273</text:p>
          </table:table-cell>
        </table:table-row>
        <table:table-row table:style-name="ro1">
          <table:table-cell office:value-type="string" calcext:value-type="string">
            <text:p>Acanthurus tristis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5.455" calcext:value-type="float">
            <text:p>45.455</text:p>
          </table:table-cell>
        </table:table-row>
        <table:table-row table:style-name="ro1">
          <table:table-cell office:value-type="string" calcext:value-type="string">
            <text:p>Bodianus anthioides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2.727" calcext:value-type="float">
            <text:p>72.727</text:p>
          </table:table-cell>
        </table:table-row>
        <table:table-row table:style-name="ro1">
          <table:table-cell office:value-type="string" calcext:value-type="string">
            <text:p>Anoplocapros inermis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5.455" calcext:value-type="float">
            <text:p>45.455</text:p>
          </table:table-cell>
        </table:table-row>
        <table:table-row table:style-name="ro1">
          <table:table-cell office:value-type="string" calcext:value-type="string">
            <text:p>Aphyosemion bitaeniatum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5.455" calcext:value-type="float">
            <text:p>45.455</text:p>
          </table:table-cell>
        </table:table-row>
        <table:table-row table:style-name="ro1">
          <table:table-cell office:value-type="string" calcext:value-type="string">
            <text:p>Aphyosemion gabunense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6.364" calcext:value-type="float">
            <text:p>36.364</text:p>
          </table:table-cell>
        </table:table-row>
        <table:table-row table:style-name="ro1">
          <table:table-cell office:value-type="string" calcext:value-type="string">
            <text:p>Apistogramma steindachneri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oldichthys spilopterus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4.545" calcext:value-type="float">
            <text:p>54.545</text:p>
          </table:table-cell>
        </table:table-row>
        <table:table-row table:style-name="ro1">
          <table:table-cell office:value-type="string" calcext:value-type="string">
            <text:p>Barbonymus altus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yancistrus xanthellus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6.364" calcext:value-type="float">
            <text:p>36.364</text:p>
          </table:table-cell>
        </table:table-row>
        <table:table-row table:style-name="ro1">
          <table:table-cell office:value-type="string" calcext:value-type="string">
            <text:p>Betta channoides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4.545" calcext:value-type="float">
            <text:p>54.545</text:p>
          </table:table-cell>
        </table:table-row>
        <table:table-row table:style-name="ro1">
          <table:table-cell office:value-type="string" calcext:value-type="string">
            <text:p>Boulengerella lateristriga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mpses meleagrides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4.545" calcext:value-type="float">
            <text:p>54.545</text:p>
          </table:table-cell>
        </table:table-row>
        <table:table-row table:style-name="ro1">
          <table:table-cell office:value-type="string" calcext:value-type="string">
            <text:p>Apolemichthys kingi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5.455" calcext:value-type="float">
            <text:p>45.455</text:p>
          </table:table-cell>
        </table:table-row>
        <table:table-row table:style-name="ro1">
          <table:table-cell office:value-type="string" calcext:value-type="string">
            <text:p>Betta pi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.182" calcext:value-type="float">
            <text:p>18.182</text:p>
          </table:table-cell>
        </table:table-row>
        <table:table-row table:style-name="ro1">
          <table:table-cell office:value-type="string" calcext:value-type="string">
            <text:p>Alcolapia alcalica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mphiprion nigripes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pistogramma diplotaenia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1.818" calcext:value-type="float">
            <text:p>81.818</text:p>
          </table:table-cell>
        </table:table-row>
        <table:table-row table:style-name="ro1">
          <table:table-cell office:value-type="string" calcext:value-type="string">
            <text:p>Apistogramma gibbiceps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" calcext:value-type="float">
            <text:p>63.636</text:p>
          </table:table-cell>
        </table:table-row>
        <table:table-row table:style-name="ro1">
          <table:table-cell office:value-type="string" calcext:value-type="string">
            <text:p>Apolemichthys griffisi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.182" calcext:value-type="float">
            <text:p>18.182</text:p>
          </table:table-cell>
        </table:table-row>
        <table:table-row table:style-name="ro1">
          <table:table-cell office:value-type="string" calcext:value-type="string">
            <text:p>Arnoglossus laterna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agarius bagarius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esemania microlepis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ula multibarbata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esio striata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lamus penna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6.364" calcext:value-type="float">
            <text:p>36.364</text:p>
          </table:table-cell>
        </table:table-row>
        <table:table-row table:style-name="ro1">
          <table:table-cell office:value-type="string" calcext:value-type="string">
            <text:p>Acantharchus pomotis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canthurus leucopareius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chirus achirus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nampses caeruleopunctatus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nguilla japonica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pistogramma eremnopyge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.182" calcext:value-type="float">
            <text:p>18.182</text:p>
          </table:table-cell>
        </table:table-row>
        <table:table-row table:style-name="ro1">
          <table:table-cell office:value-type="string" calcext:value-type="string">
            <text:p>Apistogrammoides pucallpaensis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6.364" calcext:value-type="float">
            <text:p>36.364</text:p>
          </table:table-cell>
        </table:table-row>
        <table:table-row table:style-name="ro1">
          <table:table-cell office:value-type="string" calcext:value-type="string">
            <text:p>Barilius canarensis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.182" calcext:value-type="float">
            <text:p>18.182</text:p>
          </table:table-cell>
        </table:table-row>
        <table:table-row table:style-name="ro1">
          <table:table-cell office:value-type="string" calcext:value-type="string">
            <text:p>Bathybates ferox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tta albimarginata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tia kubotai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" calcext:value-type="float">
            <text:p>63.636</text:p>
          </table:table-cell>
        </table:table-row>
        <table:table-row table:style-name="ro1">
          <table:table-cell office:value-type="string" calcext:value-type="string">
            <text:p>Boulengerella maculata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rachyplatystoma capapretum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achysomophis cirrocheilos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.273" calcext:value-type="float">
            <text:p>27.273</text:p>
          </table:table-cell>
        </table:table-row>
        <table:table-row table:style-name="ro1">
          <table:table-cell office:value-type="string" calcext:value-type="string">
            <text:p>Abramites hypselonotus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matitlania sajica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cestrorhynchus falcirostris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mphiprion ephippium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ntigonia capros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phareus rutilans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pistogramma guttata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arbodes lateristriga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uccochromis heterotaenia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ipenser nudiventris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uaupesi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odianus axillaris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otia almorhae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pletodon dentatus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ssessor macneilli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etta prima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oraras brigittae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mphiprion barberi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prion clarkii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gentina silus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gyropelecus aculeatus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raras maculatus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alamus arctifrons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comberoides tol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athyaethiops breuseghemi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pes djedab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mpses melanurus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bivittatum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rgentina stewarti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.222" calcext:value-type="float">
            <text:p>22.222</text:p>
          </table:table-cell>
        </table:table-row>
        <table:table-row table:style-name="ro1">
          <table:table-cell office:value-type="string" calcext:value-type="string">
            <text:p>Acanthurus bariene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canthurus thompsoni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4.444" calcext:value-type="float">
            <text:p>44.444</text:p>
          </table:table-cell>
        </table:table-row>
        <table:table-row table:style-name="ro1">
          <table:table-cell office:value-type="string" calcext:value-type="string">
            <text:p>Agamyxis pectinifrons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mblyeleotris steinitzi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pistogramma ortegai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.222" calcext:value-type="float">
            <text:p>22.222</text:p>
          </table:table-cell>
        </table:table-row>
        <table:table-row table:style-name="ro1">
          <table:table-cell office:value-type="string" calcext:value-type="string">
            <text:p>Argentina brasiliensis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arilius bakeri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onoperca chabanaudi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etta ocellata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Abyssobrotula galatheae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clinus holderi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.222" calcext:value-type="float">
            <text:p>22.222</text:p>
          </table:table-cell>
        </table:table-row>
        <table:table-row table:style-name="ro1">
          <table:table-cell office:value-type="string" calcext:value-type="string">
            <text:p>Ancistrus hoplogenys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.111" calcext:value-type="float">
            <text:p>11.111</text:p>
          </table:table-cell>
        </table:table-row>
        <table:table-row table:style-name="ro1">
          <table:table-cell office:value-type="string" calcext:value-type="string">
            <text:p>Aphareus furca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5.556" calcext:value-type="float">
            <text:p>55.556</text:p>
          </table:table-cell>
        </table:table-row>
        <table:table-row table:style-name="ro1">
          <table:table-cell office:value-type="string" calcext:value-type="string">
            <text:p>Aphyosemion celiae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therinops affinis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tonibea diacanthus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enbatrachus grunniens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eleotris periophthalma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.222" calcext:value-type="float">
            <text:p>22.222</text:p>
          </table:table-cell>
        </table:table-row>
        <table:table-row table:style-name="ro1">
          <table:table-cell office:value-type="string" calcext:value-type="string">
            <text:p>Anostomus ternetzi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.111" calcext:value-type="float">
            <text:p>11.111</text:p>
          </table:table-cell>
        </table:table-row>
        <table:table-row table:style-name="ro1">
          <table:table-cell office:value-type="string" calcext:value-type="string">
            <text:p>Apistogramma velifera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.111" calcext:value-type="float">
            <text:p>11.111</text:p>
          </table:table-cell>
        </table:table-row>
        <table:table-row table:style-name="ro1">
          <table:table-cell office:value-type="string" calcext:value-type="string">
            <text:p>Belontia hasselti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sia chrysogaster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anius mento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4.444" calcext:value-type="float">
            <text:p>44.444</text:p>
          </table:table-cell>
        </table:table-row>
        <table:table-row table:style-name="ro1">
          <table:table-cell office:value-type="string" calcext:value-type="string">
            <text:p>Artedius corallinus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.111" calcext:value-type="float">
            <text:p>11.111</text:p>
          </table:table-cell>
        </table:table-row>
        <table:table-row table:style-name="ro1">
          <table:table-cell office:value-type="string" calcext:value-type="string">
            <text:p>Aulonocara guentheri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alexandri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5.556" calcext:value-type="float">
            <text:p>55.556</text:p>
          </table:table-cell>
        </table:table-row>
        <table:table-row table:style-name="ro1">
          <table:table-cell office:value-type="string" calcext:value-type="string">
            <text:p>Austrolebias bellottii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.222" calcext:value-type="float">
            <text:p>22.222</text:p>
          </table:table-cell>
        </table:table-row>
        <table:table-row table:style-name="ro1">
          <table:table-cell office:value-type="string" calcext:value-type="string">
            <text:p>Barboides gracilis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gobius fuscus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.111" calcext:value-type="float">
            <text:p>11.111</text:p>
          </table:table-cell>
        </table:table-row>
        <table:table-row table:style-name="ro1">
          <table:table-cell office:value-type="string" calcext:value-type="string">
            <text:p>Brycon orbignyanus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ronia nassa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cnodon normani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atrossia pectoralis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mblyeleotris latifasciata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.111" calcext:value-type="float">
            <text:p>11.111</text:p>
          </table:table-cell>
        </table:table-row>
        <table:table-row table:style-name="ro1">
          <table:table-cell office:value-type="string" calcext:value-type="string">
            <text:p>Amphiprion frenatus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.222" calcext:value-type="float">
            <text:p>22.222</text:p>
          </table:table-cell>
        </table:table-row>
        <table:table-row table:style-name="ro1">
          <table:table-cell office:value-type="string" calcext:value-type="string">
            <text:p>Anguilla reinhardtii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pertensis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s petenyi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.111" calcext:value-type="float">
            <text:p>11.111</text:p>
          </table:table-cell>
        </table:table-row>
        <table:table-row table:style-name="ro1">
          <table:table-cell office:value-type="string" calcext:value-type="string">
            <text:p>Baryancistrus niveatus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.111" calcext:value-type="float">
            <text:p>11.111</text:p>
          </table:table-cell>
        </table:table-row>
        <table:table-row table:style-name="ro1">
          <table:table-cell office:value-type="string" calcext:value-type="string">
            <text:p>Belonoperca pylei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4.444" calcext:value-type="float">
            <text:p>44.444</text:p>
          </table:table-cell>
        </table:table-row>
        <table:table-row table:style-name="ro1">
          <table:table-cell office:value-type="string" calcext:value-type="string">
            <text:p>Betta raja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aras urophthalmoides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4.444" calcext:value-type="float">
            <text:p>44.444</text:p>
          </table:table-cell>
        </table:table-row>
        <table:table-row table:style-name="ro1">
          <table:table-cell office:value-type="string" calcext:value-type="string">
            <text:p>Brachygobius xanthozonus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urus maculiceps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cipenser dabryanus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eleotris wheeleri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5.556" calcext:value-type="float">
            <text:p>55.556</text:p>
          </table:table-cell>
        </table:table-row>
        <table:table-row table:style-name="ro1">
          <table:table-cell office:value-type="string" calcext:value-type="string">
            <text:p>Amphiprion akindynos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.111" calcext:value-type="float">
            <text:p>11.111</text:p>
          </table:table-cell>
        </table:table-row>
        <table:table-row table:style-name="ro1">
          <table:table-cell office:value-type="string" calcext:value-type="string">
            <text:p>Apistogramma gephyra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.111" calcext:value-type="float">
            <text:p>11.111</text:p>
          </table:table-cell>
        </table:table-row>
        <table:table-row table:style-name="ro1">
          <table:table-cell office:value-type="string" calcext:value-type="string">
            <text:p>Astroscopus y-graecum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.111" calcext:value-type="float">
            <text:p>11.111</text:p>
          </table:table-cell>
        </table:table-row>
        <table:table-row table:style-name="ro1">
          <table:table-cell office:value-type="string" calcext:value-type="string">
            <text:p>Bodianus mesothorax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canthocepola indica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.222" calcext:value-type="float">
            <text:p>22.222</text:p>
          </table:table-cell>
        </table:table-row>
        <table:table-row table:style-name="ro1">
          <table:table-cell office:value-type="string" calcext:value-type="string">
            <text:p>Anoplocapros lenticularis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tucurui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.222" calcext:value-type="float">
            <text:p>22.222</text:p>
          </table:table-cell>
        </table:table-row>
        <table:table-row table:style-name="ro1">
          <table:table-cell office:value-type="string" calcext:value-type="string">
            <text:p>Artedius harringtoni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.111" calcext:value-type="float">
            <text:p>11.111</text:p>
          </table:table-cell>
        </table:table-row>
        <table:table-row table:style-name="ro1">
          <table:table-cell office:value-type="string" calcext:value-type="string">
            <text:p>Betta bellica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5.556" calcext:value-type="float">
            <text:p>55.556</text:p>
          </table:table-cell>
        </table:table-row>
        <table:table-row table:style-name="ro1">
          <table:table-cell office:value-type="string" calcext:value-type="string">
            <text:p>Betta foerschi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4.444" calcext:value-type="float">
            <text:p>44.444</text:p>
          </table:table-cell>
        </table:table-row>
        <table:table-row table:style-name="ro1">
          <table:table-cell office:value-type="string" calcext:value-type="string">
            <text:p>Brachychalcinus orbicularis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4.444" calcext:value-type="float">
            <text:p>44.444</text:p>
          </table:table-cell>
        </table:table-row>
        <table:table-row table:style-name="ro1">
          <table:table-cell office:value-type="string" calcext:value-type="string">
            <text:p>Bunocephalus coracoideus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.111" calcext:value-type="float">
            <text:p>11.111</text:p>
          </table:table-cell>
        </table:table-row>
        <table:table-row table:style-name="ro1">
          <table:table-cell office:value-type="string" calcext:value-type="string">
            <text:p>Acanthurus nigricans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equidens patricki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Amarsipus carlsbergi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lophus hogaboomorum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.111" calcext:value-type="float">
            <text:p>11.111</text:p>
          </table:table-cell>
        </table:table-row>
        <table:table-row table:style-name="ro1">
          <table:table-cell office:value-type="string" calcext:value-type="string">
            <text:p>Amphilophus sagitta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mpses neoguinaicus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Ancistrus triradiatus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Annamia normani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primigenium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Apistogramma commbra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eunotus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pistogramma norberti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teronotus leptorhynchus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chenoglanis biscutatus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Bathyaethiops caudomaculatus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.222" calcext:value-type="float">
            <text:p>22.222</text:p>
          </table:table-cell>
        </table:table-row>
        <table:table-row table:style-name="ro1">
          <table:table-cell office:value-type="string" calcext:value-type="string">
            <text:p>Biwia zezera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.222" calcext:value-type="float">
            <text:p>22.222</text:p>
          </table:table-cell>
        </table:table-row>
        <table:table-row table:style-name="ro1">
          <table:table-cell office:value-type="string" calcext:value-type="string">
            <text:p>Bodianus oxycephalus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Brevoortia patronus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anthias japonicus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Lethrinus laticaudis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Acanthopagrus berda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Apistogramma erythrura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regani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.111" calcext:value-type="float">
            <text:p>11.111</text:p>
          </table:table-cell>
        </table:table-row>
        <table:table-row table:style-name="ro1">
          <table:table-cell office:value-type="string" calcext:value-type="string">
            <text:p>Apogon erythrinus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Asterropteryx semipunctata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4.444" calcext:value-type="float">
            <text:p>44.444</text:p>
          </table:table-cell>
        </table:table-row>
        <table:table-row table:style-name="ro1">
          <table:table-cell office:value-type="string" calcext:value-type="string">
            <text:p>Bodianus bilunulatus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Buccochromis atritaeniatus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canthurus randalli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osa mediocris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omalops katoptron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phyolebias peruensis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Apistogramma cruzi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dimidiata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Betta picta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balistes stellatus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ctis indica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Alestopetersius smykalai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blyglyphidodon ternatensis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iurus catus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mocrypta pellucida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idoras taurus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falx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istius frenatus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Alepes vari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gobius albimaculatus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Apistogramma caetei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lerus sapa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ula barbata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Amphiprion polymnus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togadus glacialis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aeniobius toweri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canthemblemaria maria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canthistius brasilianus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opsis dialuzona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reichthys radiatus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Ageneiosus marmoratus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sotremus davidsonii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Aphyocharax alburnus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pogon binotatus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pterois grallator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Achoerodus gouldii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pogon atradorsatus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mphiprion sebae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Batrachocottus baicalensis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.143" calcext:value-type="float">
            <text:p>57.143</text:p>
          </table:table-cell>
        </table:table-row>
        <table:table-row table:style-name="ro1">
          <table:table-cell office:value-type="string" calcext:value-type="string">
            <text:p>Benitochromis riomuniensis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Boraras merah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aras micros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 cephalus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 nattereri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lago ciliata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.571" calcext:value-type="float">
            <text:p>28.571</text:p>
          </table:table-cell>
        </table:table-row>
        <table:table-row table:style-name="ro1">
          <table:table-cell office:value-type="string" calcext:value-type="string">
            <text:p>Acanthurus achilles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Acanthurus blochii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eilognathus cyanostigma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Acipenser medirostris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sopia cornuta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stopetersius brichardi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eleotris callopareia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eleotris diagonalis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ndinoacara stalsbergi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ennarius biocellatus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areiodon affinis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.571" calcext:value-type="float">
            <text:p>28.571</text:p>
          </table:table-cell>
        </table:table-row>
        <table:table-row table:style-name="ro1">
          <table:table-cell office:value-type="string" calcext:value-type="string">
            <text:p>Apogon pseudomaculatus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Betta hendra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oraras naevus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Brachyrhaphis episcopi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ibea soldado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string" calcext:value-type="string">
            <text:p>Amphiprion melanopus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mpses chrysocephalus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rchosargus rhomboidalis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.571" calcext:value-type="float">
            <text:p>28.571</text:p>
          </table:table-cell>
        </table:table-row>
        <table:table-row table:style-name="ro1">
          <table:table-cell office:value-type="string" calcext:value-type="string">
            <text:p>Badis siamensis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coccina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tta rubra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.571" calcext:value-type="float">
            <text:p>28.571</text:p>
          </table:table-cell>
        </table:table-row>
        <table:table-row table:style-name="ro1">
          <table:table-cell office:value-type="string" calcext:value-type="string">
            <text:p>Betta pallifina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esioperca rasor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budefduf notatus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ncistrus leucostictus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yropelecus gigas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typichthys strigatus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ulopus filamentosus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Badis ruber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editha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speciosus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ptosyax grypus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pagrus butcheri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eleotris japonica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.143" calcext:value-type="float">
            <text:p>57.143</text:p>
          </table:table-cell>
        </table:table-row>
        <table:table-row table:style-name="ro1">
          <table:table-cell office:value-type="string" calcext:value-type="string">
            <text:p>Ammodytes personatus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string" calcext:value-type="string">
            <text:p>Antennarius maculatus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.571" calcext:value-type="float">
            <text:p>28.571</text:p>
          </table:table-cell>
        </table:table-row>
        <table:table-row table:style-name="ro1">
          <table:table-cell office:value-type="string" calcext:value-type="string">
            <text:p>Apogon latus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taeniata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somophis henshawi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equidens tetramerus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Ameiurus brunneus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Ammocryptocharax elegans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oglossus thori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erinopsis californiensis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ulorhynchus flavidus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Betta gladiator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aninops loki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Alepisaurus brevirostris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hestes immaculatus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ncistrus multispinis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elberti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Arius maculatus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Betta persephone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Brachaluteres ulvarum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cestridium dichromum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osa agone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ralia hypsiura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mblygobius stethophthalmus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phistichus rhodoterus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piaroa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rositae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ipis georgianus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riglobus nefastus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stiktos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chiostegus semifasciatus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Ablabys macracanthu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gobius lactipe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string" calcext:value-type="string">
            <text:p>Acanthurus monrovia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ko rossi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.571" calcext:value-type="float">
            <text:p>28.571</text:p>
          </table:table-cell>
        </table:table-row>
        <table:table-row table:style-name="ro1">
          <table:table-cell office:value-type="string" calcext:value-type="string">
            <text:p>Amblypharyngodon mola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.571" calcext:value-type="float">
            <text:p>28.571</text:p>
          </table:table-cell>
        </table:table-row>
        <table:table-row table:style-name="ro1">
          <table:table-cell office:value-type="string" calcext:value-type="string">
            <text:p>Amblyrhynchotes honckenii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prion chrysogaster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stichus argenteus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rhichas denticulatus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anotorulus ammophilus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Aplocheilichthys spilauchen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Barbus haasi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aninops tigris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emblemaria aspera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terus schoepfii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paucisquamis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pistogramma staecki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yrops spinifer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chenipterichthys thoracatus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abrus maculatus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.571" calcext:value-type="float">
            <text:p>28.571</text:p>
          </table:table-cell>
        </table:table-row>
        <table:table-row table:style-name="ro1">
          <table:table-cell office:value-type="string" calcext:value-type="string">
            <text:p>Barbatula toni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ilius ardens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ma japonica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enomyrus brachyistius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amus leucosteus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borichthys elongatus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urus nigroris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hestes afer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lophus chancho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ennatus sanguineus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thron firmamentum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Bathygobius soporator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Betta akarensis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vulpinus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inus brevis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.571" calcext:value-type="float">
            <text:p>28.571</text:p>
          </table:table-cell>
        </table:table-row>
        <table:table-row table:style-name="ro1">
          <table:table-cell office:value-type="string" calcext:value-type="string">
            <text:p>Acanthocepola limbata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lestopetersius nigropterus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phyosemion ahli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string" calcext:value-type="string">
            <text:p>Aphyosemion cognatum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string" calcext:value-type="string">
            <text:p>Apistogramma martini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dictynna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masudai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perditio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9" calcext:value-type="float">
            <text:p>71.429</text:p>
          </table:table-cell>
        </table:table-row>
        <table:table-row table:style-name="ro1">
          <table:table-cell office:value-type="string" calcext:value-type="string">
            <text:p>Grammatorcynus bicarinatus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canthurus fowleri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canthurus japonicus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ondrostoma occidentale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mpses elegans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ennarius randalli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string" calcext:value-type="string">
            <text:p>Aphanius baeticus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cypris kikuchii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.571" calcext:value-type="float">
            <text:p>28.571</text:p>
          </table:table-cell>
        </table:table-row>
        <table:table-row table:style-name="ro1">
          <table:table-cell office:value-type="string" calcext:value-type="string">
            <text:p>Aphyosemion ogoense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pistogramma huascar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iniridae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string" calcext:value-type="string">
            <text:p>Astyanax aeneus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erion elymus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Badis assamensis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Betta brownorum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Betta enisae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Betta renata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bennetti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urus tennentii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string" calcext:value-type="string">
            <text:p>Acipenser schrenckii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mbloplites constellatus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mphilophus zaliosus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uilla bicolor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poliaki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minima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atotilapia flaviijosephi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ttanichthys axelrodi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canthurus leucocheilus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losebastes latens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mblyeleotris gymnocephala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mblyeleotris melanocephala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.571" calcext:value-type="float">
            <text:p>28.571</text:p>
          </table:table-cell>
        </table:table-row>
        <table:table-row table:style-name="ro1">
          <table:table-cell office:value-type="string" calcext:value-type="string">
            <text:p>Amblypomacentrus breviceps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hoa mitchilli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pogonichthyoides niger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.571" calcext:value-type="float">
            <text:p>28.571</text:p>
          </table:table-cell>
        </table:table-row>
        <table:table-row table:style-name="ro1">
          <table:table-cell office:value-type="string" calcext:value-type="string">
            <text:p>Aspidoras fuscoguttatus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string" calcext:value-type="string">
            <text:p>Bagrichthys macracanthus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bates minor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master caeruleofasciatus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.571" calcext:value-type="float">
            <text:p>28.571</text:p>
          </table:table-cell>
        </table:table-row>
        <table:table-row table:style-name="ro1">
          <table:table-cell office:value-type="string" calcext:value-type="string">
            <text:p>Betta uberis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ramites eques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doras spinosissimus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pagrus sivicolus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" calcext:value-type="float">
            <text:p>83.333</text:p>
          </table:table-cell>
        </table:table-row>
        <table:table-row table:style-name="ro1">
          <table:table-cell office:value-type="string" calcext:value-type="string">
            <text:p>Acentrogobius caninus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eoliscus punctulatus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la glossodonta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eleotris fontanesii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prion allardi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eltes quadracus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phyocypris chinensis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redo aspredo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minor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ustraloheros scitulus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affinis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Bagarius suchus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osema glaciale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Betta mandor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patoti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.571" calcext:value-type="float">
            <text:p>28.571</text:p>
          </table:table-cell>
        </table:table-row>
        <table:table-row table:style-name="ro1">
          <table:table-cell office:value-type="string" calcext:value-type="string">
            <text:p>Betta pulchra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.571" calcext:value-type="float">
            <text:p>28.571</text:p>
          </table:table-cell>
        </table:table-row>
        <table:table-row table:style-name="ro1">
          <table:table-cell office:value-type="string" calcext:value-type="string">
            <text:p>Biwia yodoensis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string" calcext:value-type="string">
            <text:p>Acanthemblemaria crockeri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leola nigra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Alestes dentex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oya signata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.571" calcext:value-type="float">
            <text:p>28.571</text:p>
          </table:table-cell>
        </table:table-row>
        <table:table-row table:style-name="ro1">
          <table:table-cell office:value-type="string" calcext:value-type="string">
            <text:p>Amphiprion latezonatu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prion latifasciatu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tamboensi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uilla nebulosa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ennarius hispidu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erinomorus duodecimali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Bagrichthys hypselopterus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.143" calcext:value-type="float">
            <text:p>57.143</text:p>
          </table:table-cell>
        </table:table-row>
        <table:table-row table:style-name="ro1">
          <table:table-cell office:value-type="string" calcext:value-type="string">
            <text:p>Bassozetus nasu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Belonepterygion fasciolatum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burdigala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Blenniella gibbifron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lenniella periophthalmus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loxozonus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.143" calcext:value-type="float">
            <text:p>57.143</text:p>
          </table:table-cell>
        </table:table-row>
        <table:table-row table:style-name="ro1">
          <table:table-cell office:value-type="string" calcext:value-type="string">
            <text:p>Bodianus sanguineu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sepiacaudus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string" calcext:value-type="string">
            <text:p>Bostrychus sinensis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ia udomritthiruji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</table:table-row>
        <table:table-row table:style-name="ro1">
          <table:table-cell office:value-type="string" calcext:value-type="string">
            <text:p>Caenotropus labyrinthicu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ophorus robustus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meiurus serracanthus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Ancistrus spinosus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entina australia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thysaurus mollis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Betta rutilans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Acanthocobitis zonalternans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nampses lineatus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fulgens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Aphyosemion volcanum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uchenipterichthys coracoideus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Bodianus opercularis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Aphyosemion ocellatum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integer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telomycterus macleayi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odes everetti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platystoma platynemum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Polydactylus macrochir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ondrostoma arcasii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astaia nigrolineata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Ammodytes americanus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aguaboensis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louessense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geisleri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coccineus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aous ocellaris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bates fasciatus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gobius kabiliensis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Brycon melanopterus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amus brachysomus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lamus mu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udefduf taurus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doras cataphractus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Alosa caspia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osa kessleri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mora rostrata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Brachaelurus colcloughi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Calamus nodosus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gaster sirm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rchias leucurus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Aphanius anatoliae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ploactisoma milesii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Brycon henni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eilognathus longipinnis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kysis vespa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locheilus dayi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ypichthys latus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bka gymnotrachelus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Acanthistius ocellatu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canthopagrus pacificus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sphex leurynni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etapcus maculatu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modytes hexapterus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prion omanensis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prion tricinctu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georgia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phyosemion riggenbachi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pistogramma personata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osoma anagoide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rtedius lateralis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roides melapterus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Bahaba taipingensis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s tauricus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itochromis finleyi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tta obscura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siamorientali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hus leopardinus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 moorei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ujurquina oenolaemus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ntrogobius nebulosus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geneiosus magoi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amia bleekeri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oops lineatus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amus proridens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brama centisquama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gobius bynoensis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allpahuayo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piauiensis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locheilus blockii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pocryptodon punctatus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trobucca nibe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anthurus polyzona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mblyglyphidodon orbicularis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calliurum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lineata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antiocheilos ambusticauda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toshia brevicaudata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alamus pennatula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ucosoma scapulare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rocheilus alutaceus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lophus xiloaensis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arua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mblyopsis rosae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cinilabra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antoni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insulari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thaelurus giddingsi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canthurus chronixis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strorhynchus altus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eilognathus macropterus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eilognathus typus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cheilognathus yamatsutae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geneiosus inermis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odontostoma chacunda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oplogaster brachycera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hippolytae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americanus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townsendi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rothron multilineatus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lantoraja castelnaui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odes dunckeri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odontichthys truncatus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o elegans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lepsias cirrhosus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petersius altus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achyrhamdia meesi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yaninops erythrops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 amazonicus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strorhynchus isalineae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olapia grahami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mycterus pilatus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matitlania kanna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mphichaetodon howensis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mphilophus flaveolus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oplarchus purpurescens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arilius ornatus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ochromis horii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anthias australis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miramphus robustus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canthogobius hasta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hondrostoma oligolepi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us albidu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us scoranza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ctis alexandrina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stopetersius hilgendorfi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lloblennius pictu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icus arnoldorum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icus salien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niataba percoide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hoa parva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ennatus anali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phanius farsicu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phyolebias rubrocaudatu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pistogramma luelingi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megaptera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platophis chauliodu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lodactylus arctiden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guadalupensi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teronotus cuchillo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entina elongata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abrami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agrus docmak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ourisia rufa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thyraja richardsoni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athyuroconger vicinu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elobranchus belobranchu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livida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simorum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tussyae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albotaeniatu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odianus izuensi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irus panoide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gobius xanthomela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 guatemalensi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chinotus coppingeri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udefduf sparoides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aluteres vittiger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strorhynchus pantaneiro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amyxis albomaculatus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eiosus vittatus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us chalcoides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gobius nocturnus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mphiprion leucokranos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prion ocellaris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uilla mossambica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ennarius pardalis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gonia rubescens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phanius splendens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anius vladykovi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batesii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christyi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schoutedeni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rupununi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locheilus werneri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cryptes bato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semiornatus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pristurus brunneus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terichtus klazingai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essor randalli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atotilapia stappersii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styanax paris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robustus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aous lateristriga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arius rutilus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ichthys laevis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s peloponnesius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itochromis ufermanni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eclancheri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irus orientalis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rhaphis holdridgei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lisichthys caribbaeus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unocephalus verrucosus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biosarda elegans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cepola krusensternii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blyeleotris sungami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hias woodsi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kullanderi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eresthes evermanni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aous guamensis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kuehnei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orophryne apogon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 whitei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utis butis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centrogobius pflaumii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cheilognathus elongatus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us arborella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ennatus rosaceus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ntilligobius nikkiae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crassiceps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pogon doryssa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osoma anago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eraggodes melanostictus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riglobus silus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elongatus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zurina hirundo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odes kuchingensis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ilius malabaricus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schalleri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strohi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apartia pedaliota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othrocara brunneum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ufoceratias wedli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nocephalus amaurus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mberomorus munroi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udefduf whitleyi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eilognathus tonkinensis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cyttus niger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llotoca dugesii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ennatus coccineus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loennbergii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lopus bajacali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rbodes binotatus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rochoglanis raninus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fusca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ionichthys australis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chiostegus albus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rycinus macrolepidotus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rycon insignis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tomylaeus vespertilio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lia coila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us tarichi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eleotris rubrimarginata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pharyngodon chulabhorna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prion pacificu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uilla obscura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pascheni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pogon lachneri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terichtus caecu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erropteryx ensifera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ia dayi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amus calamu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urus albipectorali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canthus barbatu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anius transgredien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charax dentatu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linkei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paulmuelleri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dichthys flavidu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tychotrema vincentiana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altiparanae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eleopus japonicu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arbus macedonicu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ilius dogarsinghi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atasio batasio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onophago tinanti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enthochromis melanoide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avania australi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voortia aurea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ma etheostoma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cantholiparis operculari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Acentronura gracilissim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Achirus lineatu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quidens pallidu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tobatus flagellum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aro huberi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thunnus fallai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osa immaculat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opsis spelae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mocrypta bifasci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prion percula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hoviella lepidentosto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formos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ylopsetta dilect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nisotremus scapulari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coelest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phyosemion cyanostictum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elegan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labarrei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acrensi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intermedia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pedunculata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enigobius bifrenatu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entina striata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yrosomus inodoru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charrua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dis singenensi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s caninu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athypterois dubiu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raja spinosissim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toshia centrour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yx molli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vichtus angustifron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aluteres taylori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gobius nunu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hypopomus pinnicaudatu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chiostegus auratu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amus taurinu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porhamphus regulari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cantholumpenus mackayi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canthonus armatu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canthorhodeus chankaensi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ntronura breviperula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ropoma japonicum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equidens rondoni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oides manyasensi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llotoca maculata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lticus anjouana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cirrhitus bimacula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doras nauticu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glyphidodon melanopterus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prion mccullochi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bleps microlepis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nchoa pectoralis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macrophthalmu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occidentali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gonia rubicunda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cameronens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pantalon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locheilus parvu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psilus dentatus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ymbolus vincenti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tlantoraja cyclophora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ractoscion aequiden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lacocephalus temminckii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lonocara auditor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adloffi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dis autumnum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Bairdiella ronchus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s lacerta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rachoides gilberti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otoecus dicentrarchus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frenchii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deuterus auritu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chiostegus argentatu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alamus campechanus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istius pictu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ipenser mikadoi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oliops megastigma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osa alabama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titlania myrna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modytes dubiu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ennatus nummifer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mora microlepi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anius arakensi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phyosemion abacinum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dargei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exiguum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trilineatu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osoma marginatum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thron leopardu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idontus tractu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lopyge huegelii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Bagrus bajad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cca diabolica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master derjugini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leophthalmus dussumieri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pterois serrulata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ops melanuru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is koilomatodo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ntrogobius viridipunctatus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rossocheilus fasciatus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quidens viridis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cyttus verrucosus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eleotris arcupinna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rhynchichthys truncatus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Amphiprion rubrocinctus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mpses geographicus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hoa hepsetus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phanius sirhani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lodactylus lophodo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lemichthys guezei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porops bilinearis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yrops bleekeri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yrozona argyrozona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osoma meeki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rius venosus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ediellus atlanticus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unitaeniatus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rigequula fasciata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Bathylagus antarcticus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raja trachura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osema pterotum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flavipinnis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Boopsoidea inornata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ostomias antarcticus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canthaluteres spilomelanuru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urus auranticavu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toca zacapuensi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mblygobius linki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iurus platycephalu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prion thiellei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bleps dowei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indicu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ichthyoides mela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rripis truttacea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urger anza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tropus atropo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lonocara stonemani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zurina eupalama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gobius cocosensi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vibranchia fowleri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enomyrus longianali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Abudefduf lorenz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istius cinctu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urus grammoptilu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ntronura tentaculata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robrycon ipanquianu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us ment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gobius sphynx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motretis lituratu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blepsoides hart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nguilla labiata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sotremus moricand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anius sophia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charax gracili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bualanum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exigoideum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herzog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osoma gilbert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spasmogaster tasmaniensi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statotilapia desfontain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erinomorus stipe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lotrachichthys prosthemiu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vandenberg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ustrolethops ward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xis brachydorax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itora bruce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rachoides surinamensi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one euxin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stockia porosa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ma brama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is gymnopomu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emblemaria castroi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cobitis urophthalmu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plesiops psilogast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opsis octoactinoto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poeta tanganicae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awaio penak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Anarchias seychellensi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hoa nasu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pirareta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inoacara biseriatu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anius danfordii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anotorulus unicolo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punctatum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flabellicauda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Apistogramma meinkeni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ortmanni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rubrolineata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lochiton zebra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ichthyoides cathetogramma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Astatotilapia bloyeti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bifasciatu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paraguayensi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dis blosyru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Bathytoshia lata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ocometes robustu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anabatoide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ferox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tomi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mystax savinovi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ycephalus arenariu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cobitis rubidipinni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stracion notacanthu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oplites cavifron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raja hyperborea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mmocrypta vivax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alpha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pamaens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loricaria ommation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ngana rendahli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Barbus biharicu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s borysthenicu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raja pallida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raja spinicauda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Brycinus imberi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 falcatu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elatoglanis zonatu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mberomorus queenslandicu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pagrus chinshira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nopsis sterletu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drovandia affini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pes kleinii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smerus elongatu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gobius semicinctu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raja badia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elikturus dendriticu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chthys cryptocentru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doras grypu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cuiaba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martini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oplocapros amygdaloide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Anotopterus pharao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anius villwocki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charax agassizii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nus gelatinosu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joergenscheeli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phyosemion lamberti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mimbon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letodon pellegrini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locheilus kirchmayeri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aurolineatu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talboti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teronotus bonapartii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yropelecus olfersii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yropelecus sladeni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yrosomus coronu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us ariu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us giga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us manillensi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spasmichthys ciconia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atoreochromis straeleni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erorhombus intermediu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odoras asterifron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ymbolus anali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elomycterus baliensi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erinella sardina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lichthys japonicu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aous banana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aous grammepomu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aous melanocephalu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dis soraya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itora eddsi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itoropsis zollingeri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rbatula quignardi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odes carnaticu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s balcanicu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s carpathicu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ilichthys australi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anthias mexicanu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raja abyssicola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raja parmifera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dotia longianali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itochromis batesii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odesmus tenui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compuncta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krataio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lehi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epsias bilobu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strychus zonatu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Brachiopsilus ziebelli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rhaphis hessfeldi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 opalinu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enia jeffreysii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jurquina syspilu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is amboinensi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enotropus maculosu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anthias allporti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aluteres brownii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emblemaria hancocki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emblemaria macrospilu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urus nubilu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strorhynchus minimu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strorhynchus nasutu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Aetomylaeus bovinu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ko brevi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pocephalus bairdii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lepocephalus rostratu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chaeturichthys hexanema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eleotris ogasawarensi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bas cobojiu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ennarius pauciradiatu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anius sureyanu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cypris lini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bamilekorum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maculatum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letodon incognitu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retrosella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ima agassizii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Argyropelecus lychnu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idoras albater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erropteryx striata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oscopus zephyreu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fasciatu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fundulus guajira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luteoflammulatu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paucisquama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re pinnimaculatu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s tyberinu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raja brachyurop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lonoglanis tenui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ibanorum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bathycapro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ps boop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lengerella luciu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gobius aggregatu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rhamdia imitato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rhaphis hartwegi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hiloricaria chauliodo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 dentex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aethiops microstoma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ella pallidifron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Sillago anali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labys binotatu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psoides molobrion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ronandus sheljuzhkoi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eiosus ucayalensi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ichthys elongatu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pidomus evermanni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prion chagosensi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hoviella alleni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sarchus mediu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nisotremus caesiu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ennarius indicu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hias cyprinoid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anius apodu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amoenum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rectogoen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thysi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taeniat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lodactylus etheridgii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dichthys fucorum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pacificu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bibarbus grypu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idophoroides monopterygiu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iolucius esocinu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lineatu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erinosoma microstom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dis tuivaiei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clarias foveolatu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lychnops exili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stethus cultratu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adevario ramachandrani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hypopomus brevirostri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rycon vermelh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jurquina maria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nocephalus doria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mberomorus semifasciatu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clinus fuscu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psoides gracilentu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ronia vultuosa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eilognathus majusculu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rochordonichthys rugosu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osa maeotica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titlania nanolutea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gaster leiogaster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pomacentrus claru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prion fuscocaudatu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rchias galapagensi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anius asquamatu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congicum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playayac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tozenus risso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oglossus imperiali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xoclinus lucilla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raja aleutica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trachoides boulengeri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ator militari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obatis moresbyi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odesmus elongatu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etta pingui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rubriso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ma dussumieri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revimyrus niger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ops caudomaculatu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nocephalus knerii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amopteryx goslinei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tomylaeus maculatu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tomylaeus nichofi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us akil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terus heudeloti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zonspinther dalmat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mbassis kopsi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iserrula jugos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doras affini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stichus koelz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doras weddelli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cryptophthalmu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ncistrus gymnorhynchu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ylopsetta ommat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inoacara coeruleopunctatu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hias asperilingui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decorse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poll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cryptodon madurensi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teronotus brasiliensi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stostomias scintillan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us acutirostri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idoras depinna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idoras poecilu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erropteryx atrip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apogon stellatu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anterio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mutato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chenipterus nuchali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wolterstorff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rilius bendelisi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pterois guenther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solea profundicol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chin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idei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barba bibarb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leucosticticu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gobius sabanu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rhamdia rambarran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chiostegus ward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naka gyrinoid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alistes filamentosu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istius sebastoide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ondrostoma salmantinum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bes dorsali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lichthys albuloide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lburnoides rossicu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assis agassizii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eleotris fasciat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opsis hoosieri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molabrus dicru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odontiglanis dahli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hias noeli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urteagai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sturisoma myriodo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yrops filamentosu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omma luridum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rtedius fenestrali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idoras eurycephalu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elomycterus erdmanni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fundulus limnaeu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s waleckii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silichthys microlepidotu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gobius cyclopteru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pterois longifili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dotia marojejy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apiscis mediu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miniopinn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 orthotaeni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ecocypris basimi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mberoides tal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strorhynchus microlepi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rossocheilus longipinni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quidens potaroensi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oides fasciatu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ceps mangoi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niataba caudavittat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lophus astorqui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os porosu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castaneum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citrineipinni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wachters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moa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resticulos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isturus laurussoni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entina siali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osoma fasciatum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oglossus kessler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onesthes ijima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gymnogen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lacustri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ibicuiensi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juanlang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s cyclolepi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yancistrus longipinni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gobius lacertu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sauroides giga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elonoglanis brien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enniella interrupt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neoperculari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leophthalmus caeruleomaculatu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hrocara tanaka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hus maculiferu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lengeromyrus knoepffler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aethiops boulenger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enia affini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lockia maldonado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ffrogobius nudicep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cobitis pavonace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ntrogobius viganens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urcagobius tamarens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nomalus proboscidal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toca goslinei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toca regal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osa volgens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lophus margaritif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blepsoides igneu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bolivianu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caucanu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lineolatu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anius ginaon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anius saourens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charax erythruru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lebias schleseri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helkeri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unicolo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isturus melanoasp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isturus profundorum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teronotus rostratu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os nudu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enigobius frenatu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oblepus sabal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rosalarias holomela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fundulus leohoignei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glanis sclateri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glossus pectoral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patricia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rus filamentosu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s cyri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s prespens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ilius baril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gadus antrode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rachocephalus min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rachomoeus occidental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dotia tricolo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one svetovidovi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mbras japonic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paraleucosticticu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irus harmandi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voortia smithi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ula clarka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 argenteu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is melanostigm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ycephalus endrachtens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lago robust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udefduf declivifron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istius patachonic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brama lissner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ntrogobius janthinopter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eilognathus gracili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nodon oligacanth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rossocheilus parallen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ontosternarchus clarka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rianichthys kruyt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niates halecin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ihito vanuat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ysis hendrickson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ysis portell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ysis prashad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la argente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us belvic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drovandia gracili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pes apercn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pes melanopter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mogurnda nesolepi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osa braschnikow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icus kirki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cirrhitus earnshaw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raja jensen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ophthalmos angust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modytoides gill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lius atesuensi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lius platychi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sichthys knight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blepsoides urophthalm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ora tentaculat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hichoerops natalensi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hoa cuban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hoa lyolepi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sericeu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uilla celebesensi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hias nichols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anius almiriensi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aureu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callipter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caudofasciatu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malumbres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ome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punctulatu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inconspicu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payaminoni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wapisan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woll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axillari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erythrosom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planifron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ichthys ocellat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lemichthys armitage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isturus mani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terichtus equatoriali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pterygocampus epinnulat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iaphyosemion guineens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omma indicum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opsis assimili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us co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oglossus scaph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oglossus yamanaka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thron gillbanksi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thron inconditu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trolepis filicaud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ipis xylabi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ediellus uncinatu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eraggodes kaian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eraggodes kobensi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asmichthys alorensi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onesthes lucif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onesthes macropog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myers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xavant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tlantoraja platan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chenipterichthys longiman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chenipterichthys punctatu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oheros temb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xis eudorax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aous acritos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aous stamine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dis juergenschmidt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dis khwa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ileychromis centropomoid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dwinella vivan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jos aculeat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odes aurotaeniat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ilius vagr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canichthys bascanium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aethiops green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bates vittat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draco marr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gobius coalit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gobius cotticep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gobius kreffti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lagus euryop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master signat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raja griseocaud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dotia leucopter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mbrops curvatur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itochromis conjunctu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albella infa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nthodesmus simony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dennisyong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ennodesmus scapulari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atrolumbu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busellat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cylindriat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olinichthys photothorax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oridia grossiden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hus robins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opsis segaliensi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rhamdia heteropleur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rachyrhaphis cascajalensi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rhaphis olomin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gmaceros atlanticu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gmaceros mcclelland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viraja spinos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ttanichthys myers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hiloricaria macrod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aninops annell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inus affini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enia massuti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ufoceratias shao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jurquina robust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nocephalus aloika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billus tongareva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pticheilichthys webster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richthys kemp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emblemaria atrat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emblemaria medus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emblemaria rivas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istius serratu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ntrogobius cyanomo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ntrogobius moloanu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eilognathus asmussi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eilognathus barbatulu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eilognathus meridianu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ontosternarchus devenanzi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ontosternarchus nebulosu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quidens michael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quidens plagiozonatu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thotaxis mitopteryx mitopteryx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tobatus narutobie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uarunichthys tocantinsensi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ko dionae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la esuncul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la pacific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oides maculatu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oides prespens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olapia latilabr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pocephalus tenebrosu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rtichthys black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stes macrophthalmu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stopetersius leopoldianu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dontichthys hubbs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dontichthys polylep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osa tanaic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richthys azurelineatu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titlania altoflav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assis agrammu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assis interrupt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assis macleay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ceps foratu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eleotris masui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gaster clupeoid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gobius buanensi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rhynchotes rufopunctatu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mocryptocharax minutu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chaetodon melba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lophus toltec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barilius graham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blepsoides ornatu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marcapata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ylopsetta dendritic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amia tetradactylu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uilla borneens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uilla malgumo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oplarchus insign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ostomus brevi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ennatus bermudensi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ennatus tuberosu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lebias boticario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edeanu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franzwerner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jeanhuber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lividum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lugen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melinoeid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aguaric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loactis asper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campbell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dovi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nitidu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quadrisquamatu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ichthys perdix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isturus kampa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terichtus anguiform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istes biseriatu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osargus pourtalesi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ygobius baliuru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opsis guatemalensi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osoma scheele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us africanu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us malabaricu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oglossus bassens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asma minim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idoras rocha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onesthes nig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onesthes similu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guianensi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leopold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nova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elomycterus fasciatu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erinella brasiliens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erinella panamens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lonocara brevirostr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lonocara trematocephalu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batrachus foedu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carvalho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gymnoventr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ocettina infan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dis britz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dis corycaeu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dis pyem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richthys obscuru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irdiella icisti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itora burmanic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odes banks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lifer ceuthoecu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s rebel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ilius gatens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sogigas gilli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ophilus indicu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ophilus nigerrimu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agonus nigripinni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gadus cottoid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gobius ramosu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pterois atricolo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sauropsis gracil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ufortia ping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apiscis lesleya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ator egrett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mbrops anatirostr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obatis marcid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osema fibulatum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ingraja binoculat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waser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wia springer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enniella bilitonensi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macrognatho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hrocara holland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irus heterolep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irus pa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rhaphis terrabensi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ma orcin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americus exod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ops inpa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bonaricus braun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nocephalus colombianu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bdio mora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cepola abbrevia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pagrus taiwanens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ntrophryne longiden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reichthys haja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rossocheilus beijiangens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rianichthys oophor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eiosus pardal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hliesaurus berry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la virga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drovandia phalacr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gansea popoch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osa macedonic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hestes multiguttat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titlania coatepeq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lius uranoscop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rchias euryur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hovia macrolepido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amia rey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sochromis kenya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otopterus nikparin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gonia e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anius punctat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passaro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schioetz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lodactylus punctat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atricaud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caudicinct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isturus herklots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terichtus flavicaud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omma regul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us arenari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us macracanth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idoras raimund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asuncionens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intermedi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scabripi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ractodenchelys robinsoru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glanis gill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duraznens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periodic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tob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richthys majuscul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gana diplostom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jos banj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odes belink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rbodes rhombe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lifer antennat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s carotta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sozetus elongat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asio tenga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gobius lineat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lagus pacific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microps brevianal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raja smirnov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mbrops gobioid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nthalbella macropin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ophilus nud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breviobes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pallid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pardalot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vibranchia bimacula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macrour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leophthalmus birdsong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hus myria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ia bird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mystax tumens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pterois curvispi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vitrygon walg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aninops nex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americus scleropari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ops piracoli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bonaricus davaoens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billus pex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esioscorpis theagen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udefduf concol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emblemaria balanoru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istius pardalot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cobitis pictil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pagrus arabic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plesiops cappucci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psetta nadeshny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stridium disc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roteriobatus blochi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ontosternarchus sachs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eiosus polystict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nomalus jordan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nopsis chiloens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hlia egmont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liichthys puncta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ysis longifil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bes hoese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la gilbert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us caerule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us mossulens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drovandia rostra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toca diaz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titlania septemfascia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eleotris marquesa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eleotris rhyax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blepsoides amphore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blepsoides stagnat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hoviella balboa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chagres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uilla megasto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odus elongat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anius mesopotamic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erythr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kouamen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tirbak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inorna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latophis zorr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dhof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ichthyoides pharaon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ichthyoides umbratil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isturus platyrhynch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entina kagoshima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oglossus boo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ediellus ochotensi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spasmogaster costa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idophoroides olriki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iorhynchus latice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erropteryx bipuncta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oblepus phole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oblepus ubidia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erinella eriarch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erinomorus insularu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robucca brev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robucca genia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chenipterus ambyiac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lohalaelurus labios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oheros sanguine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oheros taur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viari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aous commerson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irdiella arma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gana ariz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athronus maculat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odes platyso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ilius infrafasciat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ilius mesopotamic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ilius shacr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ilius signicaud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callionymus kaian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gadus nipponic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gobius curaca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gobius hongkongens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laco nigrican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pterois quadrifil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typhlops mariona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obatis krefft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ophiloides brauner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ophilus macrocephal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ingraja pulchr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stigmos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strychus african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vichtus diacanth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chalcinus retrospi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hypopomus drac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smophycis margina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jurquina apoparua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ecobarbus geertsi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udefduf hoefler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pagrus akazaki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pagrus shei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urus albiment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ntrogobius multifasciat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strorhynchus lacustr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eilognathus honda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irus scutu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rossocheilus hemispin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eiosus militar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ihito futu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ysis maculipinn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microdesmus dorothea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osa killarnen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assis buruen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assis macracanth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assis marian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eleotris morishita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eleotris stenotaenia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gobius esakia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raja doellojurado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motretis elongat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motretis rostrat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lius jacksoni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blepsoides benien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blepsoides derham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blepsoides rubrolineat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tolanthias apiomyc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hoa ischa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hoa marini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latifro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nudicep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inoacara sapayen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uzedoras oxyrhynch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optoplacus pygmae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ennatus dorehen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anius isfahanen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cypris amn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escherich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koungueen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seegers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salpinc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ps caloundr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lochiton taeniat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phenax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isturus exsangu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isturus longicephal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terichtus moser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tychotrema timoren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yrocottus zander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yrosomus thorpe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osoma shiroanag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us jell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ediellus scab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eraggodes herre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eraggodes there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asmogaster liorhynch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istor quadriscut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oblepus cyclop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onesthes cyane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onesthes gemmif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dnopho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elachylep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festa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jacuhien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elomycterus marnkalh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erina brevicep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erinason hepsetoid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erinomorus endrachten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erinomorus vaigien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lantirivulus santen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chenipterus nigripinn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chenoceros punctat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oheros autran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oheros ykeregu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cheradophil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cinere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melanoor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minua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monstros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nigrofasciat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quiroga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vazferreira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dis ferraris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dis laspiophil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re panamen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jacalifornia calcara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jacalifornia megalop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s berg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s sperchien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ilius pectoral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io steindachner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nardichthys fulvomargina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sozetus taeni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ophilus a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gobius n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raja eatoni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raja magellanic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raja smithi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ufortia szechuanen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mbradium roseu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ophilus stellat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tella idiomorph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balung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crace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eekeria kallolep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eekeria mitsukuri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enniella paul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flavifro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trilineat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leophthalmus pot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llmannia boqueronen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hrocara mol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vichtus variegat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irus siamen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gobius su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rhamdia martha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ma myers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voortia pectina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inus kingsleya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 behrea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americus stramine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thaelurus naylor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ecogobius cryptophthalm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iapobrycon tucuru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emblemaria stephens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opsis rungthipa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ntrogobius auda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stridium colombien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stridium gymnogas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eilognathus taenianal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quidens chimantan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quidens epa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ysis vari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oides qanat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us nasreddin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us sav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pocephalus agassizi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pocephalus triangula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enichthys glauert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icorpus ment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icorpus peterdavies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ceps cerinu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chaeturichthys sciisti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eleotris macronem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pharyngodon melettin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pharyngodon microlep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canthobatis folirost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rchias suprem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hicyclocheilus halfibind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hoa lucid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hoa tric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minut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stigmatic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ylopsetta cycloide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uilla luzonens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ostomoides laticep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areiodon vittat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bitter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campomaanen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lefinien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melanogas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lodactylus westral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posterofasciat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seminigracaud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ops anomal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isturus austral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isturus gibbos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isturus parvipinn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isturus pingu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os erythrop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entina george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onectes longicep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omma melanu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osoma mellissi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edidraco skottsberg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edius notospilot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eraggodes lenisquam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idoras lako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oblepus manco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dissens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robust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chenionchus variolos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chenipterus demerara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fundulus transil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glanis barnard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reichert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ycus laticinct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aous fluviatil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xoclinus storeya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istes elliot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istes rotundat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odes polylep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s strumica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chatus cirrhos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sozetus normal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asio travancori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gadus bowers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gadus melanobranch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gobius antilliens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gobius mystaciu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richthys apiat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ophilus baer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ophilus kessler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denichthys beeblebrox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dyanus welch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eekeria viridianguil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ehlkenchelys longidenta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hrocara pusillu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lengerella xyrek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vichtus chilens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galaxias bullock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gobius mekongens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gmaceros japonic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gmaceros nectaban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vitrygon imbrica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 meek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 rubricaud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ops humeral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ops munduruk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jurquina zamorens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thaelurus hispid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ecieleotris morris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amopteryx je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bottina binh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udefduf conform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yssoberyx levisquamos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emblemaria chapli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chaenus luetkeni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clinus littore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draco dewitt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gobius insular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pagrus omanens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psoides roberts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eilognathus intermed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iroides melanorhynch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nodon sena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rossocheilus yunnanens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roteriobatus annulat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yrtus arti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ontosternarchus balaeno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ventor elongat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quidens paloemeuens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nopsis vuls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rokolioplax bicor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bes springer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la nemopte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la oligolep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oides eminea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us macedonic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us sarmatic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us thessalic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olapia ndalala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pocephalus bic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pocephalus dentif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pocephalus product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zonsprattus scintill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assis gymnocephal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assis nalu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doras gonzalez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eleotris trigutta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glyphidodon batuna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glyphidodon flavopurpure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raja georgia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ioides polyacanth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issidens haines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oya gracil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blepsoides atrat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blepsoides cryptocall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blepsoides waimacu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ogobius yoshigou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damasce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montan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uilla interior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ennatus linear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gonia combat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areiodon hasema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anius marassantens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etsamen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heineman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mengila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musafiri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radda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wildeka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leptocaul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unitaeniat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ichthyoides nigripin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ichthyoides sial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isturus amplic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isturus micropteryge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isturus saldanh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enigobius leftwich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yrosomus amoyens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hynchobatis asperrim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osoma howens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osoma seleno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us oeti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oglossus debil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oglossus tenu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thron cardu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hamphus sclerolep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ediellus camchatic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uma histr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istor luniscut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culus punctat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atotilapia tchadens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apogon puncticulat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onesthes atlantic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guaporens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jenynsi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magdalena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maxim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microlep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nicaraguens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troy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tu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ymbolus occidu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axolepis ap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erinella chagres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opochilus vogt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chenipterus dentat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chenipterus osteomysta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lastomatomorpha phosphero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lotrachichthys atlantic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oheros acaroid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fundulus myers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arach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lebias prognath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aous tajasi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ztecula sallae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haba polykladisk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jacalifornia erimoens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dwinella aureorube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antus curvifr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odes palavanens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odes snyder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odes wynaadens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lifer pantherin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s ciscaucasic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s euboic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s karunens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ilius evezard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canichthys panamens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bates grauer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clarias nyasens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gadus spongic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pterois odd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raja berg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raja maccai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raja trachour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raja violace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troctes microlep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rachoides liberiens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ufortia polylep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ator xenis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ottia apo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ophilus casachic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ophilus durrell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giaria plata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apoll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fax lacin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hunichthys monopteroid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enniella caudolinea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enniella cyanostig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neill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prognath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solat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chalcinus numm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pleura novaezeelandia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pterois serrulif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rhaphis rhabdopho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somophis atlantic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mocharax bransfordi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mocharax caballero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vibora cheey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ulotaenia nielse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inus compt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inus humil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inus opisthotaen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inus rhodople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inus schoutede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inus taeniur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 alburn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 sinuens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americus cismontan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americus diaphan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americus lambar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americus peruan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jurquina morioru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thaelurus canesce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richthys waikhom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aphritis barbat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emblemaria exilispin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emblemaria greenfield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emblemaria johns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emblemaria mangognath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charax microlep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cleithron chapi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cobitis moore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nthogobius lurid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ntrogobius chlorostigmatoid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ntrogobius day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strorhynchus abbrevi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iropsetta tricholep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ropoma lecornet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rossocheilus iridesce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lotremus lep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quidens tubic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ronemacheilus abyssinic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eiosus uranophthalm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bes bathy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la goreens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oides eichwaldi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oides ohridan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oides recep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oides strymonic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oides taeni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us schischkov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rnus vistonic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drovandia oleos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ctridium aurantiacu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stes ansorgi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onematichthys minyom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careproctus unanga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dontichthys zonisti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mogurnda samprice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toca meek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icorpus macrocleithru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icorpus profundico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richthys cur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ceps serratu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doras bolivarens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doras moni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eleotris bleeker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eleotris downing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eleotris ellip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eleotris neuman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lyraja frerichs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ophthalmos magnicirr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mocryptocharax lateral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lophus globos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barilius alburnop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blepsoides christina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blepsoides immacul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blepsoides lanceol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blepsoides xinguens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doras rega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rchias allardice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harius fusc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hoa curt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hovia clupeoid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hovia surinamens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hoviella perfasciat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ogobius squamicep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brevifil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bufoni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dubi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falconens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maracasa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reis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strus salgada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eancistrus platycephal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inoacara blomberg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iashevicottus megacephal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ematichthys repas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namia thuathienens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anius furc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cypris moltrecht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hofman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yosemion plagitaeniu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gramma pleurotaen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toloricaria conde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dammerma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dianth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gould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pillion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 tricinc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ichthyoides brevicaud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ichthyoides opercula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gonichthyoides timorens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isturus bucephal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isturus fedorov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isturus indic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teronotus galvis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iocypris batod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entina bruce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yripnus iridesce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yrosomus heini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us gago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oglossus macroloph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oglossus mueller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oglossus polyspil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oglossus tapeinoso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edidraco mir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edidraco shacklet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celichthys rhodor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idoras menezes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rocottus platycephal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atotilapia tweddle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erorhombus filif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erropteryx spinos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apogon alu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oblepus grixalvi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ocottus matsubara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onesthes indopacific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onesthes martensi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onesthes richards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cinus moori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eigenmannioru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kennedy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laticep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pellegri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ruberrim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yanax siapa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eleopus tanabens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erina lopezia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erinomorus aetholep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erinomorus pingu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opodontus adriaens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lohalaelurus kanakoru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lopareia unicol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oheros capixab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oheros kaaygu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oheros robus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oglossus microlep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yarnangra estuari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zygopus pinnifasci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jacalifornia microsto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itora lancangjiangens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itora meridional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itoropsis ophiolep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athronus bicol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odes dorsimacul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onymus balleroid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ligobius boehlke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s kubanic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us thessal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ilius borneens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ilius modes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sanago hirsu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ophilus pawnee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bates le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clupea argente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gadus favos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gobius andre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gobius meggitt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gobius panayens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onus laticep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phylax bombifro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pterois viridens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raja isotrachy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raja lindberg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raja maculat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raja multispin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raja murray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hyraja perua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rachocottus nikolski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rachoides pacific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ator brachychi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mbrops caudimacu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ocometes australiens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osema suborbita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a spilotoge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enniella leopard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ennioclinus brachycephal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ianus tanyokid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linichthys supralateral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llmannia commun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llmannia umbros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hrocara ny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hrocarina microcepha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hus melliss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irus selheim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galaxias gothe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hypopomus occidental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hypopomus walter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istius alet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hypetersius pseudonummif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itensteinia insign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voortia gunter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kius nigricinc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smophyciops pautzke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ula ordway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ulotaenia crass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aninops ride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inus batesi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inus intermedi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inus lateral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 chagrens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 deville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americus caucan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americus iheringi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onops affin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jurquina megalospil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billus lacertop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esio xanthalyto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ffrogobius caff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anthias legra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bea squammos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VERAGE([.B2:.B2720])" office:value-type="float" office:value="49.101140125046" calcext:value-type="float">
            <text:p>49.101140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ing accuracy</text:p>
          </table:table-cell>
          <table:table-cell office:value-type="float" office:value="0.494874254368874" calcext:value-type="float">
            <text:p>0.4948742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 accuracy</text:p>
          </table:table-cell>
          <table:table-cell office:value-type="float" office:value="0.294007490636704" calcext:value-type="float">
            <text:p>0.294007490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2019-03-03_08:03_splitted_all_species_images'.A1:'2019-03-03_08:03_splitted_all_species_images'.E2720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3T13:37:16.738147208</dc:date>
    <meta:editing-duration>PT4H57M28S</meta:editing-duration>
    <meta:editing-cycles>1</meta:editing-cycles>
    <meta:document-statistic meta:table-count="1" meta:cell-count="1360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109cm" svg:height="23.216cm" xlink:href=".." xlink:type="simple" chart:class="chart:scatter" chart:style-name="ch1">
        <chart:legend chart:legend-position="end" svg:x="29.846cm" svg:y="11.309cm" style:legend-expansion="high" chart:style-name="ch2"/>
        <chart:plot-area chart:style-name="ch3" table:cell-range-address="'2019-03-03_08:03_splitted_all_species_images'.B2:'2019-03-03_08:03_splitted_all_species_images'.B2720 '2019-03-03_08:03_splitted_all_species_images'.E2:'2019-03-03_08:03_splitted_all_species_images'.E2720" svg:x="1.653cm" svg:y="0.464cm" svg:width="27.551cm" svg:height="21.307cm">
          <chartooo:coordinate-region svg:x="2.274cm" svg:y="0.663cm" svg:width="26.464cm" svg:height="20.461cm"/>
          <chart:axis chart:dimension="x" chart:name="primary-x" chart:style-name="ch4">
            <chart:title svg:x="15.053cm" svg:y="22.235cm" chart:style-name="ch5">
              <text:p>Size</text:p>
            </chart:title>
          </chart:axis>
          <chart:axis chart:dimension="y" chart:name="primary-y" chart:style-name="ch4">
            <chart:title svg:x="0.451cm" svg:y="12.577cm" chart:style-name="ch6">
              <text:p>Validation Accuracy</text:p>
            </chart:title>
            <chart:grid chart:style-name="ch7" chart:class="major"/>
          </chart:axis>
          <chart:series chart:style-name="ch8" chart:values-cell-range-address="'2019-03-03_08:03_splitted_all_species_images'.E2:'2019-03-03_08:03_splitted_all_species_images'.E2720" chart:class="chart:scatter">
            <chart:domain table:cell-range-address="'2019-03-03_08:03_splitted_all_species_images'.B2:'2019-03-03_08:03_splitted_all_species_images'.B2720"/>
            <chart:data-point chart:repeated="27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1">
                <text:p>461</text:p>
                <draw:g>
                  <svg:desc>'2019-03-03_08:03_splitted_all_species_images'.B2:'2019-03-03_08:03_splitted_all_species_images'.B2720</svg:desc>
                </draw:g>
              </table:table-cell>
              <table:table-cell office:value-type="float" office:value="61.818">
                <text:p>61.818</text:p>
                <draw:g>
                  <svg:desc>'2019-03-03_08:03_splitted_all_species_images'.E2:'2019-03-03_08:03_splitted_all_species_images'.E27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5">
                <text:p>455</text:p>
              </table:table-cell>
              <table:table-cell office:value-type="float" office:value="85.455">
                <text:p>85.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5">
                <text:p>405</text:p>
              </table:table-cell>
              <table:table-cell office:value-type="float" office:value="45.833">
                <text:p>45.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2">
                <text:p>402</text:p>
              </table:table-cell>
              <table:table-cell office:value-type="float" office:value="25.532">
                <text:p>25.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8">
                <text:p>398</text:p>
              </table:table-cell>
              <table:table-cell office:value-type="float" office:value="87.234">
                <text:p>87.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6">
                <text:p>396</text:p>
              </table:table-cell>
              <table:table-cell office:value-type="float" office:value="82.609">
                <text:p>82.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4">
                <text:p>394</text:p>
              </table:table-cell>
              <table:table-cell office:value-type="float" office:value="86.957">
                <text:p>86.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">
                <text:p>390</text:p>
              </table:table-cell>
              <table:table-cell office:value-type="float" office:value="78.261">
                <text:p>78.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6">
                <text:p>376</text:p>
              </table:table-cell>
              <table:table-cell office:value-type="float" office:value="63.636">
                <text:p>63.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7">
                <text:p>367</text:p>
              </table:table-cell>
              <table:table-cell office:value-type="float" office:value="83.721">
                <text:p>83.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6">
                <text:p>366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3">
                <text:p>3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9">
                <text:p>349</text:p>
              </table:table-cell>
              <table:table-cell office:value-type="float" office:value="47.619">
                <text:p>47.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9">
                <text:p>339</text:p>
              </table:table-cell>
              <table:table-cell office:value-type="float" office:value="43.902">
                <text:p>43.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6">
                <text:p>336</text:p>
              </table:table-cell>
              <table:table-cell office:value-type="float" office:value="52.632">
                <text:p>52.6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1">
                <text:p>3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0">
                <text:p>330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7">
                <text:p>327</text:p>
              </table:table-cell>
              <table:table-cell office:value-type="float" office:value="76.923">
                <text:p>76.9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2">
                <text:p>322</text:p>
              </table:table-cell>
              <table:table-cell office:value-type="float" office:value="44.737">
                <text:p>44.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2">
                <text:p>322</text:p>
              </table:table-cell>
              <table:table-cell office:value-type="float" office:value="44.737">
                <text:p>44.7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0">
                <text:p>320</text:p>
              </table:table-cell>
              <table:table-cell office:value-type="float" office:value="55.263">
                <text:p>55.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">
                <text:p>315</text:p>
              </table:table-cell>
              <table:table-cell office:value-type="float" office:value="63.158">
                <text:p>63.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4">
                <text:p>314</text:p>
              </table:table-cell>
              <table:table-cell office:value-type="float" office:value="60.526">
                <text:p>60.5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4">
                <text:p>314</text:p>
              </table:table-cell>
              <table:table-cell office:value-type="float" office:value="70.27">
                <text:p>70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4">
                <text:p>314</text:p>
              </table:table-cell>
              <table:table-cell office:value-type="float" office:value="72.973">
                <text:p>72.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3">
                <text:p>313</text:p>
              </table:table-cell>
              <table:table-cell office:value-type="float" office:value="28.947">
                <text:p>28.9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2">
                <text:p>312</text:p>
              </table:table-cell>
              <table:table-cell office:value-type="float" office:value="75.676">
                <text:p>75.6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0">
                <text:p>310</text:p>
              </table:table-cell>
              <table:table-cell office:value-type="float" office:value="16.216">
                <text:p>16.2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9">
                <text:p>309</text:p>
              </table:table-cell>
              <table:table-cell office:value-type="float" office:value="54.054">
                <text:p>54.0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5">
                <text:p>305</text:p>
              </table:table-cell>
              <table:table-cell office:value-type="float" office:value="54.054">
                <text:p>54.0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4">
                <text:p>304</text:p>
              </table:table-cell>
              <table:table-cell office:value-type="float" office:value="58.333">
                <text:p>58.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3">
                <text:p>303</text:p>
              </table:table-cell>
              <table:table-cell office:value-type="float" office:value="69.444">
                <text:p>69.4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0">
                <text:p>300</text:p>
              </table:table-cell>
              <table:table-cell office:value-type="float" office:value="58.333">
                <text:p>58.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7">
                <text:p>297</text:p>
              </table:table-cell>
              <table:table-cell office:value-type="float" office:value="36.111">
                <text:p>36.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7">
                <text:p>297</text:p>
              </table:table-cell>
              <table:table-cell office:value-type="float" office:value="36.111">
                <text:p>36.1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6">
                <text:p>296</text:p>
              </table:table-cell>
              <table:table-cell office:value-type="float" office:value="74.286">
                <text:p>74.2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4">
                <text:p>294</text:p>
              </table:table-cell>
              <table:table-cell office:value-type="float" office:value="22.857">
                <text:p>22.8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1">
                <text:p>291</text:p>
              </table:table-cell>
              <table:table-cell office:value-type="float" office:value="48.571">
                <text:p>48.5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0">
                <text:p>2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0">
                <text:p>2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2">
                <text:p>282</text:p>
              </table:table-cell>
              <table:table-cell office:value-type="float" office:value="75.758">
                <text:p>75.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2">
                <text:p>282</text:p>
              </table:table-cell>
              <table:table-cell office:value-type="float" office:value="90.909">
                <text:p>90.9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2">
                <text:p>282</text:p>
              </table:table-cell>
              <table:table-cell office:value-type="float" office:value="58.824">
                <text:p>58.8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1">
                <text:p>281</text:p>
              </table:table-cell>
              <table:table-cell office:value-type="float" office:value="75.758">
                <text:p>75.7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1">
                <text:p>281</text:p>
              </table:table-cell>
              <table:table-cell office:value-type="float" office:value="24.242">
                <text:p>24.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9">
                <text:p>279</text:p>
              </table:table-cell>
              <table:table-cell office:value-type="float" office:value="54.545">
                <text:p>54.5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8">
                <text:p>278</text:p>
              </table:table-cell>
              <table:table-cell office:value-type="float" office:value="24.242">
                <text:p>24.2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8">
                <text:p>278</text:p>
              </table:table-cell>
              <table:table-cell office:value-type="float" office:value="9.091">
                <text:p>9.0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6">
                <text:p>276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5">
                <text:p>275</text:p>
              </table:table-cell>
              <table:table-cell office:value-type="float" office:value="45.455">
                <text:p>45.4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5">
                <text:p>275</text:p>
              </table:table-cell>
              <table:table-cell office:value-type="float" office:value="54.545">
                <text:p>54.5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4">
                <text:p>274</text:p>
              </table:table-cell>
              <table:table-cell office:value-type="float" office:value="69.697">
                <text:p>69.6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3">
                <text:p>273</text:p>
              </table:table-cell>
              <table:table-cell office:value-type="float" office:value="81.818">
                <text:p>81.8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2">
                <text:p>272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2">
                <text:p>272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1">
                <text:p>271</text:p>
              </table:table-cell>
              <table:table-cell office:value-type="float" office:value="53.125">
                <text:p>53.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0">
                <text:p>270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7">
                <text:p>267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7">
                <text:p>267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6">
                <text:p>266</text:p>
              </table:table-cell>
              <table:table-cell office:value-type="float" office:value="77.419">
                <text:p>77.4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4">
                <text:p>264</text:p>
              </table:table-cell>
              <table:table-cell office:value-type="float" office:value="87.097">
                <text:p>87.0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4">
                <text:p>264</text:p>
              </table:table-cell>
              <table:table-cell office:value-type="float" office:value="48.387">
                <text:p>48.3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4">
                <text:p>264</text:p>
              </table:table-cell>
              <table:table-cell office:value-type="float" office:value="25.806">
                <text:p>25.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3">
                <text:p>263</text:p>
              </table:table-cell>
              <table:table-cell office:value-type="float" office:value="64.516">
                <text:p>64.5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2">
                <text:p>262</text:p>
              </table:table-cell>
              <table:table-cell office:value-type="float" office:value="35.484">
                <text:p>35.4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2">
                <text:p>262</text:p>
              </table:table-cell>
              <table:table-cell office:value-type="float" office:value="61.29">
                <text:p>61.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2">
                <text:p>262</text:p>
              </table:table-cell>
              <table:table-cell office:value-type="float" office:value="38.71">
                <text:p>38.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2">
                <text:p>262</text:p>
              </table:table-cell>
              <table:table-cell office:value-type="float" office:value="54.839">
                <text:p>54.8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2">
                <text:p>262</text:p>
              </table:table-cell>
              <table:table-cell office:value-type="float" office:value="22.581">
                <text:p>22.5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1">
                <text:p>261</text:p>
              </table:table-cell>
              <table:table-cell office:value-type="float" office:value="38.71">
                <text:p>38.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9">
                <text:p>259</text:p>
              </table:table-cell>
              <table:table-cell office:value-type="float" office:value="38.71">
                <text:p>38.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8">
                <text:p>258</text:p>
              </table:table-cell>
              <table:table-cell office:value-type="float" office:value="45.161">
                <text:p>45.1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8">
                <text:p>258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6">
                <text:p>2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5">
                <text:p>255</text:p>
              </table:table-cell>
              <table:table-cell office:value-type="float" office:value="23.333">
                <text:p>23.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2">
                <text:p>2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2">
                <text:p>252</text:p>
              </table:table-cell>
              <table:table-cell office:value-type="float" office:value="43.333">
                <text:p>43.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8">
                <text:p>248</text:p>
              </table:table-cell>
              <table:table-cell office:value-type="float" office:value="72.414">
                <text:p>72.4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6">
                <text:p>246</text:p>
              </table:table-cell>
              <table:table-cell office:value-type="float" office:value="62.069">
                <text:p>62.0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5">
                <text:p>245</text:p>
              </table:table-cell>
              <table:table-cell office:value-type="float" office:value="62.069">
                <text:p>62.0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5">
                <text:p>245</text:p>
              </table:table-cell>
              <table:table-cell office:value-type="float" office:value="62.069">
                <text:p>62.0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4">
                <text:p>244</text:p>
              </table:table-cell>
              <table:table-cell office:value-type="float" office:value="37.931">
                <text:p>37.9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4">
                <text:p>244</text:p>
              </table:table-cell>
              <table:table-cell office:value-type="float" office:value="75.862">
                <text:p>75.8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3">
                <text:p>243</text:p>
              </table:table-cell>
              <table:table-cell office:value-type="float" office:value="75.862">
                <text:p>75.8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2">
                <text:p>242</text:p>
              </table:table-cell>
              <table:table-cell office:value-type="float" office:value="27.586">
                <text:p>27.5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2">
                <text:p>242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1">
                <text:p>241</text:p>
              </table:table-cell>
              <table:table-cell office:value-type="float" office:value="64.286">
                <text:p>64.2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1">
                <text:p>241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1">
                <text:p>241</text:p>
              </table:table-cell>
              <table:table-cell office:value-type="float" office:value="41.379">
                <text:p>41.3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1">
                <text:p>241</text:p>
              </table:table-cell>
              <table:table-cell office:value-type="float" office:value="57.143">
                <text:p>57.1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1">
                <text:p>241</text:p>
              </table:table-cell>
              <table:table-cell office:value-type="float" office:value="44.828">
                <text:p>44.8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1">
                <text:p>241</text:p>
              </table:table-cell>
              <table:table-cell office:value-type="float" office:value="55.172">
                <text:p>55.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0">
                <text:p>240</text:p>
              </table:table-cell>
              <table:table-cell office:value-type="float" office:value="64.286">
                <text:p>64.2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7">
                <text:p>237</text:p>
              </table:table-cell>
              <table:table-cell office:value-type="float" office:value="46.429">
                <text:p>46.4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7">
                <text:p>237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4">
                <text:p>234</text:p>
              </table:table-cell>
              <table:table-cell office:value-type="float" office:value="71.429">
                <text:p>71.4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4">
                <text:p>234</text:p>
              </table:table-cell>
              <table:table-cell office:value-type="float" office:value="22.222">
                <text:p>22.2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4">
                <text:p>234</text:p>
              </table:table-cell>
              <table:table-cell office:value-type="float" office:value="17.857">
                <text:p>17.8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3">
                <text:p>233</text:p>
              </table:table-cell>
              <table:table-cell office:value-type="float" office:value="48.148">
                <text:p>48.1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2">
                <text:p>232</text:p>
              </table:table-cell>
              <table:table-cell office:value-type="float" office:value="59.259">
                <text:p>59.2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1">
                <text:p>231</text:p>
              </table:table-cell>
              <table:table-cell office:value-type="float" office:value="44.444">
                <text:p>44.4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0">
                <text:p>230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0">
                <text:p>230</text:p>
              </table:table-cell>
              <table:table-cell office:value-type="float" office:value="29.63">
                <text:p>29.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8">
                <text:p>228</text:p>
              </table:table-cell>
              <table:table-cell office:value-type="float" office:value="44.444">
                <text:p>44.4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8">
                <text:p>228</text:p>
              </table:table-cell>
              <table:table-cell office:value-type="float" office:value="29.63">
                <text:p>29.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8">
                <text:p>228</text:p>
              </table:table-cell>
              <table:table-cell office:value-type="float" office:value="51.852">
                <text:p>51.8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8">
                <text:p>228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6">
                <text:p>226</text:p>
              </table:table-cell>
              <table:table-cell office:value-type="float" office:value="46.154">
                <text:p>46.1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6">
                <text:p>226</text:p>
              </table:table-cell>
              <table:table-cell office:value-type="float" office:value="73.077">
                <text:p>73.0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5">
                <text:p>225</text:p>
              </table:table-cell>
              <table:table-cell office:value-type="float" office:value="44.444">
                <text:p>44.4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5">
                <text:p>225</text:p>
              </table:table-cell>
              <table:table-cell office:value-type="float" office:value="81.481">
                <text:p>81.4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5">
                <text:p>225</text:p>
              </table:table-cell>
              <table:table-cell office:value-type="float" office:value="61.538">
                <text:p>61.5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26.923">
                <text:p>26.9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5">
                <text:p>225</text:p>
              </table:table-cell>
              <table:table-cell office:value-type="float" office:value="42.308">
                <text:p>42.3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2">
                <text:p>222</text:p>
              </table:table-cell>
              <table:table-cell office:value-type="float" office:value="46.154">
                <text:p>46.1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1">
                <text:p>221</text:p>
              </table:table-cell>
              <table:table-cell office:value-type="float" office:value="11.538">
                <text:p>11.5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1">
                <text:p>221</text:p>
              </table:table-cell>
              <table:table-cell office:value-type="float" office:value="76.923">
                <text:p>76.9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0">
                <text:p>220</text:p>
              </table:table-cell>
              <table:table-cell office:value-type="float" office:value="76.923">
                <text:p>76.9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0">
                <text:p>220</text:p>
              </table:table-cell>
              <table:table-cell office:value-type="float" office:value="73.077">
                <text:p>73.0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9">
                <text:p>219</text:p>
              </table:table-cell>
              <table:table-cell office:value-type="float" office:value="73.077">
                <text:p>73.0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8">
                <text:p>218</text:p>
              </table:table-cell>
              <table:table-cell office:value-type="float" office:value="23.077">
                <text:p>23.0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7">
                <text:p>217</text:p>
              </table:table-cell>
              <table:table-cell office:value-type="float" office:value="38.462">
                <text:p>38.4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5">
                <text:p>2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5">
                <text:p>215</text:p>
              </table:table-cell>
              <table:table-cell office:value-type="float" office:value="61.538">
                <text:p>61.5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4">
                <text:p>214</text:p>
              </table:table-cell>
              <table:table-cell office:value-type="float" office:value="15.385">
                <text:p>15.3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4">
                <text:p>214</text:p>
              </table:table-cell>
              <table:table-cell office:value-type="float" office:value="38.462">
                <text:p>38.4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2">
                <text:p>212</text:p>
              </table:table-cell>
              <table:table-cell office:value-type="float" office:value="42.308">
                <text:p>42.3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2">
                <text:p>212</text:p>
              </table:table-cell>
              <table:table-cell office:value-type="float" office:value="23.077">
                <text:p>23.0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1">
                <text:p>211</text:p>
              </table:table-cell>
              <table:table-cell office:value-type="float" office:value="26.923">
                <text:p>26.9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1">
                <text:p>211</text:p>
              </table:table-cell>
              <table:table-cell office:value-type="float" office:value="80.769">
                <text:p>80.7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9">
                <text:p>209</text:p>
              </table:table-cell>
              <table:table-cell office:value-type="float" office:value="70.833">
                <text:p>70.8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9">
                <text:p>2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9">
                <text:p>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9">
                <text:p>209</text:p>
              </table:table-cell>
              <table:table-cell office:value-type="float" office:value="53.846">
                <text:p>53.8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9">
                <text:p>209</text:p>
              </table:table-cell>
              <table:table-cell office:value-type="float" office:value="19.231">
                <text:p>19.2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8">
                <text:p>208</text:p>
              </table:table-cell>
              <table:table-cell office:value-type="float" office:value="41.667">
                <text:p>41.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8">
                <text:p>2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8">
                <text:p>2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8">
                <text:p>20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8">
                <text:p>2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7">
                <text:p>207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6">
                <text:p>2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5">
                <text:p>205</text:p>
              </table:table-cell>
              <table:table-cell office:value-type="float" office:value="56.522">
                <text:p>56.5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">
                <text:p>205</text:p>
              </table:table-cell>
              <table:table-cell office:value-type="float" office:value="20.833">
                <text:p>20.8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4">
                <text:p>204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3">
                <text:p>203</text:p>
              </table:table-cell>
              <table:table-cell office:value-type="float" office:value="26.087">
                <text:p>26.0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3">
                <text:p>203</text:p>
              </table:table-cell>
              <table:table-cell office:value-type="float" office:value="34.783">
                <text:p>34.7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3">
                <text:p>203</text:p>
              </table:table-cell>
              <table:table-cell office:value-type="float" office:value="52.174">
                <text:p>52.1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3">
                <text:p>203</text:p>
              </table:table-cell>
              <table:table-cell office:value-type="float" office:value="56.522">
                <text:p>56.5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2">
                <text:p>202</text:p>
              </table:table-cell>
              <table:table-cell office:value-type="float" office:value="30.435">
                <text:p>30.4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1">
                <text:p>201</text:p>
              </table:table-cell>
              <table:table-cell office:value-type="float" office:value="26.087">
                <text:p>26.0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0">
                <text:p>200</text:p>
              </table:table-cell>
              <table:table-cell office:value-type="float" office:value="39.13">
                <text:p>39.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9">
                <text:p>199</text:p>
              </table:table-cell>
              <table:table-cell office:value-type="float" office:value="26.087">
                <text:p>26.0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8">
                <text:p>198</text:p>
              </table:table-cell>
              <table:table-cell office:value-type="float" office:value="65.217">
                <text:p>65.2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8">
                <text:p>198</text:p>
              </table:table-cell>
              <table:table-cell office:value-type="float" office:value="65.217">
                <text:p>65.2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7">
                <text:p>197</text:p>
              </table:table-cell>
              <table:table-cell office:value-type="float" office:value="43.478">
                <text:p>43.4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6">
                <text:p>196</text:p>
              </table:table-cell>
              <table:table-cell office:value-type="float" office:value="34.783">
                <text:p>34.7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5">
                <text:p>195</text:p>
              </table:table-cell>
              <table:table-cell office:value-type="float" office:value="36.364">
                <text:p>36.3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5">
                <text:p>195</text:p>
              </table:table-cell>
              <table:table-cell office:value-type="float" office:value="27.273">
                <text:p>27.2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3">
                <text:p>193</text:p>
              </table:table-cell>
              <table:table-cell office:value-type="float" office:value="36.364">
                <text:p>36.3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2">
                <text:p>192</text:p>
              </table:table-cell>
              <table:table-cell office:value-type="float" office:value="36.364">
                <text:p>36.3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1">
                <text:p>191</text:p>
              </table:table-cell>
              <table:table-cell office:value-type="float" office:value="63.636">
                <text:p>63.6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0">
                <text:p>190</text:p>
              </table:table-cell>
              <table:table-cell office:value-type="float" office:value="45.455">
                <text:p>45.4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0">
                <text:p>190</text:p>
              </table:table-cell>
              <table:table-cell office:value-type="float" office:value="18.182">
                <text:p>18.1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9">
                <text:p>189</text:p>
              </table:table-cell>
              <table:table-cell office:value-type="float" office:value="18.182">
                <text:p>18.1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8">
                <text:p>1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8">
                <text:p>188</text:p>
              </table:table-cell>
              <table:table-cell office:value-type="float" office:value="59.091">
                <text:p>59.0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8">
                <text:p>188</text:p>
              </table:table-cell>
              <table:table-cell office:value-type="float" office:value="40.909">
                <text:p>40.9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8">
                <text:p>188</text:p>
              </table:table-cell>
              <table:table-cell office:value-type="float" office:value="59.091">
                <text:p>59.0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9.091">
                <text:p>9.0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6">
                <text:p>186</text:p>
              </table:table-cell>
              <table:table-cell office:value-type="float" office:value="72.727">
                <text:p>72.7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6">
                <text:p>186</text:p>
              </table:table-cell>
              <table:table-cell office:value-type="float" office:value="36.364">
                <text:p>36.3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6">
                <text:p>186</text:p>
              </table:table-cell>
              <table:table-cell office:value-type="float" office:value="22.727">
                <text:p>22.7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6">
                <text:p>186</text:p>
              </table:table-cell>
              <table:table-cell office:value-type="float" office:value="27.273">
                <text:p>27.2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6">
                <text:p>186</text:p>
              </table:table-cell>
              <table:table-cell office:value-type="float" office:value="22.727">
                <text:p>22.7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5">
                <text:p>185</text:p>
              </table:table-cell>
              <table:table-cell office:value-type="float" office:value="90.909">
                <text:p>90.9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4">
                <text:p>184</text:p>
              </table:table-cell>
              <table:table-cell office:value-type="float" office:value="59.091">
                <text:p>59.0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22.727">
                <text:p>22.7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3">
                <text:p>183</text:p>
              </table:table-cell>
              <table:table-cell office:value-type="float" office:value="27.273">
                <text:p>27.2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81.818">
                <text:p>81.8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4.545">
                <text:p>54.5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1">
                <text:p>181</text:p>
              </table:table-cell>
              <table:table-cell office:value-type="float" office:value="18.182">
                <text:p>18.1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0">
                <text:p>180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0">
                <text:p>180</text:p>
              </table:table-cell>
              <table:table-cell office:value-type="float" office:value="13.636">
                <text:p>13.6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0">
                <text:p>180</text:p>
              </table:table-cell>
              <table:table-cell office:value-type="float" office:value="59.091">
                <text:p>59.0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0">
                <text:p>180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0">
                <text:p>180</text:p>
              </table:table-cell>
              <table:table-cell office:value-type="float" office:value="22.727">
                <text:p>22.7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0">
                <text:p>180</text:p>
              </table:table-cell>
              <table:table-cell office:value-type="float" office:value="31.818">
                <text:p>31.8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0">
                <text:p>180</text:p>
              </table:table-cell>
              <table:table-cell office:value-type="float" office:value="22.727">
                <text:p>22.7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0">
                <text:p>180</text:p>
              </table:table-cell>
              <table:table-cell office:value-type="float" office:value="9.524">
                <text:p>9.5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0">
                <text:p>180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0">
                <text:p>180</text:p>
              </table:table-cell>
              <table:table-cell office:value-type="float" office:value="23.81">
                <text:p>23.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0">
                <text:p>180</text:p>
              </table:table-cell>
              <table:table-cell office:value-type="float" office:value="22.727">
                <text:p>22.7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8">
                <text:p>178</text:p>
              </table:table-cell>
              <table:table-cell office:value-type="float" office:value="47.619">
                <text:p>47.6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">
                <text:p>177</text:p>
              </table:table-cell>
              <table:table-cell office:value-type="float" office:value="28.571">
                <text:p>28.5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6">
                <text:p>176</text:p>
              </table:table-cell>
              <table:table-cell office:value-type="float" office:value="38.095">
                <text:p>38.0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6">
                <text:p>176</text:p>
              </table:table-cell>
              <table:table-cell office:value-type="float" office:value="52.381">
                <text:p>52.3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5">
                <text:p>175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5">
                <text:p>175</text:p>
              </table:table-cell>
              <table:table-cell office:value-type="float" office:value="38.095">
                <text:p>38.0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5">
                <text:p>175</text:p>
              </table:table-cell>
              <table:table-cell office:value-type="float" office:value="57.143">
                <text:p>57.1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5">
                <text:p>175</text:p>
              </table:table-cell>
              <table:table-cell office:value-type="float" office:value="52.381">
                <text:p>52.3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4">
                <text:p>174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3">
                <text:p>173</text:p>
              </table:table-cell>
              <table:table-cell office:value-type="float" office:value="38.095">
                <text:p>38.0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3">
                <text:p>173</text:p>
              </table:table-cell>
              <table:table-cell office:value-type="float" office:value="52.381">
                <text:p>52.3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3">
                <text:p>173</text:p>
              </table:table-cell>
              <table:table-cell office:value-type="float" office:value="85.714">
                <text:p>85.7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2">
                <text:p>1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2">
                <text:p>1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2">
                <text:p>172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2">
                <text:p>172</text:p>
              </table:table-cell>
              <table:table-cell office:value-type="float" office:value="9.524">
                <text:p>9.5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1">
                <text:p>171</text:p>
              </table:table-cell>
              <table:table-cell office:value-type="float" office:value="52.381">
                <text:p>52.3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9">
                <text:p>1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9">
                <text:p>16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9">
                <text:p>1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9">
                <text:p>1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9">
                <text:p>1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8">
                <text:p>1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7">
                <text:p>1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7">
                <text:p>1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4">
                <text:p>1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4">
                <text:p>1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4">
                <text:p>164</text:p>
              </table:table-cell>
              <table:table-cell office:value-type="float" office:value="31.579">
                <text:p>31.5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4">
                <text:p>164</text:p>
              </table:table-cell>
              <table:table-cell office:value-type="float" office:value="21.053">
                <text:p>21.0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3">
                <text:p>163</text:p>
              </table:table-cell>
              <table:table-cell office:value-type="float" office:value="15.789">
                <text:p>15.7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3">
                <text:p>1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3">
                <text:p>163</text:p>
              </table:table-cell>
              <table:table-cell office:value-type="float" office:value="57.895">
                <text:p>57.8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3">
                <text:p>163</text:p>
              </table:table-cell>
              <table:table-cell office:value-type="float" office:value="57.895">
                <text:p>57.8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2">
                <text:p>162</text:p>
              </table:table-cell>
              <table:table-cell office:value-type="float" office:value="52.632">
                <text:p>52.6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2">
                <text:p>162</text:p>
              </table:table-cell>
              <table:table-cell office:value-type="float" office:value="84.211">
                <text:p>84.2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2">
                <text:p>162</text:p>
              </table:table-cell>
              <table:table-cell office:value-type="float" office:value="21.053">
                <text:p>21.0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2">
                <text:p>162</text:p>
              </table:table-cell>
              <table:table-cell office:value-type="float" office:value="52.632">
                <text:p>52.6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1">
                <text:p>161</text:p>
              </table:table-cell>
              <table:table-cell office:value-type="float" office:value="47.368">
                <text:p>47.3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1">
                <text:p>161</text:p>
              </table:table-cell>
              <table:table-cell office:value-type="float" office:value="68.421">
                <text:p>68.4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1">
                <text:p>161</text:p>
              </table:table-cell>
              <table:table-cell office:value-type="float" office:value="31.579">
                <text:p>31.5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0">
                <text:p>160</text:p>
              </table:table-cell>
              <table:table-cell office:value-type="float" office:value="36.842">
                <text:p>36.8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9">
                <text:p>159</text:p>
              </table:table-cell>
              <table:table-cell office:value-type="float" office:value="47.368">
                <text:p>47.3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9">
                <text:p>159</text:p>
              </table:table-cell>
              <table:table-cell office:value-type="float" office:value="57.895">
                <text:p>57.8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9">
                <text:p>159</text:p>
              </table:table-cell>
              <table:table-cell office:value-type="float" office:value="31.579">
                <text:p>31.5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9">
                <text:p>159</text:p>
              </table:table-cell>
              <table:table-cell office:value-type="float" office:value="36.842">
                <text:p>36.8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9">
                <text:p>159</text:p>
              </table:table-cell>
              <table:table-cell office:value-type="float" office:value="21.053">
                <text:p>21.0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8">
                <text:p>158</text:p>
              </table:table-cell>
              <table:table-cell office:value-type="float" office:value="26.316">
                <text:p>26.3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8">
                <text:p>158</text:p>
              </table:table-cell>
              <table:table-cell office:value-type="float" office:value="5.263">
                <text:p>5.2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8">
                <text:p>158</text:p>
              </table:table-cell>
              <table:table-cell office:value-type="float" office:value="36.842">
                <text:p>36.8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15.789">
                <text:p>15.7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8">
                <text:p>158</text:p>
              </table:table-cell>
              <table:table-cell office:value-type="float" office:value="15.789">
                <text:p>15.7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6">
                <text:p>156</text:p>
              </table:table-cell>
              <table:table-cell office:value-type="float" office:value="57.895">
                <text:p>57.8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6">
                <text:p>156</text:p>
              </table:table-cell>
              <table:table-cell office:value-type="float" office:value="15.789">
                <text:p>15.7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6">
                <text:p>156</text:p>
              </table:table-cell>
              <table:table-cell office:value-type="float" office:value="52.632">
                <text:p>52.6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5">
                <text:p>155</text:p>
              </table:table-cell>
              <table:table-cell office:value-type="float" office:value="47.368">
                <text:p>47.3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4">
                <text:p>154</text:p>
              </table:table-cell>
              <table:table-cell office:value-type="float" office:value="36.842">
                <text:p>36.84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4">
                <text:p>154</text:p>
              </table:table-cell>
              <table:table-cell office:value-type="float" office:value="36.842">
                <text:p>36.8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4">
                <text:p>154</text:p>
              </table:table-cell>
              <table:table-cell office:value-type="float" office:value="47.368">
                <text:p>47.3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4">
                <text:p>154</text:p>
              </table:table-cell>
              <table:table-cell office:value-type="float" office:value="15.789">
                <text:p>15.7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3">
                <text:p>153</text:p>
              </table:table-cell>
              <table:table-cell office:value-type="float" office:value="72.222">
                <text:p>72.2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2">
                <text:p>152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1">
                <text:p>151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0">
                <text:p>150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0">
                <text:p>150</text:p>
              </table:table-cell>
              <table:table-cell office:value-type="float" office:value="22.222">
                <text:p>22.2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0">
                <text:p>150</text:p>
              </table:table-cell>
              <table:table-cell office:value-type="float" office:value="22.222">
                <text:p>22.2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0">
                <text:p>150</text:p>
              </table:table-cell>
              <table:table-cell office:value-type="float" office:value="22.222">
                <text:p>22.2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0">
                <text:p>150</text:p>
              </table:table-cell>
              <table:table-cell office:value-type="float" office:value="22.222">
                <text:p>22.2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0">
                <text:p>150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9">
                <text:p>149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8">
                <text:p>148</text:p>
              </table:table-cell>
              <table:table-cell office:value-type="float" office:value="44.444">
                <text:p>44.4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8">
                <text:p>1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8">
                <text:p>148</text:p>
              </table:table-cell>
              <table:table-cell office:value-type="float" office:value="27.778">
                <text:p>27.7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7">
                <text:p>147</text:p>
              </table:table-cell>
              <table:table-cell office:value-type="float" office:value="5.556">
                <text:p>5.5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7">
                <text:p>147</text:p>
              </table:table-cell>
              <table:table-cell office:value-type="float" office:value="5.556">
                <text:p>5.5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7">
                <text:p>147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6">
                <text:p>146</text:p>
              </table:table-cell>
              <table:table-cell office:value-type="float" office:value="38.889">
                <text:p>38.8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5">
                <text:p>145</text:p>
              </table:table-cell>
              <table:table-cell office:value-type="float" office:value="23.529">
                <text:p>23.5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5">
                <text:p>145</text:p>
              </table:table-cell>
              <table:table-cell office:value-type="float" office:value="17.647">
                <text:p>17.6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5">
                <text:p>145</text:p>
              </table:table-cell>
              <table:table-cell office:value-type="float" office:value="23.529">
                <text:p>23.5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5">
                <text:p>145</text:p>
              </table:table-cell>
              <table:table-cell office:value-type="float" office:value="41.176">
                <text:p>41.1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5">
                <text:p>145</text:p>
              </table:table-cell>
              <table:table-cell office:value-type="float" office:value="22.222">
                <text:p>22.2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5">
                <text:p>145</text:p>
              </table:table-cell>
              <table:table-cell office:value-type="float" office:value="47.059">
                <text:p>47.0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5">
                <text:p>145</text:p>
              </table:table-cell>
              <table:table-cell office:value-type="float" office:value="11.765">
                <text:p>11.7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5">
                <text:p>145</text:p>
              </table:table-cell>
              <table:table-cell office:value-type="float" office:value="27.778">
                <text:p>27.7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5">
                <text:p>145</text:p>
              </table:table-cell>
              <table:table-cell office:value-type="float" office:value="41.176">
                <text:p>41.1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5">
                <text:p>145</text:p>
              </table:table-cell>
              <table:table-cell office:value-type="float" office:value="47.059">
                <text:p>47.0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5">
                <text:p>145</text:p>
              </table:table-cell>
              <table:table-cell office:value-type="float" office:value="23.529">
                <text:p>23.5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5">
                <text:p>145</text:p>
              </table:table-cell>
              <table:table-cell office:value-type="float" office:value="41.176">
                <text:p>41.1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5">
                <text:p>145</text:p>
              </table:table-cell>
              <table:table-cell office:value-type="float" office:value="27.778">
                <text:p>27.7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4">
                <text:p>144</text:p>
              </table:table-cell>
              <table:table-cell office:value-type="float" office:value="23.529">
                <text:p>23.5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4">
                <text:p>144</text:p>
              </table:table-cell>
              <table:table-cell office:value-type="float" office:value="58.824">
                <text:p>58.8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4">
                <text:p>144</text:p>
              </table:table-cell>
              <table:table-cell office:value-type="float" office:value="29.412">
                <text:p>29.4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3">
                <text:p>143</text:p>
              </table:table-cell>
              <table:table-cell office:value-type="float" office:value="41.176">
                <text:p>41.1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1">
                <text:p>141</text:p>
              </table:table-cell>
              <table:table-cell office:value-type="float" office:value="29.412">
                <text:p>29.4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1">
                <text:p>141</text:p>
              </table:table-cell>
              <table:table-cell office:value-type="float" office:value="47.059">
                <text:p>47.0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1">
                <text:p>141</text:p>
              </table:table-cell>
              <table:table-cell office:value-type="float" office:value="11.765">
                <text:p>11.7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1">
                <text:p>141</text:p>
              </table:table-cell>
              <table:table-cell office:value-type="float" office:value="29.412">
                <text:p>29.4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8">
                <text:p>138</text:p>
              </table:table-cell>
              <table:table-cell office:value-type="float" office:value="58.824">
                <text:p>58.8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8">
                <text:p>138</text:p>
              </table:table-cell>
              <table:table-cell office:value-type="float" office:value="58.824">
                <text:p>58.8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8">
                <text:p>1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8">
                <text:p>138</text:p>
              </table:table-cell>
              <table:table-cell office:value-type="float" office:value="29.412">
                <text:p>29.4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7">
                <text:p>137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6">
                <text:p>1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5">
                <text:p>13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5">
                <text:p>13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5">
                <text:p>13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5">
                <text:p>1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5">
                <text:p>13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5">
                <text:p>13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4">
                <text:p>134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4">
                <text:p>134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4">
                <text:p>13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3">
                <text:p>133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3">
                <text:p>133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3">
                <text:p>133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3">
                <text:p>133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3">
                <text:p>1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3">
                <text:p>133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2">
                <text:p>132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2">
                <text:p>132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0">
                <text:p>130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0">
                <text:p>1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0">
                <text:p>130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0">
                <text:p>13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0">
                <text:p>130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9">
                <text:p>12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9">
                <text:p>129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9">
                <text:p>12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9">
                <text:p>1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9">
                <text:p>129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9">
                <text:p>129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9">
                <text:p>129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8">
                <text:p>1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8">
                <text:p>1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7">
                <text:p>1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7">
                <text:p>1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7">
                <text:p>127</text:p>
              </table:table-cell>
              <table:table-cell office:value-type="float" office:value="26.667">
                <text:p>26.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7">
                <text:p>127</text:p>
              </table:table-cell>
              <table:table-cell office:value-type="float" office:value="26.667">
                <text:p>26.6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6">
                <text:p>126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6">
                <text:p>1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5">
                <text:p>125</text:p>
              </table:table-cell>
              <table:table-cell office:value-type="float" office:value="13.333">
                <text:p>13.3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5">
                <text:p>125</text:p>
              </table:table-cell>
              <table:table-cell office:value-type="float" office:value="13.333">
                <text:p>13.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5">
                <text:p>125</text:p>
              </table:table-cell>
              <table:table-cell office:value-type="float" office:value="46.667">
                <text:p>46.6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5">
                <text:p>125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4">
                <text:p>124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3">
                <text:p>1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3">
                <text:p>123</text:p>
              </table:table-cell>
              <table:table-cell office:value-type="float" office:value="13.333">
                <text:p>13.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3">
                <text:p>123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2">
                <text:p>122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2">
                <text:p>122</text:p>
              </table:table-cell>
              <table:table-cell office:value-type="float" office:value="26.667">
                <text:p>26.6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1">
                <text:p>1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1">
                <text:p>121</text:p>
              </table:table-cell>
              <table:table-cell office:value-type="float" office:value="57.143">
                <text:p>57.1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1">
                <text:p>121</text:p>
              </table:table-cell>
              <table:table-cell office:value-type="float" office:value="7.143">
                <text:p>7.1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1">
                <text:p>121</text:p>
              </table:table-cell>
              <table:table-cell office:value-type="float" office:value="26.667">
                <text:p>26.6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1">
                <text:p>121</text:p>
              </table:table-cell>
              <table:table-cell office:value-type="float" office:value="21.429">
                <text:p>21.4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0">
                <text:p>120</text:p>
              </table:table-cell>
              <table:table-cell office:value-type="float" office:value="64.286">
                <text:p>64.2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0">
                <text:p>120</text:p>
              </table:table-cell>
              <table:table-cell office:value-type="float" office:value="21.429">
                <text:p>21.4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0">
                <text:p>120</text:p>
              </table:table-cell>
              <table:table-cell office:value-type="float" office:value="7.143">
                <text:p>7.1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0">
                <text:p>120</text:p>
              </table:table-cell>
              <table:table-cell office:value-type="float" office:value="35.714">
                <text:p>35.7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0">
                <text:p>120</text:p>
              </table:table-cell>
              <table:table-cell office:value-type="float" office:value="13.333">
                <text:p>13.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0">
                <text:p>120</text:p>
              </table:table-cell>
              <table:table-cell office:value-type="float" office:value="6.667">
                <text:p>6.6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0">
                <text:p>120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0">
                <text:p>120</text:p>
              </table:table-cell>
              <table:table-cell office:value-type="float" office:value="46.667">
                <text:p>46.6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0">
                <text:p>120</text:p>
              </table:table-cell>
              <table:table-cell office:value-type="float" office:value="21.429">
                <text:p>21.4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9">
                <text:p>1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9">
                <text:p>119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9">
                <text:p>119</text:p>
              </table:table-cell>
              <table:table-cell office:value-type="float" office:value="28.571">
                <text:p>28.57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8">
                <text:p>118</text:p>
              </table:table-cell>
              <table:table-cell office:value-type="float" office:value="85.714">
                <text:p>85.7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8">
                <text:p>118</text:p>
              </table:table-cell>
              <table:table-cell office:value-type="float" office:value="71.429">
                <text:p>71.4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8">
                <text:p>118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8">
                <text:p>118</text:p>
              </table:table-cell>
              <table:table-cell office:value-type="float" office:value="35.714">
                <text:p>35.7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8">
                <text:p>118</text:p>
              </table:table-cell>
              <table:table-cell office:value-type="float" office:value="64.286">
                <text:p>64.2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8">
                <text:p>118</text:p>
              </table:table-cell>
              <table:table-cell office:value-type="float" office:value="21.429">
                <text:p>21.4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7">
                <text:p>1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7">
                <text:p>117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6">
                <text:p>1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5">
                <text:p>115</text:p>
              </table:table-cell>
              <table:table-cell office:value-type="float" office:value="7.143">
                <text:p>7.1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5">
                <text:p>115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5">
                <text:p>115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5">
                <text:p>115</text:p>
              </table:table-cell>
              <table:table-cell office:value-type="float" office:value="57.143">
                <text:p>57.1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5">
                <text:p>115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5">
                <text:p>115</text:p>
              </table:table-cell>
              <table:table-cell office:value-type="float" office:value="7.143">
                <text:p>7.1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5">
                <text:p>115</text:p>
              </table:table-cell>
              <table:table-cell office:value-type="float" office:value="7.143">
                <text:p>7.1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4">
                <text:p>114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4">
                <text:p>114</text:p>
              </table:table-cell>
              <table:table-cell office:value-type="float" office:value="53.846">
                <text:p>53.8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4">
                <text:p>114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4">
                <text:p>114</text:p>
              </table:table-cell>
              <table:table-cell office:value-type="float" office:value="53.846">
                <text:p>53.84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3">
                <text:p>113</text:p>
              </table:table-cell>
              <table:table-cell office:value-type="float" office:value="38.462">
                <text:p>38.4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3">
                <text:p>113</text:p>
              </table:table-cell>
              <table:table-cell office:value-type="float" office:value="15.385">
                <text:p>15.3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3">
                <text:p>113</text:p>
              </table:table-cell>
              <table:table-cell office:value-type="float" office:value="15.385">
                <text:p>15.3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2">
                <text:p>112</text:p>
              </table:table-cell>
              <table:table-cell office:value-type="float" office:value="46.154">
                <text:p>46.15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2">
                <text:p>112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2">
                <text:p>112</text:p>
              </table:table-cell>
              <table:table-cell office:value-type="float" office:value="15.385">
                <text:p>15.38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2">
                <text:p>112</text:p>
              </table:table-cell>
              <table:table-cell office:value-type="float" office:value="30.769">
                <text:p>30.7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1">
                <text:p>111</text:p>
              </table:table-cell>
              <table:table-cell office:value-type="float" office:value="15.385">
                <text:p>15.3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1">
                <text:p>111</text:p>
              </table:table-cell>
              <table:table-cell office:value-type="float" office:value="15.385">
                <text:p>15.3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0">
                <text:p>110</text:p>
              </table:table-cell>
              <table:table-cell office:value-type="float" office:value="23.077">
                <text:p>23.0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0">
                <text:p>110</text:p>
              </table:table-cell>
              <table:table-cell office:value-type="float" office:value="76.923">
                <text:p>76.92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9">
                <text:p>109</text:p>
              </table:table-cell>
              <table:table-cell office:value-type="float" office:value="69.231">
                <text:p>69.2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8">
                <text:p>108</text:p>
              </table:table-cell>
              <table:table-cell office:value-type="float" office:value="15.385">
                <text:p>15.38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8">
                <text:p>108</text:p>
              </table:table-cell>
              <table:table-cell office:value-type="float" office:value="15.385">
                <text:p>15.38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8">
                <text:p>108</text:p>
              </table:table-cell>
              <table:table-cell office:value-type="float" office:value="23.077">
                <text:p>23.0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8">
                <text:p>108</text:p>
              </table:table-cell>
              <table:table-cell office:value-type="float" office:value="15.385">
                <text:p>15.3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8">
                <text:p>108</text:p>
              </table:table-cell>
              <table:table-cell office:value-type="float" office:value="46.154">
                <text:p>46.15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8">
                <text:p>108</text:p>
              </table:table-cell>
              <table:table-cell office:value-type="float" office:value="30.769">
                <text:p>30.7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6">
                <text:p>106</text:p>
              </table:table-cell>
              <table:table-cell office:value-type="float" office:value="8.333">
                <text:p>8.3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">
                <text:p>106</text:p>
              </table:table-cell>
              <table:table-cell office:value-type="float" office:value="15.385">
                <text:p>15.3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6">
                <text:p>1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6">
                <text:p>1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6">
                <text:p>106</text:p>
              </table:table-cell>
              <table:table-cell office:value-type="float" office:value="8.333">
                <text:p>8.33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6">
                <text:p>106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6">
                <text:p>106</text:p>
              </table:table-cell>
              <table:table-cell office:value-type="float" office:value="23.077">
                <text:p>23.0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6">
                <text:p>106</text:p>
              </table:table-cell>
              <table:table-cell office:value-type="float" office:value="23.077">
                <text:p>23.07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5">
                <text:p>105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5">
                <text:p>105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5">
                <text:p>105</text:p>
              </table:table-cell>
              <table:table-cell office:value-type="float" office:value="15.385">
                <text:p>15.3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5">
                <text:p>105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5">
                <text:p>1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5">
                <text:p>105</text:p>
              </table:table-cell>
              <table:table-cell office:value-type="float" office:value="15.385">
                <text:p>15.38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5">
                <text:p>105</text:p>
              </table:table-cell>
              <table:table-cell office:value-type="float" office:value="8.333">
                <text:p>8.3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4">
                <text:p>104</text:p>
              </table:table-cell>
              <table:table-cell office:value-type="float" office:value="58.333">
                <text:p>58.3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4">
                <text:p>104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4">
                <text:p>104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3">
                <text:p>1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3">
                <text:p>1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3">
                <text:p>1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3">
                <text:p>1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2">
                <text:p>1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1">
                <text:p>101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1">
                <text:p>101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1">
                <text:p>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1">
                <text:p>101</text:p>
              </table:table-cell>
              <table:table-cell office:value-type="float" office:value="41.667">
                <text:p>41.6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0">
                <text:p>100</text:p>
              </table:table-cell>
              <table:table-cell office:value-type="float" office:value="8.333">
                <text:p>8.3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0">
                <text:p>100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9">
                <text:p>99</text:p>
              </table:table-cell>
              <table:table-cell office:value-type="float" office:value="8.333">
                <text:p>8.3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9">
                <text:p>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9">
                <text:p>99</text:p>
              </table:table-cell>
              <table:table-cell office:value-type="float" office:value="54.545">
                <text:p>54.5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9">
                <text:p>99</text:p>
              </table:table-cell>
              <table:table-cell office:value-type="float" office:value="18.182">
                <text:p>18.1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9">
                <text:p>99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9">
                <text:p>99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9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9">
                <text:p>99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9">
                <text:p>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9">
                <text:p>99</text:p>
              </table:table-cell>
              <table:table-cell office:value-type="float" office:value="9.091">
                <text:p>9.09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8">
                <text:p>98</text:p>
              </table:table-cell>
              <table:table-cell office:value-type="float" office:value="27.273">
                <text:p>27.27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8">
                <text:p>98</text:p>
              </table:table-cell>
              <table:table-cell office:value-type="float" office:value="27.273">
                <text:p>27.2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8">
                <text:p>98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8">
                <text:p>98</text:p>
              </table:table-cell>
              <table:table-cell office:value-type="float" office:value="18.182">
                <text:p>18.18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8">
                <text:p>98</text:p>
              </table:table-cell>
              <table:table-cell office:value-type="float" office:value="83.333">
                <text:p>83.3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8">
                <text:p>98</text:p>
              </table:table-cell>
              <table:table-cell office:value-type="float" office:value="18.182">
                <text:p>18.1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8">
                <text:p>98</text:p>
              </table:table-cell>
              <table:table-cell office:value-type="float" office:value="8.333">
                <text:p>8.33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8">
                <text:p>98</text:p>
              </table:table-cell>
              <table:table-cell office:value-type="float" office:value="18.182">
                <text:p>18.1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7">
                <text:p>97</text:p>
              </table:table-cell>
              <table:table-cell office:value-type="float" office:value="18.182">
                <text:p>18.1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6">
                <text:p>96</text:p>
              </table:table-cell>
              <table:table-cell office:value-type="float" office:value="27.273">
                <text:p>27.27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6">
                <text:p>96</text:p>
              </table:table-cell>
              <table:table-cell office:value-type="float" office:value="27.273">
                <text:p>27.2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6">
                <text:p>96</text:p>
              </table:table-cell>
              <table:table-cell office:value-type="float" office:value="9.091">
                <text:p>9.0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">
                <text:p>95</text:p>
              </table:table-cell>
              <table:table-cell office:value-type="float" office:value="18.182">
                <text:p>18.1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4">
                <text:p>94</text:p>
              </table:table-cell>
              <table:table-cell office:value-type="float" office:value="27.273">
                <text:p>27.27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4">
                <text:p>94</text:p>
              </table:table-cell>
              <table:table-cell office:value-type="float" office:value="45.455">
                <text:p>45.4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4">
                <text:p>94</text:p>
              </table:table-cell>
              <table:table-cell office:value-type="float" office:value="72.727">
                <text:p>72.72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3">
                <text:p>93</text:p>
              </table:table-cell>
              <table:table-cell office:value-type="float" office:value="45.455">
                <text:p>45.4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3">
                <text:p>93</text:p>
              </table:table-cell>
              <table:table-cell office:value-type="float" office:value="45.455">
                <text:p>45.4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3">
                <text:p>93</text:p>
              </table:table-cell>
              <table:table-cell office:value-type="float" office:value="36.364">
                <text:p>36.3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3">
                <text:p>93</text:p>
              </table:table-cell>
              <table:table-cell office:value-type="float" office:value="54.545">
                <text:p>54.5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3">
                <text:p>93</text:p>
              </table:table-cell>
              <table:table-cell office:value-type="float" office:value="36.364">
                <text:p>36.36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3">
                <text:p>93</text:p>
              </table:table-cell>
              <table:table-cell office:value-type="float" office:value="54.545">
                <text:p>54.5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2">
                <text:p>92</text:p>
              </table:table-cell>
              <table:table-cell office:value-type="float" office:value="54.545">
                <text:p>54.54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2">
                <text:p>92</text:p>
              </table:table-cell>
              <table:table-cell office:value-type="float" office:value="45.455">
                <text:p>45.45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2">
                <text:p>92</text:p>
              </table:table-cell>
              <table:table-cell office:value-type="float" office:value="18.182">
                <text:p>18.18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1">
                <text:p>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1">
                <text:p>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1">
                <text:p>91</text:p>
              </table:table-cell>
              <table:table-cell office:value-type="float" office:value="81.818">
                <text:p>81.8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1">
                <text:p>91</text:p>
              </table:table-cell>
              <table:table-cell office:value-type="float" office:value="63.636">
                <text:p>63.63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1">
                <text:p>91</text:p>
              </table:table-cell>
              <table:table-cell office:value-type="float" office:value="18.182">
                <text:p>18.18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1">
                <text:p>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1">
                <text:p>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1">
                <text:p>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1">
                <text:p>91</text:p>
              </table:table-cell>
              <table:table-cell office:value-type="float" office:value="36.364">
                <text:p>36.3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0">
                <text:p>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0">
                <text:p>90</text:p>
              </table:table-cell>
              <table:table-cell office:value-type="float" office:value="18.182">
                <text:p>18.18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0">
                <text:p>90</text:p>
              </table:table-cell>
              <table:table-cell office:value-type="float" office:value="36.364">
                <text:p>36.36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0">
                <text:p>90</text:p>
              </table:table-cell>
              <table:table-cell office:value-type="float" office:value="18.182">
                <text:p>18.18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0">
                <text:p>90</text:p>
              </table:table-cell>
              <table:table-cell office:value-type="float" office:value="63.636">
                <text:p>63.6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0">
                <text:p>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0">
                <text:p>90</text:p>
              </table:table-cell>
              <table:table-cell office:value-type="float" office:value="27.273">
                <text:p>27.27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9">
                <text:p>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9">
                <text:p>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8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8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8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7">
                <text:p>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7">
                <text:p>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7">
                <text:p>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6">
                <text:p>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6">
                <text:p>8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6">
                <text:p>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6">
                <text:p>8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5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5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5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5">
                <text:p>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5">
                <text:p>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3">
                <text:p>83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3">
                <text:p>83</text:p>
              </table:table-cell>
              <table:table-cell office:value-type="float" office:value="22.222">
                <text:p>22.22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2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2">
                <text:p>82</text:p>
              </table:table-cell>
              <table:table-cell office:value-type="float" office:value="44.444">
                <text:p>44.44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2">
                <text:p>82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2">
                <text:p>82</text:p>
              </table:table-cell>
              <table:table-cell office:value-type="float" office:value="22.222">
                <text:p>22.2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2">
                <text:p>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2">
                <text:p>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2">
                <text:p>82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1">
                <text:p>81</text:p>
              </table:table-cell>
              <table:table-cell office:value-type="float" office:value="22.222">
                <text:p>22.22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1">
                <text:p>81</text:p>
              </table:table-cell>
              <table:table-cell office:value-type="float" office:value="11.111">
                <text:p>11.1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1">
                <text:p>81</text:p>
              </table:table-cell>
              <table:table-cell office:value-type="float" office:value="55.556">
                <text:p>55.55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1">
                <text:p>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1">
                <text:p>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0">
                <text:p>80</text:p>
              </table:table-cell>
              <table:table-cell office:value-type="float" office:value="22.222">
                <text:p>22.2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0">
                <text:p>80</text:p>
              </table:table-cell>
              <table:table-cell office:value-type="float" office:value="11.111">
                <text:p>11.1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0">
                <text:p>80</text:p>
              </table:table-cell>
              <table:table-cell office:value-type="float" office:value="11.111">
                <text:p>11.1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8">
                <text:p>78</text:p>
              </table:table-cell>
              <table:table-cell office:value-type="float" office:value="44.444">
                <text:p>44.44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8">
                <text:p>78</text:p>
              </table:table-cell>
              <table:table-cell office:value-type="float" office:value="11.111">
                <text:p>11.1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8">
                <text:p>78</text:p>
              </table:table-cell>
              <table:table-cell office:value-type="float" office:value="55.556">
                <text:p>55.5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8">
                <text:p>78</text:p>
              </table:table-cell>
              <table:table-cell office:value-type="float" office:value="22.222">
                <text:p>22.22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8">
                <text:p>78</text:p>
              </table:table-cell>
              <table:table-cell office:value-type="float" office:value="11.111">
                <text:p>11.11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7">
                <text:p>77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7">
                <text:p>77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7">
                <text:p>77</text:p>
              </table:table-cell>
              <table:table-cell office:value-type="float" office:value="11.111">
                <text:p>11.1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7">
                <text:p>77</text:p>
              </table:table-cell>
              <table:table-cell office:value-type="float" office:value="22.222">
                <text:p>22.22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7">
                <text:p>77</text:p>
              </table:table-cell>
              <table:table-cell office:value-type="float" office:value="11.111">
                <text:p>11.11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7">
                <text:p>77</text:p>
              </table:table-cell>
              <table:table-cell office:value-type="float" office:value="11.111">
                <text:p>11.1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7">
                <text:p>77</text:p>
              </table:table-cell>
              <table:table-cell office:value-type="float" office:value="44.444">
                <text:p>44.44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7">
                <text:p>77</text:p>
              </table:table-cell>
              <table:table-cell office:value-type="float" office:value="44.444">
                <text:p>44.44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6">
                <text:p>76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6">
                <text:p>76</text:p>
              </table:table-cell>
              <table:table-cell office:value-type="float" office:value="55.556">
                <text:p>55.55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6">
                <text:p>76</text:p>
              </table:table-cell>
              <table:table-cell office:value-type="float" office:value="11.111">
                <text:p>11.11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6">
                <text:p>76</text:p>
              </table:table-cell>
              <table:table-cell office:value-type="float" office:value="11.111">
                <text:p>11.1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6">
                <text:p>76</text:p>
              </table:table-cell>
              <table:table-cell office:value-type="float" office:value="11.111">
                <text:p>11.11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6">
                <text:p>76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5">
                <text:p>75</text:p>
              </table:table-cell>
              <table:table-cell office:value-type="float" office:value="22.222">
                <text:p>22.22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5">
                <text:p>75</text:p>
              </table:table-cell>
              <table:table-cell office:value-type="float" office:value="22.222">
                <text:p>22.22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5">
                <text:p>75</text:p>
              </table:table-cell>
              <table:table-cell office:value-type="float" office:value="11.111">
                <text:p>11.11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5">
                <text:p>75</text:p>
              </table:table-cell>
              <table:table-cell office:value-type="float" office:value="55.556">
                <text:p>55.55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5">
                <text:p>75</text:p>
              </table:table-cell>
              <table:table-cell office:value-type="float" office:value="44.444">
                <text:p>44.44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5">
                <text:p>75</text:p>
              </table:table-cell>
              <table:table-cell office:value-type="float" office:value="44.444">
                <text:p>44.44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5">
                <text:p>75</text:p>
              </table:table-cell>
              <table:table-cell office:value-type="float" office:value="11.111">
                <text:p>11.11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4">
                <text:p>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4">
                <text:p>7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4">
                <text:p>74</text:p>
              </table:table-cell>
              <table:table-cell office:value-type="float" office:value="11.111">
                <text:p>11.1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4">
                <text:p>74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4">
                <text:p>7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4">
                <text:p>7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4">
                <text:p>74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4">
                <text:p>74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4">
                <text:p>74</text:p>
              </table:table-cell>
              <table:table-cell office:value-type="float" office:value="22.222">
                <text:p>22.22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4">
                <text:p>74</text:p>
              </table:table-cell>
              <table:table-cell office:value-type="float" office:value="22.222">
                <text:p>22.22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4">
                <text:p>7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4">
                <text:p>74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4">
                <text:p>7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3">
                <text:p>73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3">
                <text:p>73</text:p>
              </table:table-cell>
              <table:table-cell office:value-type="float" office:value="11.111">
                <text:p>11.1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3">
                <text:p>73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3">
                <text:p>73</text:p>
              </table:table-cell>
              <table:table-cell office:value-type="float" office:value="44.444">
                <text:p>44.4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3">
                <text:p>73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3">
                <text:p>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2">
                <text:p>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2">
                <text:p>72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2">
                <text:p>72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2">
                <text:p>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1">
                <text:p>71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1">
                <text:p>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1">
                <text:p>7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0">
                <text:p>7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0">
                <text:p>7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9">
                <text:p>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8">
                <text:p>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8">
                <text:p>6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8">
                <text:p>6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8">
                <text:p>6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7">
                <text:p>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">
                <text:p>66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">
                <text:p>66</text:p>
              </table:table-cell>
              <table:table-cell office:value-type="float" office:value="57.143">
                <text:p>57.14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6">
                <text:p>66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6">
                <text:p>66</text:p>
              </table:table-cell>
              <table:table-cell office:value-type="float" office:value="28.571">
                <text:p>28.57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5">
                <text:p>6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5">
                <text:p>6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5">
                <text:p>65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5">
                <text:p>65</text:p>
              </table:table-cell>
              <table:table-cell office:value-type="float" office:value="28.571">
                <text:p>28.57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5">
                <text:p>6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5">
                <text:p>6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5">
                <text:p>65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4">
                <text:p>64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4">
                <text:p>64</text:p>
              </table:table-cell>
              <table:table-cell office:value-type="float" office:value="28.571">
                <text:p>28.57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4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4">
                <text:p>64</text:p>
              </table:table-cell>
              <table:table-cell office:value-type="float" office:value="28.571">
                <text:p>28.57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3">
                <text:p>63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2">
                <text:p>62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2">
                <text:p>62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2">
                <text:p>62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2">
                <text:p>62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1">
                <text:p>61</text:p>
              </table:table-cell>
              <table:table-cell office:value-type="float" office:value="57.143">
                <text:p>57.14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1">
                <text:p>61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1">
                <text:p>61</text:p>
              </table:table-cell>
              <table:table-cell office:value-type="float" office:value="28.571">
                <text:p>28.57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1">
                <text:p>61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9">
                <text:p>59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9">
                <text:p>59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9">
                <text:p>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9">
                <text:p>5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9">
                <text:p>5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8">
                <text:p>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8">
                <text:p>58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8">
                <text:p>5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8">
                <text:p>5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8">
                <text:p>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7">
                <text:p>57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7">
                <text:p>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7">
                <text:p>5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6">
                <text:p>56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6">
                <text:p>56</text:p>
              </table:table-cell>
              <table:table-cell office:value-type="float" office:value="28.571">
                <text:p>28.57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6">
                <text:p>56</text:p>
              </table:table-cell>
              <table:table-cell office:value-type="float" office:value="28.571">
                <text:p>28.57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6">
                <text:p>5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6">
                <text:p>56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5">
                <text:p>55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5">
                <text:p>55</text:p>
              </table:table-cell>
              <table:table-cell office:value-type="float" office:value="28.571">
                <text:p>28.57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5">
                <text:p>55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4">
                <text:p>54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4">
                <text:p>54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4">
                <text:p>54</text:p>
              </table:table-cell>
              <table:table-cell office:value-type="float" office:value="28.571">
                <text:p>28.57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3">
                <text:p>53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3">
                <text:p>53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3">
                <text:p>53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3">
                <text:p>53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3">
                <text:p>53</text:p>
              </table:table-cell>
              <table:table-cell office:value-type="float" office:value="71.429">
                <text:p>71.42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3">
                <text:p>53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2">
                <text:p>52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2">
                <text:p>52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2">
                <text:p>52</text:p>
              </table:table-cell>
              <table:table-cell office:value-type="float" office:value="28.571">
                <text:p>28.57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2">
                <text:p>52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2">
                <text:p>52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2">
                <text:p>52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2">
                <text:p>52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2">
                <text:p>52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2">
                <text:p>52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1">
                <text:p>51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1">
                <text:p>51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1">
                <text:p>51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1">
                <text:p>51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0">
                <text:p>50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0">
                <text:p>50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0">
                <text:p>50</text:p>
              </table:table-cell>
              <table:table-cell office:value-type="float" office:value="28.571">
                <text:p>28.57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0">
                <text:p>50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0">
                <text:p>50</text:p>
              </table:table-cell>
              <table:table-cell office:value-type="float" office:value="28.571">
                <text:p>28.57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0">
                <text:p>50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0">
                <text:p>50</text:p>
              </table:table-cell>
              <table:table-cell office:value-type="float" office:value="28.571">
                <text:p>28.57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9">
                <text:p>49</text:p>
              </table:table-cell>
              <table:table-cell office:value-type="float" office:value="83.333">
                <text:p>83.33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9">
                <text:p>49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9">
                <text:p>49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9">
                <text:p>49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9">
                <text:p>49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9">
                <text:p>49</text:p>
              </table:table-cell>
              <table:table-cell office:value-type="float" office:value="28.571">
                <text:p>28.57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9">
                <text:p>49</text:p>
              </table:table-cell>
              <table:table-cell office:value-type="float" office:value="28.571">
                <text:p>28.57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9">
                <text:p>49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8">
                <text:p>48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8">
                <text:p>48</text:p>
              </table:table-cell>
              <table:table-cell office:value-type="float" office:value="28.571">
                <text:p>28.57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8">
                <text:p>48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8">
                <text:p>48</text:p>
              </table:table-cell>
              <table:table-cell office:value-type="float" office:value="57.143">
                <text:p>57.1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8">
                <text:p>48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8">
                <text:p>48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8">
                <text:p>48</text:p>
              </table:table-cell>
              <table:table-cell office:value-type="float" office:value="57.143">
                <text:p>57.14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8">
                <text:p>48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8">
                <text:p>48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7">
                <text:p>47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7">
                <text:p>47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7">
                <text:p>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7">
                <text:p>47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7">
                <text:p>47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6">
                <text:p>46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6">
                <text:p>46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6">
                <text:p>46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6">
                <text:p>46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5">
                <text:p>45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5">
                <text:p>45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4">
                <text:p>44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4">
                <text:p>44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3">
                <text:p>43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3">
                <text:p>43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3">
                <text:p>43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2">
                <text:p>42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2">
                <text:p>42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1">
                <text:p>41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0">
                <text:p>40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0">
                <text:p>40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8">
                <text:p>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2">
                <text:p>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2">
                <text:p>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4">
                <text:p>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4">
                <text:p>24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4">
                <text:p>24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4">
                <text:p>24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4">
                <text:p>24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4">
                <text:p>24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3">
                <text:p>23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3">
                <text:p>23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3">
                <text:p>23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2">
                <text:p>22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2">
                <text:p>22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1">
                <text:p>21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1">
                <text:p>21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1">
                <text:p>21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1">
                <text:p>21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1">
                <text:p>21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1">
                <text:p>21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1">
                <text:p>21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0">
                <text:p>20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0">
                <text:p>20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0">
                <text:p>20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0">
                <text:p>20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9">
                <text:p>19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9">
                <text:p>19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9">
                <text:p>19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9">
                <text:p>19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8">
                <text:p>18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8">
                <text:p>18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8">
                <text:p>18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8">
                <text:p>18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7">
                <text:p>17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7">
                <text:p>17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7">
                <text:p>17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6">
                <text:p>16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6">
                <text:p>16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5">
                <text:p>15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5">
                <text:p>15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5">
                <text:p>15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